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92mm"/>
    </style:style>
    <style:style style:name="co2" style:family="table-column">
      <style:table-column-properties fo:break-before="auto" style:column-width="95.74mm"/>
    </style:style>
    <style:style style:name="co3" style:family="table-column">
      <style:table-column-properties fo:break-before="auto" style:column-width="89.99mm"/>
    </style:style>
    <style:style style:name="co4" style:family="table-column">
      <style:table-column-properties fo:break-before="auto" style:column-width="7mm"/>
    </style:style>
    <style:style style:name="co5" style:family="table-column">
      <style:table-column-properties fo:break-before="auto" style:column-width="8.3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style:font-name="Courier New"/>
    </style:style>
    <style:style style:name="ce3" style:family="table-cell" style:parent-style-name="Default">
      <style:text-properties style:font-name="Courier New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ver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ce2"/>
        <table:table-column table:style-name="co5" table:default-cell-style-name="Default"/>
        <table:table-column table:style-name="co3" table:default-cell-style-name="ce2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Hipmost Command</text:p>
          </table:table-cell>
          <table:table-cell office:value-type="string" calcext:value-type="string">
            <text:p>/home/sandbox/.gem/ruby/2.5.0/bin/hipmost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Mattermost Command</text:p>
          </table:table-cell>
          <table:table-cell office:value-type="string" calcext:value-type="string">
            <text:p>/mattermost/bin/mattermost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OneIT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tep 1a – List out all the room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2" table:formula="of:=[.B2]&amp;&quot; public list&quot;" office:value-type="string" office:string-value="/home/sandbox/.gem/ruby/2.5.0/bin/hipmost public list" calcext:value-type="string">
            <text:p>/home/sandbox/.gem/ruby/2.5.0/bin/hipmost public list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tep 1b – List out all the user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3" table:formula="of:=[.B2]&amp;&quot; users&quot;" office:value-type="string" office:string-value="/home/sandbox/.gem/ruby/2.5.0/bin/hipmost users" calcext:value-type="string">
            <text:p>/home/sandbox/.gem/ruby/2.5.0/bin/hipmost user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tep 2 – Paste the list of rooms below</text:p>
          </table:table-cell>
          <table:table-cell table:style-name="ce1" office:value-type="string" calcext:value-type="string">
            <text:p>Step 3 – Convert Hipchat &gt; Mattermost</text:p>
          </table:table-cell>
          <table:table-cell/>
          <table:table-cell table:style-name="ce1" office:value-type="string" calcext:value-type="string">
            <text:p>Step 4 – Validate In Mattermost</text:p>
          </table:table-cell>
          <table:table-cell/>
          <table:table-cell table:style-name="ce1" office:value-type="string" calcext:value-type="string">
            <text:p>Step 5 – Import Into Mattermost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aste this into convert.sh</text:p>
          </table:table-cell>
          <table:table-cell/>
          <table:table-cell table:style-name="ce5" office:value-type="string" calcext:value-type="string">
            <text:p>Paste this into validate.sh</text:p>
          </table:table-cell>
          <table:table-cell/>
          <table:table-cell table:style-name="ce5" office:value-type="string" calcext:value-type="string">
            <text:p>Paste this into import.sh</text:p>
          </table:table-cell>
        </table:table-row>
        <table:table-row table:style-name="ro1">
          <table:table-cell table:number-columns-repeated="2"/>
          <table:table-cell table:style-name="ce5"/>
          <table:table-cell/>
          <table:table-cell table:formula="of:=&quot;echo Users&quot;&amp;[.B14]&amp;&quot;&quot;&quot; &amp;&amp; &quot;&amp;[.$B$3]&amp;&quot; import bulk &quot;&quot;/tmp/mattermost/Users.jsonl&quot;&quot; --validate &quot;" office:value-type="string" office:string-value="echo Users&quot; &amp;&amp; /mattermost/bin/mattermost import bulk &quot;/tmp/mattermost/Users.jsonl&quot; --validate " calcext:value-type="string">
            <text:p>echo Users" &amp;&amp; /mattermost/bin/mattermost import bulk "/tmp/mattermost/Users.jsonl" --validate </text:p>
          </table:table-cell>
          <table:table-cell/>
          <table:table-cell table:formula="of:=&quot;echo Users&quot;&amp;[.B14]&amp;&quot;&quot;&quot; &amp;&amp; &quot;&amp;[.$B$3]&amp;&quot; import bulk &quot;&quot;/tmp/mattermost/Users.jsonl&quot;&quot; --apply &quot;" office:value-type="string" office:string-value="echo Users&quot; &amp;&amp; /mattermost/bin/mattermost import bulk &quot;/tmp/mattermost/Users.jsonl&quot; --apply " calcext:value-type="string">
            <text:p>echo Users" &amp;&amp; /mattermost/bin/mattermost import bulk "/tmp/mattermost/Users.jsonl" --apply </text:p>
          </table:table-cell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 table:formula="of:=&quot;echo &quot;&quot;&quot;&amp;[.B16]&amp;&quot;&quot;&quot; &amp;&amp; &quot;&amp;[.$B$2]&amp;&quot; public import &quot;&quot;&quot;&amp;[.B16]&amp;&quot;&quot;&quot; '&quot;&amp;[.$B$4]&amp;&quot;':&quot;&quot;&quot;&amp;[.B16]&amp;&quot;&quot;&quot;&quot;" office:value-type="string" office:string-value="echo &quot;Room 1&quot; &amp;&amp; /home/sandbox/.gem/ruby/2.5.0/bin/hipmost public import &quot;Room 1&quot; 'OneIT':&quot;Room 1&quot;" calcext:value-type="string">
            <text:p>echo "Room 1" &amp;&amp; /home/sandbox/.gem/ruby/2.5.0/bin/hipmost public import "Room 1" 'OneIT':"Room 1"</text:p>
          </table:table-cell>
          <table:table-cell office:value-type="string" calcext:value-type="string">
            <text:p><text:s/></text:p>
          </table:table-cell>
          <table:table-cell table:formula="of:=&quot;echo &quot;&quot;&quot;&amp;[.B16]&amp;&quot;&quot;&quot; &amp;&amp; &quot;&amp;[.$B$3]&amp;&quot; import bulk &quot;&quot;/tmp/mattermost/&quot;&amp;SUBSTITUTE([.B16];&quot;/&quot;;&quot;-&quot;)&amp;&quot;.jsonl&quot;&quot; --validate &quot;" office:value-type="string" office:string-value="echo &quot;Room 1&quot; &amp;&amp; /mattermost/bin/mattermost import bulk &quot;/tmp/mattermost/Room 1.jsonl&quot; --validate " calcext:value-type="string">
            <text:p>echo "Room 1" &amp;&amp; /mattermost/bin/mattermost import bulk "/tmp/mattermost/Room 1.jsonl" --validate </text:p>
          </table:table-cell>
          <table:table-cell table:formula="of:=&quot;ls -l &quot;&quot;&quot;&amp;SUBSTITUTE([.B16];&quot;/&quot;;&quot;-&quot;)&amp;&quot;.jsonl&quot;&quot;&quot;" office:value-type="string" office:string-value="ls -l &quot;Room 1.jsonl&quot;" calcext:value-type="string">
            <text:p>ls -l "Room 1.jsonl"</text:p>
          </table:table-cell>
          <table:table-cell table:formula="of:=&quot;echo &quot;&quot;&quot;&amp;[.B16]&amp;&quot;&quot;&quot; &amp;&amp; &quot;&amp;[.$B$3]&amp;&quot; import bulk &quot;&quot;/tmp/mattermost/&quot;&amp;SUBSTITUTE([.B16];&quot;/&quot;;&quot;-&quot;)&amp;&quot;.jsonl&quot;&quot; --apply &quot;" office:value-type="string" office:string-value="echo &quot;Room 1&quot; &amp;&amp; /mattermost/bin/mattermost import bulk &quot;/tmp/mattermost/Room 1.jsonl&quot; --apply " calcext:value-type="string">
            <text:p>echo "Room 1" &amp;&amp; /mattermost/bin/mattermost import bulk "/tmp/mattermost/Room 1.jsonl" --apply </text:p>
          </table:table-cell>
        </table:table-row>
        <table:table-row table:style-name="ro1">
          <table:table-cell/>
          <table:table-cell office:value-type="string" calcext:value-type="string">
            <text:p>Another Room</text:p>
          </table:table-cell>
          <table:table-cell table:formula="of:=&quot;echo &quot;&quot;&quot;&amp;[.B17]&amp;&quot;&quot;&quot; &amp;&amp; &quot;&amp;[.$B$2]&amp;&quot; public import &quot;&quot;&quot;&amp;[.B17]&amp;&quot;&quot;&quot; '&quot;&amp;[.$B$4]&amp;&quot;':&quot;&quot;&quot;&amp;[.B17]&amp;&quot;&quot;&quot;&quot;" office:value-type="string" office:string-value="echo &quot;Another Room&quot; &amp;&amp; /home/sandbox/.gem/ruby/2.5.0/bin/hipmost public import &quot;Another Room&quot; 'OneIT':&quot;Another Room&quot;" calcext:value-type="string">
            <text:p>echo "Another Room" &amp;&amp; /home/sandbox/.gem/ruby/2.5.0/bin/hipmost public import "Another Room" 'OneIT':"Another Room"</text:p>
          </table:table-cell>
          <table:table-cell/>
          <table:table-cell table:formula="of:=&quot;echo &quot;&quot;&quot;&amp;[.B17]&amp;&quot;&quot;&quot; &amp;&amp; &quot;&amp;[.$B$3]&amp;&quot; import bulk &quot;&quot;/tmp/mattermost/&quot;&amp;SUBSTITUTE([.B17];&quot;/&quot;;&quot;-&quot;)&amp;&quot;.jsonl&quot;&quot; --validate &quot;" office:value-type="string" office:string-value="echo &quot;Another Room&quot; &amp;&amp; /mattermost/bin/mattermost import bulk &quot;/tmp/mattermost/Another Room.jsonl&quot; --validate " calcext:value-type="string">
            <text:p>echo "Another Room" &amp;&amp; /mattermost/bin/mattermost import bulk "/tmp/mattermost/Another Room.jsonl" --validate </text:p>
          </table:table-cell>
          <table:table-cell table:formula="of:=&quot;ls -l &quot;&quot;&quot;&amp;SUBSTITUTE([.B17];&quot;/&quot;;&quot;-&quot;)&amp;&quot;.jsonl&quot;&quot;&quot;" office:value-type="string" office:string-value="ls -l &quot;Another Room.jsonl&quot;" calcext:value-type="string">
            <text:p>ls -l "Another Room.jsonl"</text:p>
          </table:table-cell>
          <table:table-cell table:formula="of:=&quot;echo &quot;&quot;&quot;&amp;[.B17]&amp;&quot;&quot;&quot; &amp;&amp; &quot;&amp;[.$B$3]&amp;&quot; import bulk &quot;&quot;/tmp/mattermost/&quot;&amp;SUBSTITUTE([.B17];&quot;/&quot;;&quot;-&quot;)&amp;&quot;.jsonl&quot;&quot; --apply &quot;" office:value-type="string" office:string-value="echo &quot;Another Room&quot; &amp;&amp; /mattermost/bin/mattermost import bulk &quot;/tmp/mattermost/Another Room.jsonl&quot; --apply " calcext:value-type="string">
            <text:p>echo "Another Room" &amp;&amp; /mattermost/bin/mattermost import bulk "/tmp/mattermost/Another Room.jsonl" --apply </text:p>
          </table:table-cell>
        </table:table-row>
        <table:table-row table:style-name="ro1">
          <table:table-cell/>
          <table:table-cell table:style-name="ce4" office:value-type="string" calcext:value-type="string">
            <text:p>Third Room</text:p>
          </table:table-cell>
          <table:table-cell table:formula="of:=&quot;echo &quot;&quot;&quot;&amp;[.B18]&amp;&quot;&quot;&quot; &amp;&amp; &quot;&amp;[.$B$2]&amp;&quot; public import &quot;&quot;&quot;&amp;[.B18]&amp;&quot;&quot;&quot; '&quot;&amp;[.$B$4]&amp;&quot;':&quot;&quot;&quot;&amp;[.B18]&amp;&quot;&quot;&quot;&quot;" office:value-type="string" office:string-value="echo &quot;Third Room&quot; &amp;&amp; /home/sandbox/.gem/ruby/2.5.0/bin/hipmost public import &quot;Third Room&quot; 'OneIT':&quot;Third Room&quot;" calcext:value-type="string">
            <text:p>echo "Third Room" &amp;&amp; /home/sandbox/.gem/ruby/2.5.0/bin/hipmost public import "Third Room" 'OneIT':"Third Room"</text:p>
          </table:table-cell>
          <table:table-cell/>
          <table:table-cell table:formula="of:=&quot;echo &quot;&quot;&quot;&amp;[.B18]&amp;&quot;&quot;&quot; &amp;&amp; &quot;&amp;[.$B$3]&amp;&quot; import bulk &quot;&quot;/tmp/mattermost/&quot;&amp;SUBSTITUTE([.B18];&quot;/&quot;;&quot;-&quot;)&amp;&quot;.jsonl&quot;&quot; --validate &quot;" office:value-type="string" office:string-value="echo &quot;Third Room&quot; &amp;&amp; /mattermost/bin/mattermost import bulk &quot;/tmp/mattermost/Third Room.jsonl&quot; --validate " calcext:value-type="string">
            <text:p>echo "Third Room" &amp;&amp; /mattermost/bin/mattermost import bulk "/tmp/mattermost/Third Room.jsonl" --validate </text:p>
          </table:table-cell>
          <table:table-cell table:formula="of:=&quot;ls -l &quot;&quot;&quot;&amp;SUBSTITUTE([.B18];&quot;/&quot;;&quot;-&quot;)&amp;&quot;.jsonl&quot;&quot;&quot;" office:value-type="string" office:string-value="ls -l &quot;Third Room.jsonl&quot;" calcext:value-type="string">
            <text:p>ls -l "Third Room.jsonl"</text:p>
          </table:table-cell>
          <table:table-cell table:formula="of:=&quot;echo &quot;&quot;&quot;&amp;[.B18]&amp;&quot;&quot;&quot; &amp;&amp; &quot;&amp;[.$B$3]&amp;&quot; import bulk &quot;&quot;/tmp/mattermost/&quot;&amp;SUBSTITUTE([.B18];&quot;/&quot;;&quot;-&quot;)&amp;&quot;.jsonl&quot;&quot; --apply &quot;" office:value-type="string" office:string-value="echo &quot;Third Room&quot; &amp;&amp; /mattermost/bin/mattermost import bulk &quot;/tmp/mattermost/Third Room.jsonl&quot; --apply " calcext:value-type="string">
            <text:p>echo "Third Room" &amp;&amp; /mattermost/bin/mattermost import bulk "/tmp/mattermost/Third Room.jsonl" --apply </text:p>
          </table:table-cell>
        </table:table-row>
        <table:table-row table:style-name="ro1">
          <table:table-cell/>
          <table:table-cell office:value-type="string" calcext:value-type="string">
            <text:p>keep going!!!!</text:p>
          </table:table-cell>
          <table:table-cell table:formula="of:=&quot;echo &quot;&quot;&quot;&amp;[.B19]&amp;&quot;&quot;&quot; &amp;&amp; &quot;&amp;[.$B$2]&amp;&quot; public import &quot;&quot;&quot;&amp;[.B19]&amp;&quot;&quot;&quot; '&quot;&amp;[.$B$4]&amp;&quot;':&quot;&quot;&quot;&amp;[.B19]&amp;&quot;&quot;&quot;&quot;" office:value-type="string" office:string-value="echo &quot;keep going!!!!&quot; &amp;&amp; /home/sandbox/.gem/ruby/2.5.0/bin/hipmost public import &quot;keep going!!!!&quot; 'OneIT':&quot;keep going!!!!&quot;" calcext:value-type="string">
            <text:p>echo "keep going!!!!" &amp;&amp; /home/sandbox/.gem/ruby/2.5.0/bin/hipmost public import "keep going!!!!" 'OneIT':"keep going!!!!"</text:p>
          </table:table-cell>
          <table:table-cell/>
          <table:table-cell table:formula="of:=&quot;echo &quot;&quot;&quot;&amp;[.B19]&amp;&quot;&quot;&quot; &amp;&amp; &quot;&amp;[.$B$3]&amp;&quot; import bulk &quot;&quot;/tmp/mattermost/&quot;&amp;SUBSTITUTE([.B19];&quot;/&quot;;&quot;-&quot;)&amp;&quot;.jsonl&quot;&quot; --validate &quot;" office:value-type="string" office:string-value="echo &quot;keep going!!!!&quot; &amp;&amp; /mattermost/bin/mattermost import bulk &quot;/tmp/mattermost/keep going!!!!.jsonl&quot; --validate " calcext:value-type="string">
            <text:p>echo "keep going!!!!" &amp;&amp; /mattermost/bin/mattermost import bulk "/tmp/mattermost/keep going!!!!.jsonl" --validate </text:p>
          </table:table-cell>
          <table:table-cell table:formula="of:=&quot;ls -l &quot;&quot;&quot;&amp;SUBSTITUTE([.B19];&quot;/&quot;;&quot;-&quot;)&amp;&quot;.jsonl&quot;&quot;&quot;" office:value-type="string" office:string-value="ls -l &quot;keep going!!!!.jsonl&quot;" calcext:value-type="string">
            <text:p>ls -l "keep going!!!!.jsonl"</text:p>
          </table:table-cell>
          <table:table-cell table:formula="of:=&quot;echo &quot;&quot;&quot;&amp;[.B19]&amp;&quot;&quot;&quot; &amp;&amp; &quot;&amp;[.$B$3]&amp;&quot; import bulk &quot;&quot;/tmp/mattermost/&quot;&amp;SUBSTITUTE([.B19];&quot;/&quot;;&quot;-&quot;)&amp;&quot;.jsonl&quot;&quot; --apply &quot;" office:value-type="string" office:string-value="echo &quot;keep going!!!!&quot; &amp;&amp; /mattermost/bin/mattermost import bulk &quot;/tmp/mattermost/keep going!!!!.jsonl&quot; --apply " calcext:value-type="string">
            <text:p>echo "keep going!!!!" &amp;&amp; /mattermost/bin/mattermost import bulk "/tmp/mattermost/keep going!!!!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0]&amp;&quot;&quot;&quot; &amp;&amp; &quot;&amp;[.$B$2]&amp;&quot; public import &quot;&quot;&quot;&amp;[.B20]&amp;&quot;&quot;&quot; '&quot;&amp;[.$B$4]&amp;&quot;':&quot;&quot;&quot;&amp;[.B2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0]&amp;&quot;&quot;&quot; &amp;&amp; &quot;&amp;[.$B$3]&amp;&quot; import bulk &quot;&quot;/tmp/mattermost/&quot;&amp;SUBSTITUTE([.B2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0]&amp;&quot;&quot;&quot; &amp;&amp; &quot;&amp;[.$B$3]&amp;&quot; import bulk &quot;&quot;/tmp/mattermost/&quot;&amp;SUBSTITUTE([.B2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1]&amp;&quot;&quot;&quot; &amp;&amp; &quot;&amp;[.$B$2]&amp;&quot; public import &quot;&quot;&quot;&amp;[.B21]&amp;&quot;&quot;&quot; '&quot;&amp;[.$B$4]&amp;&quot;':&quot;&quot;&quot;&amp;[.B2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1]&amp;&quot;&quot;&quot; &amp;&amp; &quot;&amp;[.$B$3]&amp;&quot; import bulk &quot;&quot;/tmp/mattermost/&quot;&amp;SUBSTITUTE([.B2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1]&amp;&quot;&quot;&quot; &amp;&amp; &quot;&amp;[.$B$3]&amp;&quot; import bulk &quot;&quot;/tmp/mattermost/&quot;&amp;SUBSTITUTE([.B2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2]&amp;&quot;&quot;&quot; &amp;&amp; &quot;&amp;[.$B$2]&amp;&quot; public import &quot;&quot;&quot;&amp;[.B22]&amp;&quot;&quot;&quot; '&quot;&amp;[.$B$4]&amp;&quot;':&quot;&quot;&quot;&amp;[.B2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2]&amp;&quot;&quot;&quot; &amp;&amp; &quot;&amp;[.$B$3]&amp;&quot; import bulk &quot;&quot;/tmp/mattermost/&quot;&amp;SUBSTITUTE([.B2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2]&amp;&quot;&quot;&quot; &amp;&amp; &quot;&amp;[.$B$3]&amp;&quot; import bulk &quot;&quot;/tmp/mattermost/&quot;&amp;SUBSTITUTE([.B2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3]&amp;&quot;&quot;&quot; &amp;&amp; &quot;&amp;[.$B$2]&amp;&quot; public import &quot;&quot;&quot;&amp;[.B23]&amp;&quot;&quot;&quot; '&quot;&amp;[.$B$4]&amp;&quot;':&quot;&quot;&quot;&amp;[.B2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3]&amp;&quot;&quot;&quot; &amp;&amp; &quot;&amp;[.$B$3]&amp;&quot; import bulk &quot;&quot;/tmp/mattermost/&quot;&amp;SUBSTITUTE([.B2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3]&amp;&quot;&quot;&quot; &amp;&amp; &quot;&amp;[.$B$3]&amp;&quot; import bulk &quot;&quot;/tmp/mattermost/&quot;&amp;SUBSTITUTE([.B2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4]&amp;&quot;&quot;&quot; &amp;&amp; &quot;&amp;[.$B$2]&amp;&quot; public import &quot;&quot;&quot;&amp;[.B24]&amp;&quot;&quot;&quot; '&quot;&amp;[.$B$4]&amp;&quot;':&quot;&quot;&quot;&amp;[.B2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4]&amp;&quot;&quot;&quot; &amp;&amp; &quot;&amp;[.$B$3]&amp;&quot; import bulk &quot;&quot;/tmp/mattermost/&quot;&amp;SUBSTITUTE([.B2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4]&amp;&quot;&quot;&quot; &amp;&amp; &quot;&amp;[.$B$3]&amp;&quot; import bulk &quot;&quot;/tmp/mattermost/&quot;&amp;SUBSTITUTE([.B2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5]&amp;&quot;&quot;&quot; &amp;&amp; &quot;&amp;[.$B$2]&amp;&quot; public import &quot;&quot;&quot;&amp;[.B25]&amp;&quot;&quot;&quot; '&quot;&amp;[.$B$4]&amp;&quot;':&quot;&quot;&quot;&amp;[.B2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5]&amp;&quot;&quot;&quot; &amp;&amp; &quot;&amp;[.$B$3]&amp;&quot; import bulk &quot;&quot;/tmp/mattermost/&quot;&amp;SUBSTITUTE([.B2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5]&amp;&quot;&quot;&quot; &amp;&amp; &quot;&amp;[.$B$3]&amp;&quot; import bulk &quot;&quot;/tmp/mattermost/&quot;&amp;SUBSTITUTE([.B2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6]&amp;&quot;&quot;&quot; &amp;&amp; &quot;&amp;[.$B$2]&amp;&quot; public import &quot;&quot;&quot;&amp;[.B26]&amp;&quot;&quot;&quot; '&quot;&amp;[.$B$4]&amp;&quot;':&quot;&quot;&quot;&amp;[.B2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6]&amp;&quot;&quot;&quot; &amp;&amp; &quot;&amp;[.$B$3]&amp;&quot; import bulk &quot;&quot;/tmp/mattermost/&quot;&amp;SUBSTITUTE([.B2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6]&amp;&quot;&quot;&quot; &amp;&amp; &quot;&amp;[.$B$3]&amp;&quot; import bulk &quot;&quot;/tmp/mattermost/&quot;&amp;SUBSTITUTE([.B2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7]&amp;&quot;&quot;&quot; &amp;&amp; &quot;&amp;[.$B$2]&amp;&quot; public import &quot;&quot;&quot;&amp;[.B27]&amp;&quot;&quot;&quot; '&quot;&amp;[.$B$4]&amp;&quot;':&quot;&quot;&quot;&amp;[.B2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7]&amp;&quot;&quot;&quot; &amp;&amp; &quot;&amp;[.$B$3]&amp;&quot; import bulk &quot;&quot;/tmp/mattermost/&quot;&amp;SUBSTITUTE([.B2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7]&amp;&quot;&quot;&quot; &amp;&amp; &quot;&amp;[.$B$3]&amp;&quot; import bulk &quot;&quot;/tmp/mattermost/&quot;&amp;SUBSTITUTE([.B2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8]&amp;&quot;&quot;&quot; &amp;&amp; &quot;&amp;[.$B$2]&amp;&quot; public import &quot;&quot;&quot;&amp;[.B28]&amp;&quot;&quot;&quot; '&quot;&amp;[.$B$4]&amp;&quot;':&quot;&quot;&quot;&amp;[.B2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8]&amp;&quot;&quot;&quot; &amp;&amp; &quot;&amp;[.$B$3]&amp;&quot; import bulk &quot;&quot;/tmp/mattermost/&quot;&amp;SUBSTITUTE([.B2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8]&amp;&quot;&quot;&quot; &amp;&amp; &quot;&amp;[.$B$3]&amp;&quot; import bulk &quot;&quot;/tmp/mattermost/&quot;&amp;SUBSTITUTE([.B2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9]&amp;&quot;&quot;&quot; &amp;&amp; &quot;&amp;[.$B$2]&amp;&quot; public import &quot;&quot;&quot;&amp;[.B29]&amp;&quot;&quot;&quot; '&quot;&amp;[.$B$4]&amp;&quot;':&quot;&quot;&quot;&amp;[.B2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9]&amp;&quot;&quot;&quot; &amp;&amp; &quot;&amp;[.$B$3]&amp;&quot; import bulk &quot;&quot;/tmp/mattermost/&quot;&amp;SUBSTITUTE([.B2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9]&amp;&quot;&quot;&quot; &amp;&amp; &quot;&amp;[.$B$3]&amp;&quot; import bulk &quot;&quot;/tmp/mattermost/&quot;&amp;SUBSTITUTE([.B2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0]&amp;&quot;&quot;&quot; &amp;&amp; &quot;&amp;[.$B$2]&amp;&quot; public import &quot;&quot;&quot;&amp;[.B30]&amp;&quot;&quot;&quot; '&quot;&amp;[.$B$4]&amp;&quot;':&quot;&quot;&quot;&amp;[.B3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0]&amp;&quot;&quot;&quot; &amp;&amp; &quot;&amp;[.$B$3]&amp;&quot; import bulk &quot;&quot;/tmp/mattermost/&quot;&amp;SUBSTITUTE([.B3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0]&amp;&quot;&quot;&quot; &amp;&amp; &quot;&amp;[.$B$3]&amp;&quot; import bulk &quot;&quot;/tmp/mattermost/&quot;&amp;SUBSTITUTE([.B3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1]&amp;&quot;&quot;&quot; &amp;&amp; &quot;&amp;[.$B$2]&amp;&quot; public import &quot;&quot;&quot;&amp;[.B31]&amp;&quot;&quot;&quot; '&quot;&amp;[.$B$4]&amp;&quot;':&quot;&quot;&quot;&amp;[.B3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1]&amp;&quot;&quot;&quot; &amp;&amp; &quot;&amp;[.$B$3]&amp;&quot; import bulk &quot;&quot;/tmp/mattermost/&quot;&amp;SUBSTITUTE([.B3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1]&amp;&quot;&quot;&quot; &amp;&amp; &quot;&amp;[.$B$3]&amp;&quot; import bulk &quot;&quot;/tmp/mattermost/&quot;&amp;SUBSTITUTE([.B3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2]&amp;&quot;&quot;&quot; &amp;&amp; &quot;&amp;[.$B$2]&amp;&quot; public import &quot;&quot;&quot;&amp;[.B32]&amp;&quot;&quot;&quot; '&quot;&amp;[.$B$4]&amp;&quot;':&quot;&quot;&quot;&amp;[.B3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2]&amp;&quot;&quot;&quot; &amp;&amp; &quot;&amp;[.$B$3]&amp;&quot; import bulk &quot;&quot;/tmp/mattermost/&quot;&amp;SUBSTITUTE([.B3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2]&amp;&quot;&quot;&quot; &amp;&amp; &quot;&amp;[.$B$3]&amp;&quot; import bulk &quot;&quot;/tmp/mattermost/&quot;&amp;SUBSTITUTE([.B3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3]&amp;&quot;&quot;&quot; &amp;&amp; &quot;&amp;[.$B$2]&amp;&quot; public import &quot;&quot;&quot;&amp;[.B33]&amp;&quot;&quot;&quot; '&quot;&amp;[.$B$4]&amp;&quot;':&quot;&quot;&quot;&amp;[.B3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3]&amp;&quot;&quot;&quot; &amp;&amp; &quot;&amp;[.$B$3]&amp;&quot; import bulk &quot;&quot;/tmp/mattermost/&quot;&amp;SUBSTITUTE([.B3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3]&amp;&quot;&quot;&quot; &amp;&amp; &quot;&amp;[.$B$3]&amp;&quot; import bulk &quot;&quot;/tmp/mattermost/&quot;&amp;SUBSTITUTE([.B3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4]&amp;&quot;&quot;&quot; &amp;&amp; &quot;&amp;[.$B$2]&amp;&quot; public import &quot;&quot;&quot;&amp;[.B34]&amp;&quot;&quot;&quot; '&quot;&amp;[.$B$4]&amp;&quot;':&quot;&quot;&quot;&amp;[.B3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4]&amp;&quot;&quot;&quot; &amp;&amp; &quot;&amp;[.$B$3]&amp;&quot; import bulk &quot;&quot;/tmp/mattermost/&quot;&amp;SUBSTITUTE([.B3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4]&amp;&quot;&quot;&quot; &amp;&amp; &quot;&amp;[.$B$3]&amp;&quot; import bulk &quot;&quot;/tmp/mattermost/&quot;&amp;SUBSTITUTE([.B3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5]&amp;&quot;&quot;&quot; &amp;&amp; &quot;&amp;[.$B$2]&amp;&quot; public import &quot;&quot;&quot;&amp;[.B35]&amp;&quot;&quot;&quot; '&quot;&amp;[.$B$4]&amp;&quot;':&quot;&quot;&quot;&amp;[.B3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5]&amp;&quot;&quot;&quot; &amp;&amp; &quot;&amp;[.$B$3]&amp;&quot; import bulk &quot;&quot;/tmp/mattermost/&quot;&amp;SUBSTITUTE([.B3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5]&amp;&quot;&quot;&quot; &amp;&amp; &quot;&amp;[.$B$3]&amp;&quot; import bulk &quot;&quot;/tmp/mattermost/&quot;&amp;SUBSTITUTE([.B3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6]&amp;&quot;&quot;&quot; &amp;&amp; &quot;&amp;[.$B$2]&amp;&quot; public import &quot;&quot;&quot;&amp;[.B36]&amp;&quot;&quot;&quot; '&quot;&amp;[.$B$4]&amp;&quot;':&quot;&quot;&quot;&amp;[.B3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6]&amp;&quot;&quot;&quot; &amp;&amp; &quot;&amp;[.$B$3]&amp;&quot; import bulk &quot;&quot;/tmp/mattermost/&quot;&amp;SUBSTITUTE([.B3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6]&amp;&quot;&quot;&quot; &amp;&amp; &quot;&amp;[.$B$3]&amp;&quot; import bulk &quot;&quot;/tmp/mattermost/&quot;&amp;SUBSTITUTE([.B3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7]&amp;&quot;&quot;&quot; &amp;&amp; &quot;&amp;[.$B$2]&amp;&quot; public import &quot;&quot;&quot;&amp;[.B37]&amp;&quot;&quot;&quot; '&quot;&amp;[.$B$4]&amp;&quot;':&quot;&quot;&quot;&amp;[.B3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7]&amp;&quot;&quot;&quot; &amp;&amp; &quot;&amp;[.$B$3]&amp;&quot; import bulk &quot;&quot;/tmp/mattermost/&quot;&amp;SUBSTITUTE([.B3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7]&amp;&quot;&quot;&quot; &amp;&amp; &quot;&amp;[.$B$3]&amp;&quot; import bulk &quot;&quot;/tmp/mattermost/&quot;&amp;SUBSTITUTE([.B3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8]&amp;&quot;&quot;&quot; &amp;&amp; &quot;&amp;[.$B$2]&amp;&quot; public import &quot;&quot;&quot;&amp;[.B38]&amp;&quot;&quot;&quot; '&quot;&amp;[.$B$4]&amp;&quot;':&quot;&quot;&quot;&amp;[.B3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8]&amp;&quot;&quot;&quot; &amp;&amp; &quot;&amp;[.$B$3]&amp;&quot; import bulk &quot;&quot;/tmp/mattermost/&quot;&amp;SUBSTITUTE([.B3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8]&amp;&quot;&quot;&quot; &amp;&amp; &quot;&amp;[.$B$3]&amp;&quot; import bulk &quot;&quot;/tmp/mattermost/&quot;&amp;SUBSTITUTE([.B3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9]&amp;&quot;&quot;&quot; &amp;&amp; &quot;&amp;[.$B$2]&amp;&quot; public import &quot;&quot;&quot;&amp;[.B39]&amp;&quot;&quot;&quot; '&quot;&amp;[.$B$4]&amp;&quot;':&quot;&quot;&quot;&amp;[.B3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9]&amp;&quot;&quot;&quot; &amp;&amp; &quot;&amp;[.$B$3]&amp;&quot; import bulk &quot;&quot;/tmp/mattermost/&quot;&amp;SUBSTITUTE([.B3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9]&amp;&quot;&quot;&quot; &amp;&amp; &quot;&amp;[.$B$3]&amp;&quot; import bulk &quot;&quot;/tmp/mattermost/&quot;&amp;SUBSTITUTE([.B3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0]&amp;&quot;&quot;&quot; &amp;&amp; &quot;&amp;[.$B$2]&amp;&quot; public import &quot;&quot;&quot;&amp;[.B40]&amp;&quot;&quot;&quot; '&quot;&amp;[.$B$4]&amp;&quot;':&quot;&quot;&quot;&amp;[.B4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0]&amp;&quot;&quot;&quot; &amp;&amp; &quot;&amp;[.$B$3]&amp;&quot; import bulk &quot;&quot;/tmp/mattermost/&quot;&amp;SUBSTITUTE([.B4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0]&amp;&quot;&quot;&quot; &amp;&amp; &quot;&amp;[.$B$3]&amp;&quot; import bulk &quot;&quot;/tmp/mattermost/&quot;&amp;SUBSTITUTE([.B4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1]&amp;&quot;&quot;&quot; &amp;&amp; &quot;&amp;[.$B$2]&amp;&quot; public import &quot;&quot;&quot;&amp;[.B41]&amp;&quot;&quot;&quot; '&quot;&amp;[.$B$4]&amp;&quot;':&quot;&quot;&quot;&amp;[.B4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1]&amp;&quot;&quot;&quot; &amp;&amp; &quot;&amp;[.$B$3]&amp;&quot; import bulk &quot;&quot;/tmp/mattermost/&quot;&amp;SUBSTITUTE([.B4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1]&amp;&quot;&quot;&quot; &amp;&amp; &quot;&amp;[.$B$3]&amp;&quot; import bulk &quot;&quot;/tmp/mattermost/&quot;&amp;SUBSTITUTE([.B4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2]&amp;&quot;&quot;&quot; &amp;&amp; &quot;&amp;[.$B$2]&amp;&quot; public import &quot;&quot;&quot;&amp;[.B42]&amp;&quot;&quot;&quot; '&quot;&amp;[.$B$4]&amp;&quot;':&quot;&quot;&quot;&amp;[.B4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2]&amp;&quot;&quot;&quot; &amp;&amp; &quot;&amp;[.$B$3]&amp;&quot; import bulk &quot;&quot;/tmp/mattermost/&quot;&amp;SUBSTITUTE([.B4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2]&amp;&quot;&quot;&quot; &amp;&amp; &quot;&amp;[.$B$3]&amp;&quot; import bulk &quot;&quot;/tmp/mattermost/&quot;&amp;SUBSTITUTE([.B4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3]&amp;&quot;&quot;&quot; &amp;&amp; &quot;&amp;[.$B$2]&amp;&quot; public import &quot;&quot;&quot;&amp;[.B43]&amp;&quot;&quot;&quot; '&quot;&amp;[.$B$4]&amp;&quot;':&quot;&quot;&quot;&amp;[.B4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3]&amp;&quot;&quot;&quot; &amp;&amp; &quot;&amp;[.$B$3]&amp;&quot; import bulk &quot;&quot;/tmp/mattermost/&quot;&amp;SUBSTITUTE([.B4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3]&amp;&quot;&quot;&quot; &amp;&amp; &quot;&amp;[.$B$3]&amp;&quot; import bulk &quot;&quot;/tmp/mattermost/&quot;&amp;SUBSTITUTE([.B4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4]&amp;&quot;&quot;&quot; &amp;&amp; &quot;&amp;[.$B$2]&amp;&quot; public import &quot;&quot;&quot;&amp;[.B44]&amp;&quot;&quot;&quot; '&quot;&amp;[.$B$4]&amp;&quot;':&quot;&quot;&quot;&amp;[.B4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4]&amp;&quot;&quot;&quot; &amp;&amp; &quot;&amp;[.$B$3]&amp;&quot; import bulk &quot;&quot;/tmp/mattermost/&quot;&amp;SUBSTITUTE([.B4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4]&amp;&quot;&quot;&quot; &amp;&amp; &quot;&amp;[.$B$3]&amp;&quot; import bulk &quot;&quot;/tmp/mattermost/&quot;&amp;SUBSTITUTE([.B4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5]&amp;&quot;&quot;&quot; &amp;&amp; &quot;&amp;[.$B$2]&amp;&quot; public import &quot;&quot;&quot;&amp;[.B45]&amp;&quot;&quot;&quot; '&quot;&amp;[.$B$4]&amp;&quot;':&quot;&quot;&quot;&amp;[.B4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5]&amp;&quot;&quot;&quot; &amp;&amp; &quot;&amp;[.$B$3]&amp;&quot; import bulk &quot;&quot;/tmp/mattermost/&quot;&amp;SUBSTITUTE([.B4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5]&amp;&quot;&quot;&quot; &amp;&amp; &quot;&amp;[.$B$3]&amp;&quot; import bulk &quot;&quot;/tmp/mattermost/&quot;&amp;SUBSTITUTE([.B4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6]&amp;&quot;&quot;&quot; &amp;&amp; &quot;&amp;[.$B$2]&amp;&quot; public import &quot;&quot;&quot;&amp;[.B46]&amp;&quot;&quot;&quot; '&quot;&amp;[.$B$4]&amp;&quot;':&quot;&quot;&quot;&amp;[.B4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6]&amp;&quot;&quot;&quot; &amp;&amp; &quot;&amp;[.$B$3]&amp;&quot; import bulk &quot;&quot;/tmp/mattermost/&quot;&amp;SUBSTITUTE([.B4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6]&amp;&quot;&quot;&quot; &amp;&amp; &quot;&amp;[.$B$3]&amp;&quot; import bulk &quot;&quot;/tmp/mattermost/&quot;&amp;SUBSTITUTE([.B4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7]&amp;&quot;&quot;&quot; &amp;&amp; &quot;&amp;[.$B$2]&amp;&quot; public import &quot;&quot;&quot;&amp;[.B47]&amp;&quot;&quot;&quot; '&quot;&amp;[.$B$4]&amp;&quot;':&quot;&quot;&quot;&amp;[.B4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7]&amp;&quot;&quot;&quot; &amp;&amp; &quot;&amp;[.$B$3]&amp;&quot; import bulk &quot;&quot;/tmp/mattermost/&quot;&amp;SUBSTITUTE([.B4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7]&amp;&quot;&quot;&quot; &amp;&amp; &quot;&amp;[.$B$3]&amp;&quot; import bulk &quot;&quot;/tmp/mattermost/&quot;&amp;SUBSTITUTE([.B4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8]&amp;&quot;&quot;&quot; &amp;&amp; &quot;&amp;[.$B$2]&amp;&quot; public import &quot;&quot;&quot;&amp;[.B48]&amp;&quot;&quot;&quot; '&quot;&amp;[.$B$4]&amp;&quot;':&quot;&quot;&quot;&amp;[.B4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8]&amp;&quot;&quot;&quot; &amp;&amp; &quot;&amp;[.$B$3]&amp;&quot; import bulk &quot;&quot;/tmp/mattermost/&quot;&amp;SUBSTITUTE([.B4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8]&amp;&quot;&quot;&quot; &amp;&amp; &quot;&amp;[.$B$3]&amp;&quot; import bulk &quot;&quot;/tmp/mattermost/&quot;&amp;SUBSTITUTE([.B4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9]&amp;&quot;&quot;&quot; &amp;&amp; &quot;&amp;[.$B$2]&amp;&quot; public import &quot;&quot;&quot;&amp;[.B49]&amp;&quot;&quot;&quot; '&quot;&amp;[.$B$4]&amp;&quot;':&quot;&quot;&quot;&amp;[.B4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9]&amp;&quot;&quot;&quot; &amp;&amp; &quot;&amp;[.$B$3]&amp;&quot; import bulk &quot;&quot;/tmp/mattermost/&quot;&amp;SUBSTITUTE([.B4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9]&amp;&quot;&quot;&quot; &amp;&amp; &quot;&amp;[.$B$3]&amp;&quot; import bulk &quot;&quot;/tmp/mattermost/&quot;&amp;SUBSTITUTE([.B4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50]&amp;&quot;&quot;&quot; &amp;&amp; &quot;&amp;[.$B$2]&amp;&quot; public import &quot;&quot;&quot;&amp;[.B50]&amp;&quot;&quot;&quot; '&quot;&amp;[.$B$4]&amp;&quot;':&quot;&quot;&quot;&amp;[.B5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50]&amp;&quot;&quot;&quot; &amp;&amp; &quot;&amp;[.$B$3]&amp;&quot; import bulk &quot;&quot;/tmp/mattermost/&quot;&amp;SUBSTITUTE([.B5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5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50]&amp;&quot;&quot;&quot; &amp;&amp; &quot;&amp;[.$B$3]&amp;&quot; import bulk &quot;&quot;/tmp/mattermost/&quot;&amp;SUBSTITUTE([.B5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51]&amp;&quot;&quot;&quot; &amp;&amp; &quot;&amp;[.$B$2]&amp;&quot; public import &quot;&quot;&quot;&amp;[.B51]&amp;&quot;&quot;&quot; '&quot;&amp;[.$B$4]&amp;&quot;':&quot;&quot;&quot;&amp;[.B5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51]&amp;&quot;&quot;&quot; &amp;&amp; &quot;&amp;[.$B$3]&amp;&quot; import bulk &quot;&quot;/tmp/mattermost/&quot;&amp;SUBSTITUTE([.B5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5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51]&amp;&quot;&quot;&quot; &amp;&amp; &quot;&amp;[.$B$3]&amp;&quot; import bulk &quot;&quot;/tmp/mattermost/&quot;&amp;SUBSTITUTE([.B5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52]&amp;&quot;&quot;&quot; &amp;&amp; &quot;&amp;[.$B$2]&amp;&quot; public import &quot;&quot;&quot;&amp;[.B52]&amp;&quot;&quot;&quot; '&quot;&amp;[.$B$4]&amp;&quot;':&quot;&quot;&quot;&amp;[.B5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52]&amp;&quot;&quot;&quot; &amp;&amp; &quot;&amp;[.$B$3]&amp;&quot; import bulk &quot;&quot;/tmp/mattermost/&quot;&amp;SUBSTITUTE([.B5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5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52]&amp;&quot;&quot;&quot; &amp;&amp; &quot;&amp;[.$B$3]&amp;&quot; import bulk &quot;&quot;/tmp/mattermost/&quot;&amp;SUBSTITUTE([.B5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53]&amp;&quot;&quot;&quot; &amp;&amp; &quot;&amp;[.$B$2]&amp;&quot; public import &quot;&quot;&quot;&amp;[.B53]&amp;&quot;&quot;&quot; '&quot;&amp;[.$B$4]&amp;&quot;':&quot;&quot;&quot;&amp;[.B5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53]&amp;&quot;&quot;&quot; &amp;&amp; &quot;&amp;[.$B$3]&amp;&quot; import bulk &quot;&quot;/tmp/mattermost/&quot;&amp;SUBSTITUTE([.B5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5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53]&amp;&quot;&quot;&quot; &amp;&amp; &quot;&amp;[.$B$3]&amp;&quot; import bulk &quot;&quot;/tmp/mattermost/&quot;&amp;SUBSTITUTE([.B5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54]&amp;&quot;&quot;&quot; &amp;&amp; &quot;&amp;[.$B$2]&amp;&quot; public import &quot;&quot;&quot;&amp;[.B54]&amp;&quot;&quot;&quot; '&quot;&amp;[.$B$4]&amp;&quot;':&quot;&quot;&quot;&amp;[.B5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54]&amp;&quot;&quot;&quot; &amp;&amp; &quot;&amp;[.$B$3]&amp;&quot; import bulk &quot;&quot;/tmp/mattermost/&quot;&amp;SUBSTITUTE([.B5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5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54]&amp;&quot;&quot;&quot; &amp;&amp; &quot;&amp;[.$B$3]&amp;&quot; import bulk &quot;&quot;/tmp/mattermost/&quot;&amp;SUBSTITUTE([.B5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55]&amp;&quot;&quot;&quot; &amp;&amp; &quot;&amp;[.$B$2]&amp;&quot; public import &quot;&quot;&quot;&amp;[.B55]&amp;&quot;&quot;&quot; '&quot;&amp;[.$B$4]&amp;&quot;':&quot;&quot;&quot;&amp;[.B5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55]&amp;&quot;&quot;&quot; &amp;&amp; &quot;&amp;[.$B$3]&amp;&quot; import bulk &quot;&quot;/tmp/mattermost/&quot;&amp;SUBSTITUTE([.B5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5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55]&amp;&quot;&quot;&quot; &amp;&amp; &quot;&amp;[.$B$3]&amp;&quot; import bulk &quot;&quot;/tmp/mattermost/&quot;&amp;SUBSTITUTE([.B5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56]&amp;&quot;&quot;&quot; &amp;&amp; &quot;&amp;[.$B$2]&amp;&quot; public import &quot;&quot;&quot;&amp;[.B56]&amp;&quot;&quot;&quot; '&quot;&amp;[.$B$4]&amp;&quot;':&quot;&quot;&quot;&amp;[.B5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56]&amp;&quot;&quot;&quot; &amp;&amp; &quot;&amp;[.$B$3]&amp;&quot; import bulk &quot;&quot;/tmp/mattermost/&quot;&amp;SUBSTITUTE([.B5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5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56]&amp;&quot;&quot;&quot; &amp;&amp; &quot;&amp;[.$B$3]&amp;&quot; import bulk &quot;&quot;/tmp/mattermost/&quot;&amp;SUBSTITUTE([.B5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57]&amp;&quot;&quot;&quot; &amp;&amp; &quot;&amp;[.$B$2]&amp;&quot; public import &quot;&quot;&quot;&amp;[.B57]&amp;&quot;&quot;&quot; '&quot;&amp;[.$B$4]&amp;&quot;':&quot;&quot;&quot;&amp;[.B5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57]&amp;&quot;&quot;&quot; &amp;&amp; &quot;&amp;[.$B$3]&amp;&quot; import bulk &quot;&quot;/tmp/mattermost/&quot;&amp;SUBSTITUTE([.B5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5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57]&amp;&quot;&quot;&quot; &amp;&amp; &quot;&amp;[.$B$3]&amp;&quot; import bulk &quot;&quot;/tmp/mattermost/&quot;&amp;SUBSTITUTE([.B5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58]&amp;&quot;&quot;&quot; &amp;&amp; &quot;&amp;[.$B$2]&amp;&quot; public import &quot;&quot;&quot;&amp;[.B58]&amp;&quot;&quot;&quot; '&quot;&amp;[.$B$4]&amp;&quot;':&quot;&quot;&quot;&amp;[.B5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58]&amp;&quot;&quot;&quot; &amp;&amp; &quot;&amp;[.$B$3]&amp;&quot; import bulk &quot;&quot;/tmp/mattermost/&quot;&amp;SUBSTITUTE([.B5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5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58]&amp;&quot;&quot;&quot; &amp;&amp; &quot;&amp;[.$B$3]&amp;&quot; import bulk &quot;&quot;/tmp/mattermost/&quot;&amp;SUBSTITUTE([.B5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59]&amp;&quot;&quot;&quot; &amp;&amp; &quot;&amp;[.$B$2]&amp;&quot; public import &quot;&quot;&quot;&amp;[.B59]&amp;&quot;&quot;&quot; '&quot;&amp;[.$B$4]&amp;&quot;':&quot;&quot;&quot;&amp;[.B5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59]&amp;&quot;&quot;&quot; &amp;&amp; &quot;&amp;[.$B$3]&amp;&quot; import bulk &quot;&quot;/tmp/mattermost/&quot;&amp;SUBSTITUTE([.B5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5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59]&amp;&quot;&quot;&quot; &amp;&amp; &quot;&amp;[.$B$3]&amp;&quot; import bulk &quot;&quot;/tmp/mattermost/&quot;&amp;SUBSTITUTE([.B5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60]&amp;&quot;&quot;&quot; &amp;&amp; &quot;&amp;[.$B$2]&amp;&quot; public import &quot;&quot;&quot;&amp;[.B60]&amp;&quot;&quot;&quot; '&quot;&amp;[.$B$4]&amp;&quot;':&quot;&quot;&quot;&amp;[.B6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60]&amp;&quot;&quot;&quot; &amp;&amp; &quot;&amp;[.$B$3]&amp;&quot; import bulk &quot;&quot;/tmp/mattermost/&quot;&amp;SUBSTITUTE([.B6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6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60]&amp;&quot;&quot;&quot; &amp;&amp; &quot;&amp;[.$B$3]&amp;&quot; import bulk &quot;&quot;/tmp/mattermost/&quot;&amp;SUBSTITUTE([.B6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61]&amp;&quot;&quot;&quot; &amp;&amp; &quot;&amp;[.$B$2]&amp;&quot; public import &quot;&quot;&quot;&amp;[.B61]&amp;&quot;&quot;&quot; '&quot;&amp;[.$B$4]&amp;&quot;':&quot;&quot;&quot;&amp;[.B6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61]&amp;&quot;&quot;&quot; &amp;&amp; &quot;&amp;[.$B$3]&amp;&quot; import bulk &quot;&quot;/tmp/mattermost/&quot;&amp;SUBSTITUTE([.B6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6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61]&amp;&quot;&quot;&quot; &amp;&amp; &quot;&amp;[.$B$3]&amp;&quot; import bulk &quot;&quot;/tmp/mattermost/&quot;&amp;SUBSTITUTE([.B6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62]&amp;&quot;&quot;&quot; &amp;&amp; &quot;&amp;[.$B$2]&amp;&quot; public import &quot;&quot;&quot;&amp;[.B62]&amp;&quot;&quot;&quot; '&quot;&amp;[.$B$4]&amp;&quot;':&quot;&quot;&quot;&amp;[.B6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62]&amp;&quot;&quot;&quot; &amp;&amp; &quot;&amp;[.$B$3]&amp;&quot; import bulk &quot;&quot;/tmp/mattermost/&quot;&amp;SUBSTITUTE([.B6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6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62]&amp;&quot;&quot;&quot; &amp;&amp; &quot;&amp;[.$B$3]&amp;&quot; import bulk &quot;&quot;/tmp/mattermost/&quot;&amp;SUBSTITUTE([.B6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63]&amp;&quot;&quot;&quot; &amp;&amp; &quot;&amp;[.$B$2]&amp;&quot; public import &quot;&quot;&quot;&amp;[.B63]&amp;&quot;&quot;&quot; '&quot;&amp;[.$B$4]&amp;&quot;':&quot;&quot;&quot;&amp;[.B6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63]&amp;&quot;&quot;&quot; &amp;&amp; &quot;&amp;[.$B$3]&amp;&quot; import bulk &quot;&quot;/tmp/mattermost/&quot;&amp;SUBSTITUTE([.B6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6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63]&amp;&quot;&quot;&quot; &amp;&amp; &quot;&amp;[.$B$3]&amp;&quot; import bulk &quot;&quot;/tmp/mattermost/&quot;&amp;SUBSTITUTE([.B6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64]&amp;&quot;&quot;&quot; &amp;&amp; &quot;&amp;[.$B$2]&amp;&quot; public import &quot;&quot;&quot;&amp;[.B64]&amp;&quot;&quot;&quot; '&quot;&amp;[.$B$4]&amp;&quot;':&quot;&quot;&quot;&amp;[.B6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64]&amp;&quot;&quot;&quot; &amp;&amp; &quot;&amp;[.$B$3]&amp;&quot; import bulk &quot;&quot;/tmp/mattermost/&quot;&amp;SUBSTITUTE([.B6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6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64]&amp;&quot;&quot;&quot; &amp;&amp; &quot;&amp;[.$B$3]&amp;&quot; import bulk &quot;&quot;/tmp/mattermost/&quot;&amp;SUBSTITUTE([.B6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65]&amp;&quot;&quot;&quot; &amp;&amp; &quot;&amp;[.$B$2]&amp;&quot; public import &quot;&quot;&quot;&amp;[.B65]&amp;&quot;&quot;&quot; '&quot;&amp;[.$B$4]&amp;&quot;':&quot;&quot;&quot;&amp;[.B6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65]&amp;&quot;&quot;&quot; &amp;&amp; &quot;&amp;[.$B$3]&amp;&quot; import bulk &quot;&quot;/tmp/mattermost/&quot;&amp;SUBSTITUTE([.B6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6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65]&amp;&quot;&quot;&quot; &amp;&amp; &quot;&amp;[.$B$3]&amp;&quot; import bulk &quot;&quot;/tmp/mattermost/&quot;&amp;SUBSTITUTE([.B6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66]&amp;&quot;&quot;&quot; &amp;&amp; &quot;&amp;[.$B$2]&amp;&quot; public import &quot;&quot;&quot;&amp;[.B66]&amp;&quot;&quot;&quot; '&quot;&amp;[.$B$4]&amp;&quot;':&quot;&quot;&quot;&amp;[.B6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66]&amp;&quot;&quot;&quot; &amp;&amp; &quot;&amp;[.$B$3]&amp;&quot; import bulk &quot;&quot;/tmp/mattermost/&quot;&amp;SUBSTITUTE([.B6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6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66]&amp;&quot;&quot;&quot; &amp;&amp; &quot;&amp;[.$B$3]&amp;&quot; import bulk &quot;&quot;/tmp/mattermost/&quot;&amp;SUBSTITUTE([.B6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67]&amp;&quot;&quot;&quot; &amp;&amp; &quot;&amp;[.$B$2]&amp;&quot; public import &quot;&quot;&quot;&amp;[.B67]&amp;&quot;&quot;&quot; '&quot;&amp;[.$B$4]&amp;&quot;':&quot;&quot;&quot;&amp;[.B6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67]&amp;&quot;&quot;&quot; &amp;&amp; &quot;&amp;[.$B$3]&amp;&quot; import bulk &quot;&quot;/tmp/mattermost/&quot;&amp;SUBSTITUTE([.B6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6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67]&amp;&quot;&quot;&quot; &amp;&amp; &quot;&amp;[.$B$3]&amp;&quot; import bulk &quot;&quot;/tmp/mattermost/&quot;&amp;SUBSTITUTE([.B6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68]&amp;&quot;&quot;&quot; &amp;&amp; &quot;&amp;[.$B$2]&amp;&quot; public import &quot;&quot;&quot;&amp;[.B68]&amp;&quot;&quot;&quot; '&quot;&amp;[.$B$4]&amp;&quot;':&quot;&quot;&quot;&amp;[.B6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68]&amp;&quot;&quot;&quot; &amp;&amp; &quot;&amp;[.$B$3]&amp;&quot; import bulk &quot;&quot;/tmp/mattermost/&quot;&amp;SUBSTITUTE([.B6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6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68]&amp;&quot;&quot;&quot; &amp;&amp; &quot;&amp;[.$B$3]&amp;&quot; import bulk &quot;&quot;/tmp/mattermost/&quot;&amp;SUBSTITUTE([.B6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69]&amp;&quot;&quot;&quot; &amp;&amp; &quot;&amp;[.$B$2]&amp;&quot; public import &quot;&quot;&quot;&amp;[.B69]&amp;&quot;&quot;&quot; '&quot;&amp;[.$B$4]&amp;&quot;':&quot;&quot;&quot;&amp;[.B6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69]&amp;&quot;&quot;&quot; &amp;&amp; &quot;&amp;[.$B$3]&amp;&quot; import bulk &quot;&quot;/tmp/mattermost/&quot;&amp;SUBSTITUTE([.B6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6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69]&amp;&quot;&quot;&quot; &amp;&amp; &quot;&amp;[.$B$3]&amp;&quot; import bulk &quot;&quot;/tmp/mattermost/&quot;&amp;SUBSTITUTE([.B6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70]&amp;&quot;&quot;&quot; &amp;&amp; &quot;&amp;[.$B$2]&amp;&quot; public import &quot;&quot;&quot;&amp;[.B70]&amp;&quot;&quot;&quot; '&quot;&amp;[.$B$4]&amp;&quot;':&quot;&quot;&quot;&amp;[.B7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70]&amp;&quot;&quot;&quot; &amp;&amp; &quot;&amp;[.$B$3]&amp;&quot; import bulk &quot;&quot;/tmp/mattermost/&quot;&amp;SUBSTITUTE([.B7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7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70]&amp;&quot;&quot;&quot; &amp;&amp; &quot;&amp;[.$B$3]&amp;&quot; import bulk &quot;&quot;/tmp/mattermost/&quot;&amp;SUBSTITUTE([.B7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71]&amp;&quot;&quot;&quot; &amp;&amp; &quot;&amp;[.$B$2]&amp;&quot; public import &quot;&quot;&quot;&amp;[.B71]&amp;&quot;&quot;&quot; '&quot;&amp;[.$B$4]&amp;&quot;':&quot;&quot;&quot;&amp;[.B7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71]&amp;&quot;&quot;&quot; &amp;&amp; &quot;&amp;[.$B$3]&amp;&quot; import bulk &quot;&quot;/tmp/mattermost/&quot;&amp;SUBSTITUTE([.B7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7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71]&amp;&quot;&quot;&quot; &amp;&amp; &quot;&amp;[.$B$3]&amp;&quot; import bulk &quot;&quot;/tmp/mattermost/&quot;&amp;SUBSTITUTE([.B7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72]&amp;&quot;&quot;&quot; &amp;&amp; &quot;&amp;[.$B$2]&amp;&quot; public import &quot;&quot;&quot;&amp;[.B72]&amp;&quot;&quot;&quot; '&quot;&amp;[.$B$4]&amp;&quot;':&quot;&quot;&quot;&amp;[.B7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72]&amp;&quot;&quot;&quot; &amp;&amp; &quot;&amp;[.$B$3]&amp;&quot; import bulk &quot;&quot;/tmp/mattermost/&quot;&amp;SUBSTITUTE([.B7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7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72]&amp;&quot;&quot;&quot; &amp;&amp; &quot;&amp;[.$B$3]&amp;&quot; import bulk &quot;&quot;/tmp/mattermost/&quot;&amp;SUBSTITUTE([.B7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73]&amp;&quot;&quot;&quot; &amp;&amp; &quot;&amp;[.$B$2]&amp;&quot; public import &quot;&quot;&quot;&amp;[.B73]&amp;&quot;&quot;&quot; '&quot;&amp;[.$B$4]&amp;&quot;':&quot;&quot;&quot;&amp;[.B7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73]&amp;&quot;&quot;&quot; &amp;&amp; &quot;&amp;[.$B$3]&amp;&quot; import bulk &quot;&quot;/tmp/mattermost/&quot;&amp;SUBSTITUTE([.B7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7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73]&amp;&quot;&quot;&quot; &amp;&amp; &quot;&amp;[.$B$3]&amp;&quot; import bulk &quot;&quot;/tmp/mattermost/&quot;&amp;SUBSTITUTE([.B7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74]&amp;&quot;&quot;&quot; &amp;&amp; &quot;&amp;[.$B$2]&amp;&quot; public import &quot;&quot;&quot;&amp;[.B74]&amp;&quot;&quot;&quot; '&quot;&amp;[.$B$4]&amp;&quot;':&quot;&quot;&quot;&amp;[.B7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74]&amp;&quot;&quot;&quot; &amp;&amp; &quot;&amp;[.$B$3]&amp;&quot; import bulk &quot;&quot;/tmp/mattermost/&quot;&amp;SUBSTITUTE([.B7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7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74]&amp;&quot;&quot;&quot; &amp;&amp; &quot;&amp;[.$B$3]&amp;&quot; import bulk &quot;&quot;/tmp/mattermost/&quot;&amp;SUBSTITUTE([.B7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75]&amp;&quot;&quot;&quot; &amp;&amp; &quot;&amp;[.$B$2]&amp;&quot; public import &quot;&quot;&quot;&amp;[.B75]&amp;&quot;&quot;&quot; '&quot;&amp;[.$B$4]&amp;&quot;':&quot;&quot;&quot;&amp;[.B7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75]&amp;&quot;&quot;&quot; &amp;&amp; &quot;&amp;[.$B$3]&amp;&quot; import bulk &quot;&quot;/tmp/mattermost/&quot;&amp;SUBSTITUTE([.B7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7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75]&amp;&quot;&quot;&quot; &amp;&amp; &quot;&amp;[.$B$3]&amp;&quot; import bulk &quot;&quot;/tmp/mattermost/&quot;&amp;SUBSTITUTE([.B7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76]&amp;&quot;&quot;&quot; &amp;&amp; &quot;&amp;[.$B$2]&amp;&quot; public import &quot;&quot;&quot;&amp;[.B76]&amp;&quot;&quot;&quot; '&quot;&amp;[.$B$4]&amp;&quot;':&quot;&quot;&quot;&amp;[.B7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76]&amp;&quot;&quot;&quot; &amp;&amp; &quot;&amp;[.$B$3]&amp;&quot; import bulk &quot;&quot;/tmp/mattermost/&quot;&amp;SUBSTITUTE([.B7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7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76]&amp;&quot;&quot;&quot; &amp;&amp; &quot;&amp;[.$B$3]&amp;&quot; import bulk &quot;&quot;/tmp/mattermost/&quot;&amp;SUBSTITUTE([.B7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77]&amp;&quot;&quot;&quot; &amp;&amp; &quot;&amp;[.$B$2]&amp;&quot; public import &quot;&quot;&quot;&amp;[.B77]&amp;&quot;&quot;&quot; '&quot;&amp;[.$B$4]&amp;&quot;':&quot;&quot;&quot;&amp;[.B7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77]&amp;&quot;&quot;&quot; &amp;&amp; &quot;&amp;[.$B$3]&amp;&quot; import bulk &quot;&quot;/tmp/mattermost/&quot;&amp;SUBSTITUTE([.B7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7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77]&amp;&quot;&quot;&quot; &amp;&amp; &quot;&amp;[.$B$3]&amp;&quot; import bulk &quot;&quot;/tmp/mattermost/&quot;&amp;SUBSTITUTE([.B7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78]&amp;&quot;&quot;&quot; &amp;&amp; &quot;&amp;[.$B$2]&amp;&quot; public import &quot;&quot;&quot;&amp;[.B78]&amp;&quot;&quot;&quot; '&quot;&amp;[.$B$4]&amp;&quot;':&quot;&quot;&quot;&amp;[.B7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78]&amp;&quot;&quot;&quot; &amp;&amp; &quot;&amp;[.$B$3]&amp;&quot; import bulk &quot;&quot;/tmp/mattermost/&quot;&amp;SUBSTITUTE([.B7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7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78]&amp;&quot;&quot;&quot; &amp;&amp; &quot;&amp;[.$B$3]&amp;&quot; import bulk &quot;&quot;/tmp/mattermost/&quot;&amp;SUBSTITUTE([.B7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79]&amp;&quot;&quot;&quot; &amp;&amp; &quot;&amp;[.$B$2]&amp;&quot; public import &quot;&quot;&quot;&amp;[.B79]&amp;&quot;&quot;&quot; '&quot;&amp;[.$B$4]&amp;&quot;':&quot;&quot;&quot;&amp;[.B7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79]&amp;&quot;&quot;&quot; &amp;&amp; &quot;&amp;[.$B$3]&amp;&quot; import bulk &quot;&quot;/tmp/mattermost/&quot;&amp;SUBSTITUTE([.B7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7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79]&amp;&quot;&quot;&quot; &amp;&amp; &quot;&amp;[.$B$3]&amp;&quot; import bulk &quot;&quot;/tmp/mattermost/&quot;&amp;SUBSTITUTE([.B7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80]&amp;&quot;&quot;&quot; &amp;&amp; &quot;&amp;[.$B$2]&amp;&quot; public import &quot;&quot;&quot;&amp;[.B80]&amp;&quot;&quot;&quot; '&quot;&amp;[.$B$4]&amp;&quot;':&quot;&quot;&quot;&amp;[.B8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80]&amp;&quot;&quot;&quot; &amp;&amp; &quot;&amp;[.$B$3]&amp;&quot; import bulk &quot;&quot;/tmp/mattermost/&quot;&amp;SUBSTITUTE([.B8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8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80]&amp;&quot;&quot;&quot; &amp;&amp; &quot;&amp;[.$B$3]&amp;&quot; import bulk &quot;&quot;/tmp/mattermost/&quot;&amp;SUBSTITUTE([.B8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81]&amp;&quot;&quot;&quot; &amp;&amp; &quot;&amp;[.$B$2]&amp;&quot; public import &quot;&quot;&quot;&amp;[.B81]&amp;&quot;&quot;&quot; '&quot;&amp;[.$B$4]&amp;&quot;':&quot;&quot;&quot;&amp;[.B8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81]&amp;&quot;&quot;&quot; &amp;&amp; &quot;&amp;[.$B$3]&amp;&quot; import bulk &quot;&quot;/tmp/mattermost/&quot;&amp;SUBSTITUTE([.B8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8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81]&amp;&quot;&quot;&quot; &amp;&amp; &quot;&amp;[.$B$3]&amp;&quot; import bulk &quot;&quot;/tmp/mattermost/&quot;&amp;SUBSTITUTE([.B8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82]&amp;&quot;&quot;&quot; &amp;&amp; &quot;&amp;[.$B$2]&amp;&quot; public import &quot;&quot;&quot;&amp;[.B82]&amp;&quot;&quot;&quot; '&quot;&amp;[.$B$4]&amp;&quot;':&quot;&quot;&quot;&amp;[.B8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82]&amp;&quot;&quot;&quot; &amp;&amp; &quot;&amp;[.$B$3]&amp;&quot; import bulk &quot;&quot;/tmp/mattermost/&quot;&amp;SUBSTITUTE([.B8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8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82]&amp;&quot;&quot;&quot; &amp;&amp; &quot;&amp;[.$B$3]&amp;&quot; import bulk &quot;&quot;/tmp/mattermost/&quot;&amp;SUBSTITUTE([.B8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83]&amp;&quot;&quot;&quot; &amp;&amp; &quot;&amp;[.$B$2]&amp;&quot; public import &quot;&quot;&quot;&amp;[.B83]&amp;&quot;&quot;&quot; '&quot;&amp;[.$B$4]&amp;&quot;':&quot;&quot;&quot;&amp;[.B8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83]&amp;&quot;&quot;&quot; &amp;&amp; &quot;&amp;[.$B$3]&amp;&quot; import bulk &quot;&quot;/tmp/mattermost/&quot;&amp;SUBSTITUTE([.B8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8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83]&amp;&quot;&quot;&quot; &amp;&amp; &quot;&amp;[.$B$3]&amp;&quot; import bulk &quot;&quot;/tmp/mattermost/&quot;&amp;SUBSTITUTE([.B8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84]&amp;&quot;&quot;&quot; &amp;&amp; &quot;&amp;[.$B$2]&amp;&quot; public import &quot;&quot;&quot;&amp;[.B84]&amp;&quot;&quot;&quot; '&quot;&amp;[.$B$4]&amp;&quot;':&quot;&quot;&quot;&amp;[.B8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84]&amp;&quot;&quot;&quot; &amp;&amp; &quot;&amp;[.$B$3]&amp;&quot; import bulk &quot;&quot;/tmp/mattermost/&quot;&amp;SUBSTITUTE([.B8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8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84]&amp;&quot;&quot;&quot; &amp;&amp; &quot;&amp;[.$B$3]&amp;&quot; import bulk &quot;&quot;/tmp/mattermost/&quot;&amp;SUBSTITUTE([.B8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85]&amp;&quot;&quot;&quot; &amp;&amp; &quot;&amp;[.$B$2]&amp;&quot; public import &quot;&quot;&quot;&amp;[.B85]&amp;&quot;&quot;&quot; '&quot;&amp;[.$B$4]&amp;&quot;':&quot;&quot;&quot;&amp;[.B8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85]&amp;&quot;&quot;&quot; &amp;&amp; &quot;&amp;[.$B$3]&amp;&quot; import bulk &quot;&quot;/tmp/mattermost/&quot;&amp;SUBSTITUTE([.B8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8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85]&amp;&quot;&quot;&quot; &amp;&amp; &quot;&amp;[.$B$3]&amp;&quot; import bulk &quot;&quot;/tmp/mattermost/&quot;&amp;SUBSTITUTE([.B8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86]&amp;&quot;&quot;&quot; &amp;&amp; &quot;&amp;[.$B$2]&amp;&quot; public import &quot;&quot;&quot;&amp;[.B86]&amp;&quot;&quot;&quot; '&quot;&amp;[.$B$4]&amp;&quot;':&quot;&quot;&quot;&amp;[.B8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86]&amp;&quot;&quot;&quot; &amp;&amp; &quot;&amp;[.$B$3]&amp;&quot; import bulk &quot;&quot;/tmp/mattermost/&quot;&amp;SUBSTITUTE([.B8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8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86]&amp;&quot;&quot;&quot; &amp;&amp; &quot;&amp;[.$B$3]&amp;&quot; import bulk &quot;&quot;/tmp/mattermost/&quot;&amp;SUBSTITUTE([.B8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87]&amp;&quot;&quot;&quot; &amp;&amp; &quot;&amp;[.$B$2]&amp;&quot; public import &quot;&quot;&quot;&amp;[.B87]&amp;&quot;&quot;&quot; '&quot;&amp;[.$B$4]&amp;&quot;':&quot;&quot;&quot;&amp;[.B8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87]&amp;&quot;&quot;&quot; &amp;&amp; &quot;&amp;[.$B$3]&amp;&quot; import bulk &quot;&quot;/tmp/mattermost/&quot;&amp;SUBSTITUTE([.B8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8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87]&amp;&quot;&quot;&quot; &amp;&amp; &quot;&amp;[.$B$3]&amp;&quot; import bulk &quot;&quot;/tmp/mattermost/&quot;&amp;SUBSTITUTE([.B8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88]&amp;&quot;&quot;&quot; &amp;&amp; &quot;&amp;[.$B$2]&amp;&quot; public import &quot;&quot;&quot;&amp;[.B88]&amp;&quot;&quot;&quot; '&quot;&amp;[.$B$4]&amp;&quot;':&quot;&quot;&quot;&amp;[.B8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88]&amp;&quot;&quot;&quot; &amp;&amp; &quot;&amp;[.$B$3]&amp;&quot; import bulk &quot;&quot;/tmp/mattermost/&quot;&amp;SUBSTITUTE([.B8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8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88]&amp;&quot;&quot;&quot; &amp;&amp; &quot;&amp;[.$B$3]&amp;&quot; import bulk &quot;&quot;/tmp/mattermost/&quot;&amp;SUBSTITUTE([.B8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89]&amp;&quot;&quot;&quot; &amp;&amp; &quot;&amp;[.$B$2]&amp;&quot; public import &quot;&quot;&quot;&amp;[.B89]&amp;&quot;&quot;&quot; '&quot;&amp;[.$B$4]&amp;&quot;':&quot;&quot;&quot;&amp;[.B8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89]&amp;&quot;&quot;&quot; &amp;&amp; &quot;&amp;[.$B$3]&amp;&quot; import bulk &quot;&quot;/tmp/mattermost/&quot;&amp;SUBSTITUTE([.B8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8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89]&amp;&quot;&quot;&quot; &amp;&amp; &quot;&amp;[.$B$3]&amp;&quot; import bulk &quot;&quot;/tmp/mattermost/&quot;&amp;SUBSTITUTE([.B8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90]&amp;&quot;&quot;&quot; &amp;&amp; &quot;&amp;[.$B$2]&amp;&quot; public import &quot;&quot;&quot;&amp;[.B90]&amp;&quot;&quot;&quot; '&quot;&amp;[.$B$4]&amp;&quot;':&quot;&quot;&quot;&amp;[.B9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90]&amp;&quot;&quot;&quot; &amp;&amp; &quot;&amp;[.$B$3]&amp;&quot; import bulk &quot;&quot;/tmp/mattermost/&quot;&amp;SUBSTITUTE([.B9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9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90]&amp;&quot;&quot;&quot; &amp;&amp; &quot;&amp;[.$B$3]&amp;&quot; import bulk &quot;&quot;/tmp/mattermost/&quot;&amp;SUBSTITUTE([.B9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91]&amp;&quot;&quot;&quot; &amp;&amp; &quot;&amp;[.$B$2]&amp;&quot; public import &quot;&quot;&quot;&amp;[.B91]&amp;&quot;&quot;&quot; '&quot;&amp;[.$B$4]&amp;&quot;':&quot;&quot;&quot;&amp;[.B9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91]&amp;&quot;&quot;&quot; &amp;&amp; &quot;&amp;[.$B$3]&amp;&quot; import bulk &quot;&quot;/tmp/mattermost/&quot;&amp;SUBSTITUTE([.B9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9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91]&amp;&quot;&quot;&quot; &amp;&amp; &quot;&amp;[.$B$3]&amp;&quot; import bulk &quot;&quot;/tmp/mattermost/&quot;&amp;SUBSTITUTE([.B9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92]&amp;&quot;&quot;&quot; &amp;&amp; &quot;&amp;[.$B$2]&amp;&quot; public import &quot;&quot;&quot;&amp;[.B92]&amp;&quot;&quot;&quot; '&quot;&amp;[.$B$4]&amp;&quot;':&quot;&quot;&quot;&amp;[.B9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92]&amp;&quot;&quot;&quot; &amp;&amp; &quot;&amp;[.$B$3]&amp;&quot; import bulk &quot;&quot;/tmp/mattermost/&quot;&amp;SUBSTITUTE([.B9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9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92]&amp;&quot;&quot;&quot; &amp;&amp; &quot;&amp;[.$B$3]&amp;&quot; import bulk &quot;&quot;/tmp/mattermost/&quot;&amp;SUBSTITUTE([.B9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93]&amp;&quot;&quot;&quot; &amp;&amp; &quot;&amp;[.$B$2]&amp;&quot; public import &quot;&quot;&quot;&amp;[.B93]&amp;&quot;&quot;&quot; '&quot;&amp;[.$B$4]&amp;&quot;':&quot;&quot;&quot;&amp;[.B9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93]&amp;&quot;&quot;&quot; &amp;&amp; &quot;&amp;[.$B$3]&amp;&quot; import bulk &quot;&quot;/tmp/mattermost/&quot;&amp;SUBSTITUTE([.B9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9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93]&amp;&quot;&quot;&quot; &amp;&amp; &quot;&amp;[.$B$3]&amp;&quot; import bulk &quot;&quot;/tmp/mattermost/&quot;&amp;SUBSTITUTE([.B9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94]&amp;&quot;&quot;&quot; &amp;&amp; &quot;&amp;[.$B$2]&amp;&quot; public import &quot;&quot;&quot;&amp;[.B94]&amp;&quot;&quot;&quot; '&quot;&amp;[.$B$4]&amp;&quot;':&quot;&quot;&quot;&amp;[.B9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94]&amp;&quot;&quot;&quot; &amp;&amp; &quot;&amp;[.$B$3]&amp;&quot; import bulk &quot;&quot;/tmp/mattermost/&quot;&amp;SUBSTITUTE([.B9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9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94]&amp;&quot;&quot;&quot; &amp;&amp; &quot;&amp;[.$B$3]&amp;&quot; import bulk &quot;&quot;/tmp/mattermost/&quot;&amp;SUBSTITUTE([.B9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95]&amp;&quot;&quot;&quot; &amp;&amp; &quot;&amp;[.$B$2]&amp;&quot; public import &quot;&quot;&quot;&amp;[.B95]&amp;&quot;&quot;&quot; '&quot;&amp;[.$B$4]&amp;&quot;':&quot;&quot;&quot;&amp;[.B9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95]&amp;&quot;&quot;&quot; &amp;&amp; &quot;&amp;[.$B$3]&amp;&quot; import bulk &quot;&quot;/tmp/mattermost/&quot;&amp;SUBSTITUTE([.B9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9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95]&amp;&quot;&quot;&quot; &amp;&amp; &quot;&amp;[.$B$3]&amp;&quot; import bulk &quot;&quot;/tmp/mattermost/&quot;&amp;SUBSTITUTE([.B9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96]&amp;&quot;&quot;&quot; &amp;&amp; &quot;&amp;[.$B$2]&amp;&quot; public import &quot;&quot;&quot;&amp;[.B96]&amp;&quot;&quot;&quot; '&quot;&amp;[.$B$4]&amp;&quot;':&quot;&quot;&quot;&amp;[.B9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96]&amp;&quot;&quot;&quot; &amp;&amp; &quot;&amp;[.$B$3]&amp;&quot; import bulk &quot;&quot;/tmp/mattermost/&quot;&amp;SUBSTITUTE([.B9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9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96]&amp;&quot;&quot;&quot; &amp;&amp; &quot;&amp;[.$B$3]&amp;&quot; import bulk &quot;&quot;/tmp/mattermost/&quot;&amp;SUBSTITUTE([.B9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97]&amp;&quot;&quot;&quot; &amp;&amp; &quot;&amp;[.$B$2]&amp;&quot; public import &quot;&quot;&quot;&amp;[.B97]&amp;&quot;&quot;&quot; '&quot;&amp;[.$B$4]&amp;&quot;':&quot;&quot;&quot;&amp;[.B9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97]&amp;&quot;&quot;&quot; &amp;&amp; &quot;&amp;[.$B$3]&amp;&quot; import bulk &quot;&quot;/tmp/mattermost/&quot;&amp;SUBSTITUTE([.B9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9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97]&amp;&quot;&quot;&quot; &amp;&amp; &quot;&amp;[.$B$3]&amp;&quot; import bulk &quot;&quot;/tmp/mattermost/&quot;&amp;SUBSTITUTE([.B9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98]&amp;&quot;&quot;&quot; &amp;&amp; &quot;&amp;[.$B$2]&amp;&quot; public import &quot;&quot;&quot;&amp;[.B98]&amp;&quot;&quot;&quot; '&quot;&amp;[.$B$4]&amp;&quot;':&quot;&quot;&quot;&amp;[.B9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98]&amp;&quot;&quot;&quot; &amp;&amp; &quot;&amp;[.$B$3]&amp;&quot; import bulk &quot;&quot;/tmp/mattermost/&quot;&amp;SUBSTITUTE([.B9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9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98]&amp;&quot;&quot;&quot; &amp;&amp; &quot;&amp;[.$B$3]&amp;&quot; import bulk &quot;&quot;/tmp/mattermost/&quot;&amp;SUBSTITUTE([.B9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99]&amp;&quot;&quot;&quot; &amp;&amp; &quot;&amp;[.$B$2]&amp;&quot; public import &quot;&quot;&quot;&amp;[.B99]&amp;&quot;&quot;&quot; '&quot;&amp;[.$B$4]&amp;&quot;':&quot;&quot;&quot;&amp;[.B9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99]&amp;&quot;&quot;&quot; &amp;&amp; &quot;&amp;[.$B$3]&amp;&quot; import bulk &quot;&quot;/tmp/mattermost/&quot;&amp;SUBSTITUTE([.B9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9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99]&amp;&quot;&quot;&quot; &amp;&amp; &quot;&amp;[.$B$3]&amp;&quot; import bulk &quot;&quot;/tmp/mattermost/&quot;&amp;SUBSTITUTE([.B9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00]&amp;&quot;&quot;&quot; &amp;&amp; &quot;&amp;[.$B$2]&amp;&quot; public import &quot;&quot;&quot;&amp;[.B100]&amp;&quot;&quot;&quot; '&quot;&amp;[.$B$4]&amp;&quot;':&quot;&quot;&quot;&amp;[.B10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00]&amp;&quot;&quot;&quot; &amp;&amp; &quot;&amp;[.$B$3]&amp;&quot; import bulk &quot;&quot;/tmp/mattermost/&quot;&amp;SUBSTITUTE([.B10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0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00]&amp;&quot;&quot;&quot; &amp;&amp; &quot;&amp;[.$B$3]&amp;&quot; import bulk &quot;&quot;/tmp/mattermost/&quot;&amp;SUBSTITUTE([.B10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01]&amp;&quot;&quot;&quot; &amp;&amp; &quot;&amp;[.$B$2]&amp;&quot; public import &quot;&quot;&quot;&amp;[.B101]&amp;&quot;&quot;&quot; '&quot;&amp;[.$B$4]&amp;&quot;':&quot;&quot;&quot;&amp;[.B10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01]&amp;&quot;&quot;&quot; &amp;&amp; &quot;&amp;[.$B$3]&amp;&quot; import bulk &quot;&quot;/tmp/mattermost/&quot;&amp;SUBSTITUTE([.B10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0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01]&amp;&quot;&quot;&quot; &amp;&amp; &quot;&amp;[.$B$3]&amp;&quot; import bulk &quot;&quot;/tmp/mattermost/&quot;&amp;SUBSTITUTE([.B10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02]&amp;&quot;&quot;&quot; &amp;&amp; &quot;&amp;[.$B$2]&amp;&quot; public import &quot;&quot;&quot;&amp;[.B102]&amp;&quot;&quot;&quot; '&quot;&amp;[.$B$4]&amp;&quot;':&quot;&quot;&quot;&amp;[.B10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02]&amp;&quot;&quot;&quot; &amp;&amp; &quot;&amp;[.$B$3]&amp;&quot; import bulk &quot;&quot;/tmp/mattermost/&quot;&amp;SUBSTITUTE([.B10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0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02]&amp;&quot;&quot;&quot; &amp;&amp; &quot;&amp;[.$B$3]&amp;&quot; import bulk &quot;&quot;/tmp/mattermost/&quot;&amp;SUBSTITUTE([.B10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03]&amp;&quot;&quot;&quot; &amp;&amp; &quot;&amp;[.$B$2]&amp;&quot; public import &quot;&quot;&quot;&amp;[.B103]&amp;&quot;&quot;&quot; '&quot;&amp;[.$B$4]&amp;&quot;':&quot;&quot;&quot;&amp;[.B10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03]&amp;&quot;&quot;&quot; &amp;&amp; &quot;&amp;[.$B$3]&amp;&quot; import bulk &quot;&quot;/tmp/mattermost/&quot;&amp;SUBSTITUTE([.B10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0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03]&amp;&quot;&quot;&quot; &amp;&amp; &quot;&amp;[.$B$3]&amp;&quot; import bulk &quot;&quot;/tmp/mattermost/&quot;&amp;SUBSTITUTE([.B10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04]&amp;&quot;&quot;&quot; &amp;&amp; &quot;&amp;[.$B$2]&amp;&quot; public import &quot;&quot;&quot;&amp;[.B104]&amp;&quot;&quot;&quot; '&quot;&amp;[.$B$4]&amp;&quot;':&quot;&quot;&quot;&amp;[.B10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04]&amp;&quot;&quot;&quot; &amp;&amp; &quot;&amp;[.$B$3]&amp;&quot; import bulk &quot;&quot;/tmp/mattermost/&quot;&amp;SUBSTITUTE([.B10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0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04]&amp;&quot;&quot;&quot; &amp;&amp; &quot;&amp;[.$B$3]&amp;&quot; import bulk &quot;&quot;/tmp/mattermost/&quot;&amp;SUBSTITUTE([.B10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05]&amp;&quot;&quot;&quot; &amp;&amp; &quot;&amp;[.$B$2]&amp;&quot; public import &quot;&quot;&quot;&amp;[.B105]&amp;&quot;&quot;&quot; '&quot;&amp;[.$B$4]&amp;&quot;':&quot;&quot;&quot;&amp;[.B10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05]&amp;&quot;&quot;&quot; &amp;&amp; &quot;&amp;[.$B$3]&amp;&quot; import bulk &quot;&quot;/tmp/mattermost/&quot;&amp;SUBSTITUTE([.B10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0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05]&amp;&quot;&quot;&quot; &amp;&amp; &quot;&amp;[.$B$3]&amp;&quot; import bulk &quot;&quot;/tmp/mattermost/&quot;&amp;SUBSTITUTE([.B10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06]&amp;&quot;&quot;&quot; &amp;&amp; &quot;&amp;[.$B$2]&amp;&quot; public import &quot;&quot;&quot;&amp;[.B106]&amp;&quot;&quot;&quot; '&quot;&amp;[.$B$4]&amp;&quot;':&quot;&quot;&quot;&amp;[.B10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06]&amp;&quot;&quot;&quot; &amp;&amp; &quot;&amp;[.$B$3]&amp;&quot; import bulk &quot;&quot;/tmp/mattermost/&quot;&amp;SUBSTITUTE([.B10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0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06]&amp;&quot;&quot;&quot; &amp;&amp; &quot;&amp;[.$B$3]&amp;&quot; import bulk &quot;&quot;/tmp/mattermost/&quot;&amp;SUBSTITUTE([.B10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07]&amp;&quot;&quot;&quot; &amp;&amp; &quot;&amp;[.$B$2]&amp;&quot; public import &quot;&quot;&quot;&amp;[.B107]&amp;&quot;&quot;&quot; '&quot;&amp;[.$B$4]&amp;&quot;':&quot;&quot;&quot;&amp;[.B10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07]&amp;&quot;&quot;&quot; &amp;&amp; &quot;&amp;[.$B$3]&amp;&quot; import bulk &quot;&quot;/tmp/mattermost/&quot;&amp;SUBSTITUTE([.B10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0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07]&amp;&quot;&quot;&quot; &amp;&amp; &quot;&amp;[.$B$3]&amp;&quot; import bulk &quot;&quot;/tmp/mattermost/&quot;&amp;SUBSTITUTE([.B10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08]&amp;&quot;&quot;&quot; &amp;&amp; &quot;&amp;[.$B$2]&amp;&quot; public import &quot;&quot;&quot;&amp;[.B108]&amp;&quot;&quot;&quot; '&quot;&amp;[.$B$4]&amp;&quot;':&quot;&quot;&quot;&amp;[.B10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08]&amp;&quot;&quot;&quot; &amp;&amp; &quot;&amp;[.$B$3]&amp;&quot; import bulk &quot;&quot;/tmp/mattermost/&quot;&amp;SUBSTITUTE([.B10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0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08]&amp;&quot;&quot;&quot; &amp;&amp; &quot;&amp;[.$B$3]&amp;&quot; import bulk &quot;&quot;/tmp/mattermost/&quot;&amp;SUBSTITUTE([.B10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09]&amp;&quot;&quot;&quot; &amp;&amp; &quot;&amp;[.$B$2]&amp;&quot; public import &quot;&quot;&quot;&amp;[.B109]&amp;&quot;&quot;&quot; '&quot;&amp;[.$B$4]&amp;&quot;':&quot;&quot;&quot;&amp;[.B10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09]&amp;&quot;&quot;&quot; &amp;&amp; &quot;&amp;[.$B$3]&amp;&quot; import bulk &quot;&quot;/tmp/mattermost/&quot;&amp;SUBSTITUTE([.B10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0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09]&amp;&quot;&quot;&quot; &amp;&amp; &quot;&amp;[.$B$3]&amp;&quot; import bulk &quot;&quot;/tmp/mattermost/&quot;&amp;SUBSTITUTE([.B10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10]&amp;&quot;&quot;&quot; &amp;&amp; &quot;&amp;[.$B$2]&amp;&quot; public import &quot;&quot;&quot;&amp;[.B110]&amp;&quot;&quot;&quot; '&quot;&amp;[.$B$4]&amp;&quot;':&quot;&quot;&quot;&amp;[.B11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10]&amp;&quot;&quot;&quot; &amp;&amp; &quot;&amp;[.$B$3]&amp;&quot; import bulk &quot;&quot;/tmp/mattermost/&quot;&amp;SUBSTITUTE([.B11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1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10]&amp;&quot;&quot;&quot; &amp;&amp; &quot;&amp;[.$B$3]&amp;&quot; import bulk &quot;&quot;/tmp/mattermost/&quot;&amp;SUBSTITUTE([.B11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11]&amp;&quot;&quot;&quot; &amp;&amp; &quot;&amp;[.$B$2]&amp;&quot; public import &quot;&quot;&quot;&amp;[.B111]&amp;&quot;&quot;&quot; '&quot;&amp;[.$B$4]&amp;&quot;':&quot;&quot;&quot;&amp;[.B11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11]&amp;&quot;&quot;&quot; &amp;&amp; &quot;&amp;[.$B$3]&amp;&quot; import bulk &quot;&quot;/tmp/mattermost/&quot;&amp;SUBSTITUTE([.B11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1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11]&amp;&quot;&quot;&quot; &amp;&amp; &quot;&amp;[.$B$3]&amp;&quot; import bulk &quot;&quot;/tmp/mattermost/&quot;&amp;SUBSTITUTE([.B11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12]&amp;&quot;&quot;&quot; &amp;&amp; &quot;&amp;[.$B$2]&amp;&quot; public import &quot;&quot;&quot;&amp;[.B112]&amp;&quot;&quot;&quot; '&quot;&amp;[.$B$4]&amp;&quot;':&quot;&quot;&quot;&amp;[.B11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12]&amp;&quot;&quot;&quot; &amp;&amp; &quot;&amp;[.$B$3]&amp;&quot; import bulk &quot;&quot;/tmp/mattermost/&quot;&amp;SUBSTITUTE([.B11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1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12]&amp;&quot;&quot;&quot; &amp;&amp; &quot;&amp;[.$B$3]&amp;&quot; import bulk &quot;&quot;/tmp/mattermost/&quot;&amp;SUBSTITUTE([.B11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13]&amp;&quot;&quot;&quot; &amp;&amp; &quot;&amp;[.$B$2]&amp;&quot; public import &quot;&quot;&quot;&amp;[.B113]&amp;&quot;&quot;&quot; '&quot;&amp;[.$B$4]&amp;&quot;':&quot;&quot;&quot;&amp;[.B11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13]&amp;&quot;&quot;&quot; &amp;&amp; &quot;&amp;[.$B$3]&amp;&quot; import bulk &quot;&quot;/tmp/mattermost/&quot;&amp;SUBSTITUTE([.B11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1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13]&amp;&quot;&quot;&quot; &amp;&amp; &quot;&amp;[.$B$3]&amp;&quot; import bulk &quot;&quot;/tmp/mattermost/&quot;&amp;SUBSTITUTE([.B11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14]&amp;&quot;&quot;&quot; &amp;&amp; &quot;&amp;[.$B$2]&amp;&quot; public import &quot;&quot;&quot;&amp;[.B114]&amp;&quot;&quot;&quot; '&quot;&amp;[.$B$4]&amp;&quot;':&quot;&quot;&quot;&amp;[.B11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14]&amp;&quot;&quot;&quot; &amp;&amp; &quot;&amp;[.$B$3]&amp;&quot; import bulk &quot;&quot;/tmp/mattermost/&quot;&amp;SUBSTITUTE([.B11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1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14]&amp;&quot;&quot;&quot; &amp;&amp; &quot;&amp;[.$B$3]&amp;&quot; import bulk &quot;&quot;/tmp/mattermost/&quot;&amp;SUBSTITUTE([.B11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15]&amp;&quot;&quot;&quot; &amp;&amp; &quot;&amp;[.$B$2]&amp;&quot; public import &quot;&quot;&quot;&amp;[.B115]&amp;&quot;&quot;&quot; '&quot;&amp;[.$B$4]&amp;&quot;':&quot;&quot;&quot;&amp;[.B11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15]&amp;&quot;&quot;&quot; &amp;&amp; &quot;&amp;[.$B$3]&amp;&quot; import bulk &quot;&quot;/tmp/mattermost/&quot;&amp;SUBSTITUTE([.B11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1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15]&amp;&quot;&quot;&quot; &amp;&amp; &quot;&amp;[.$B$3]&amp;&quot; import bulk &quot;&quot;/tmp/mattermost/&quot;&amp;SUBSTITUTE([.B11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16]&amp;&quot;&quot;&quot; &amp;&amp; &quot;&amp;[.$B$2]&amp;&quot; public import &quot;&quot;&quot;&amp;[.B116]&amp;&quot;&quot;&quot; '&quot;&amp;[.$B$4]&amp;&quot;':&quot;&quot;&quot;&amp;[.B11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16]&amp;&quot;&quot;&quot; &amp;&amp; &quot;&amp;[.$B$3]&amp;&quot; import bulk &quot;&quot;/tmp/mattermost/&quot;&amp;SUBSTITUTE([.B11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1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16]&amp;&quot;&quot;&quot; &amp;&amp; &quot;&amp;[.$B$3]&amp;&quot; import bulk &quot;&quot;/tmp/mattermost/&quot;&amp;SUBSTITUTE([.B11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17]&amp;&quot;&quot;&quot; &amp;&amp; &quot;&amp;[.$B$2]&amp;&quot; public import &quot;&quot;&quot;&amp;[.B117]&amp;&quot;&quot;&quot; '&quot;&amp;[.$B$4]&amp;&quot;':&quot;&quot;&quot;&amp;[.B11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17]&amp;&quot;&quot;&quot; &amp;&amp; &quot;&amp;[.$B$3]&amp;&quot; import bulk &quot;&quot;/tmp/mattermost/&quot;&amp;SUBSTITUTE([.B11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1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17]&amp;&quot;&quot;&quot; &amp;&amp; &quot;&amp;[.$B$3]&amp;&quot; import bulk &quot;&quot;/tmp/mattermost/&quot;&amp;SUBSTITUTE([.B11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18]&amp;&quot;&quot;&quot; &amp;&amp; &quot;&amp;[.$B$2]&amp;&quot; public import &quot;&quot;&quot;&amp;[.B118]&amp;&quot;&quot;&quot; '&quot;&amp;[.$B$4]&amp;&quot;':&quot;&quot;&quot;&amp;[.B11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18]&amp;&quot;&quot;&quot; &amp;&amp; &quot;&amp;[.$B$3]&amp;&quot; import bulk &quot;&quot;/tmp/mattermost/&quot;&amp;SUBSTITUTE([.B11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1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18]&amp;&quot;&quot;&quot; &amp;&amp; &quot;&amp;[.$B$3]&amp;&quot; import bulk &quot;&quot;/tmp/mattermost/&quot;&amp;SUBSTITUTE([.B11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19]&amp;&quot;&quot;&quot; &amp;&amp; &quot;&amp;[.$B$2]&amp;&quot; public import &quot;&quot;&quot;&amp;[.B119]&amp;&quot;&quot;&quot; '&quot;&amp;[.$B$4]&amp;&quot;':&quot;&quot;&quot;&amp;[.B11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19]&amp;&quot;&quot;&quot; &amp;&amp; &quot;&amp;[.$B$3]&amp;&quot; import bulk &quot;&quot;/tmp/mattermost/&quot;&amp;SUBSTITUTE([.B11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1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19]&amp;&quot;&quot;&quot; &amp;&amp; &quot;&amp;[.$B$3]&amp;&quot; import bulk &quot;&quot;/tmp/mattermost/&quot;&amp;SUBSTITUTE([.B11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20]&amp;&quot;&quot;&quot; &amp;&amp; &quot;&amp;[.$B$2]&amp;&quot; public import &quot;&quot;&quot;&amp;[.B120]&amp;&quot;&quot;&quot; '&quot;&amp;[.$B$4]&amp;&quot;':&quot;&quot;&quot;&amp;[.B12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20]&amp;&quot;&quot;&quot; &amp;&amp; &quot;&amp;[.$B$3]&amp;&quot; import bulk &quot;&quot;/tmp/mattermost/&quot;&amp;SUBSTITUTE([.B12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2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20]&amp;&quot;&quot;&quot; &amp;&amp; &quot;&amp;[.$B$3]&amp;&quot; import bulk &quot;&quot;/tmp/mattermost/&quot;&amp;SUBSTITUTE([.B12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21]&amp;&quot;&quot;&quot; &amp;&amp; &quot;&amp;[.$B$2]&amp;&quot; public import &quot;&quot;&quot;&amp;[.B121]&amp;&quot;&quot;&quot; '&quot;&amp;[.$B$4]&amp;&quot;':&quot;&quot;&quot;&amp;[.B12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21]&amp;&quot;&quot;&quot; &amp;&amp; &quot;&amp;[.$B$3]&amp;&quot; import bulk &quot;&quot;/tmp/mattermost/&quot;&amp;SUBSTITUTE([.B12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2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21]&amp;&quot;&quot;&quot; &amp;&amp; &quot;&amp;[.$B$3]&amp;&quot; import bulk &quot;&quot;/tmp/mattermost/&quot;&amp;SUBSTITUTE([.B12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22]&amp;&quot;&quot;&quot; &amp;&amp; &quot;&amp;[.$B$2]&amp;&quot; public import &quot;&quot;&quot;&amp;[.B122]&amp;&quot;&quot;&quot; '&quot;&amp;[.$B$4]&amp;&quot;':&quot;&quot;&quot;&amp;[.B12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22]&amp;&quot;&quot;&quot; &amp;&amp; &quot;&amp;[.$B$3]&amp;&quot; import bulk &quot;&quot;/tmp/mattermost/&quot;&amp;SUBSTITUTE([.B12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2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22]&amp;&quot;&quot;&quot; &amp;&amp; &quot;&amp;[.$B$3]&amp;&quot; import bulk &quot;&quot;/tmp/mattermost/&quot;&amp;SUBSTITUTE([.B12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23]&amp;&quot;&quot;&quot; &amp;&amp; &quot;&amp;[.$B$2]&amp;&quot; public import &quot;&quot;&quot;&amp;[.B123]&amp;&quot;&quot;&quot; '&quot;&amp;[.$B$4]&amp;&quot;':&quot;&quot;&quot;&amp;[.B12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23]&amp;&quot;&quot;&quot; &amp;&amp; &quot;&amp;[.$B$3]&amp;&quot; import bulk &quot;&quot;/tmp/mattermost/&quot;&amp;SUBSTITUTE([.B12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2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23]&amp;&quot;&quot;&quot; &amp;&amp; &quot;&amp;[.$B$3]&amp;&quot; import bulk &quot;&quot;/tmp/mattermost/&quot;&amp;SUBSTITUTE([.B12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24]&amp;&quot;&quot;&quot; &amp;&amp; &quot;&amp;[.$B$2]&amp;&quot; public import &quot;&quot;&quot;&amp;[.B124]&amp;&quot;&quot;&quot; '&quot;&amp;[.$B$4]&amp;&quot;':&quot;&quot;&quot;&amp;[.B12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24]&amp;&quot;&quot;&quot; &amp;&amp; &quot;&amp;[.$B$3]&amp;&quot; import bulk &quot;&quot;/tmp/mattermost/&quot;&amp;SUBSTITUTE([.B12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2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24]&amp;&quot;&quot;&quot; &amp;&amp; &quot;&amp;[.$B$3]&amp;&quot; import bulk &quot;&quot;/tmp/mattermost/&quot;&amp;SUBSTITUTE([.B12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25]&amp;&quot;&quot;&quot; &amp;&amp; &quot;&amp;[.$B$2]&amp;&quot; public import &quot;&quot;&quot;&amp;[.B125]&amp;&quot;&quot;&quot; '&quot;&amp;[.$B$4]&amp;&quot;':&quot;&quot;&quot;&amp;[.B12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25]&amp;&quot;&quot;&quot; &amp;&amp; &quot;&amp;[.$B$3]&amp;&quot; import bulk &quot;&quot;/tmp/mattermost/&quot;&amp;SUBSTITUTE([.B12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2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25]&amp;&quot;&quot;&quot; &amp;&amp; &quot;&amp;[.$B$3]&amp;&quot; import bulk &quot;&quot;/tmp/mattermost/&quot;&amp;SUBSTITUTE([.B12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26]&amp;&quot;&quot;&quot; &amp;&amp; &quot;&amp;[.$B$2]&amp;&quot; public import &quot;&quot;&quot;&amp;[.B126]&amp;&quot;&quot;&quot; '&quot;&amp;[.$B$4]&amp;&quot;':&quot;&quot;&quot;&amp;[.B12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26]&amp;&quot;&quot;&quot; &amp;&amp; &quot;&amp;[.$B$3]&amp;&quot; import bulk &quot;&quot;/tmp/mattermost/&quot;&amp;SUBSTITUTE([.B12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2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26]&amp;&quot;&quot;&quot; &amp;&amp; &quot;&amp;[.$B$3]&amp;&quot; import bulk &quot;&quot;/tmp/mattermost/&quot;&amp;SUBSTITUTE([.B12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27]&amp;&quot;&quot;&quot; &amp;&amp; &quot;&amp;[.$B$2]&amp;&quot; public import &quot;&quot;&quot;&amp;[.B127]&amp;&quot;&quot;&quot; '&quot;&amp;[.$B$4]&amp;&quot;':&quot;&quot;&quot;&amp;[.B12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27]&amp;&quot;&quot;&quot; &amp;&amp; &quot;&amp;[.$B$3]&amp;&quot; import bulk &quot;&quot;/tmp/mattermost/&quot;&amp;SUBSTITUTE([.B12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2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27]&amp;&quot;&quot;&quot; &amp;&amp; &quot;&amp;[.$B$3]&amp;&quot; import bulk &quot;&quot;/tmp/mattermost/&quot;&amp;SUBSTITUTE([.B12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28]&amp;&quot;&quot;&quot; &amp;&amp; &quot;&amp;[.$B$2]&amp;&quot; public import &quot;&quot;&quot;&amp;[.B128]&amp;&quot;&quot;&quot; '&quot;&amp;[.$B$4]&amp;&quot;':&quot;&quot;&quot;&amp;[.B12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28]&amp;&quot;&quot;&quot; &amp;&amp; &quot;&amp;[.$B$3]&amp;&quot; import bulk &quot;&quot;/tmp/mattermost/&quot;&amp;SUBSTITUTE([.B12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2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28]&amp;&quot;&quot;&quot; &amp;&amp; &quot;&amp;[.$B$3]&amp;&quot; import bulk &quot;&quot;/tmp/mattermost/&quot;&amp;SUBSTITUTE([.B12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29]&amp;&quot;&quot;&quot; &amp;&amp; &quot;&amp;[.$B$2]&amp;&quot; public import &quot;&quot;&quot;&amp;[.B129]&amp;&quot;&quot;&quot; '&quot;&amp;[.$B$4]&amp;&quot;':&quot;&quot;&quot;&amp;[.B12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29]&amp;&quot;&quot;&quot; &amp;&amp; &quot;&amp;[.$B$3]&amp;&quot; import bulk &quot;&quot;/tmp/mattermost/&quot;&amp;SUBSTITUTE([.B12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2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29]&amp;&quot;&quot;&quot; &amp;&amp; &quot;&amp;[.$B$3]&amp;&quot; import bulk &quot;&quot;/tmp/mattermost/&quot;&amp;SUBSTITUTE([.B12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30]&amp;&quot;&quot;&quot; &amp;&amp; &quot;&amp;[.$B$2]&amp;&quot; public import &quot;&quot;&quot;&amp;[.B130]&amp;&quot;&quot;&quot; '&quot;&amp;[.$B$4]&amp;&quot;':&quot;&quot;&quot;&amp;[.B13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30]&amp;&quot;&quot;&quot; &amp;&amp; &quot;&amp;[.$B$3]&amp;&quot; import bulk &quot;&quot;/tmp/mattermost/&quot;&amp;SUBSTITUTE([.B13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3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30]&amp;&quot;&quot;&quot; &amp;&amp; &quot;&amp;[.$B$3]&amp;&quot; import bulk &quot;&quot;/tmp/mattermost/&quot;&amp;SUBSTITUTE([.B13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31]&amp;&quot;&quot;&quot; &amp;&amp; &quot;&amp;[.$B$2]&amp;&quot; public import &quot;&quot;&quot;&amp;[.B131]&amp;&quot;&quot;&quot; '&quot;&amp;[.$B$4]&amp;&quot;':&quot;&quot;&quot;&amp;[.B13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31]&amp;&quot;&quot;&quot; &amp;&amp; &quot;&amp;[.$B$3]&amp;&quot; import bulk &quot;&quot;/tmp/mattermost/&quot;&amp;SUBSTITUTE([.B13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3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31]&amp;&quot;&quot;&quot; &amp;&amp; &quot;&amp;[.$B$3]&amp;&quot; import bulk &quot;&quot;/tmp/mattermost/&quot;&amp;SUBSTITUTE([.B13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32]&amp;&quot;&quot;&quot; &amp;&amp; &quot;&amp;[.$B$2]&amp;&quot; public import &quot;&quot;&quot;&amp;[.B132]&amp;&quot;&quot;&quot; '&quot;&amp;[.$B$4]&amp;&quot;':&quot;&quot;&quot;&amp;[.B13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32]&amp;&quot;&quot;&quot; &amp;&amp; &quot;&amp;[.$B$3]&amp;&quot; import bulk &quot;&quot;/tmp/mattermost/&quot;&amp;SUBSTITUTE([.B13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3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32]&amp;&quot;&quot;&quot; &amp;&amp; &quot;&amp;[.$B$3]&amp;&quot; import bulk &quot;&quot;/tmp/mattermost/&quot;&amp;SUBSTITUTE([.B13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33]&amp;&quot;&quot;&quot; &amp;&amp; &quot;&amp;[.$B$2]&amp;&quot; public import &quot;&quot;&quot;&amp;[.B133]&amp;&quot;&quot;&quot; '&quot;&amp;[.$B$4]&amp;&quot;':&quot;&quot;&quot;&amp;[.B13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33]&amp;&quot;&quot;&quot; &amp;&amp; &quot;&amp;[.$B$3]&amp;&quot; import bulk &quot;&quot;/tmp/mattermost/&quot;&amp;SUBSTITUTE([.B13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3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33]&amp;&quot;&quot;&quot; &amp;&amp; &quot;&amp;[.$B$3]&amp;&quot; import bulk &quot;&quot;/tmp/mattermost/&quot;&amp;SUBSTITUTE([.B13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34]&amp;&quot;&quot;&quot; &amp;&amp; &quot;&amp;[.$B$2]&amp;&quot; public import &quot;&quot;&quot;&amp;[.B134]&amp;&quot;&quot;&quot; '&quot;&amp;[.$B$4]&amp;&quot;':&quot;&quot;&quot;&amp;[.B13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34]&amp;&quot;&quot;&quot; &amp;&amp; &quot;&amp;[.$B$3]&amp;&quot; import bulk &quot;&quot;/tmp/mattermost/&quot;&amp;SUBSTITUTE([.B13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3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34]&amp;&quot;&quot;&quot; &amp;&amp; &quot;&amp;[.$B$3]&amp;&quot; import bulk &quot;&quot;/tmp/mattermost/&quot;&amp;SUBSTITUTE([.B13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35]&amp;&quot;&quot;&quot; &amp;&amp; &quot;&amp;[.$B$2]&amp;&quot; public import &quot;&quot;&quot;&amp;[.B135]&amp;&quot;&quot;&quot; '&quot;&amp;[.$B$4]&amp;&quot;':&quot;&quot;&quot;&amp;[.B13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35]&amp;&quot;&quot;&quot; &amp;&amp; &quot;&amp;[.$B$3]&amp;&quot; import bulk &quot;&quot;/tmp/mattermost/&quot;&amp;SUBSTITUTE([.B13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3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35]&amp;&quot;&quot;&quot; &amp;&amp; &quot;&amp;[.$B$3]&amp;&quot; import bulk &quot;&quot;/tmp/mattermost/&quot;&amp;SUBSTITUTE([.B13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36]&amp;&quot;&quot;&quot; &amp;&amp; &quot;&amp;[.$B$2]&amp;&quot; public import &quot;&quot;&quot;&amp;[.B136]&amp;&quot;&quot;&quot; '&quot;&amp;[.$B$4]&amp;&quot;':&quot;&quot;&quot;&amp;[.B13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36]&amp;&quot;&quot;&quot; &amp;&amp; &quot;&amp;[.$B$3]&amp;&quot; import bulk &quot;&quot;/tmp/mattermost/&quot;&amp;SUBSTITUTE([.B13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3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36]&amp;&quot;&quot;&quot; &amp;&amp; &quot;&amp;[.$B$3]&amp;&quot; import bulk &quot;&quot;/tmp/mattermost/&quot;&amp;SUBSTITUTE([.B13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37]&amp;&quot;&quot;&quot; &amp;&amp; &quot;&amp;[.$B$2]&amp;&quot; public import &quot;&quot;&quot;&amp;[.B137]&amp;&quot;&quot;&quot; '&quot;&amp;[.$B$4]&amp;&quot;':&quot;&quot;&quot;&amp;[.B13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37]&amp;&quot;&quot;&quot; &amp;&amp; &quot;&amp;[.$B$3]&amp;&quot; import bulk &quot;&quot;/tmp/mattermost/&quot;&amp;SUBSTITUTE([.B13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3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37]&amp;&quot;&quot;&quot; &amp;&amp; &quot;&amp;[.$B$3]&amp;&quot; import bulk &quot;&quot;/tmp/mattermost/&quot;&amp;SUBSTITUTE([.B13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38]&amp;&quot;&quot;&quot; &amp;&amp; &quot;&amp;[.$B$2]&amp;&quot; public import &quot;&quot;&quot;&amp;[.B138]&amp;&quot;&quot;&quot; '&quot;&amp;[.$B$4]&amp;&quot;':&quot;&quot;&quot;&amp;[.B13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38]&amp;&quot;&quot;&quot; &amp;&amp; &quot;&amp;[.$B$3]&amp;&quot; import bulk &quot;&quot;/tmp/mattermost/&quot;&amp;SUBSTITUTE([.B13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3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38]&amp;&quot;&quot;&quot; &amp;&amp; &quot;&amp;[.$B$3]&amp;&quot; import bulk &quot;&quot;/tmp/mattermost/&quot;&amp;SUBSTITUTE([.B13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39]&amp;&quot;&quot;&quot; &amp;&amp; &quot;&amp;[.$B$2]&amp;&quot; public import &quot;&quot;&quot;&amp;[.B139]&amp;&quot;&quot;&quot; '&quot;&amp;[.$B$4]&amp;&quot;':&quot;&quot;&quot;&amp;[.B13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39]&amp;&quot;&quot;&quot; &amp;&amp; &quot;&amp;[.$B$3]&amp;&quot; import bulk &quot;&quot;/tmp/mattermost/&quot;&amp;SUBSTITUTE([.B13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3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39]&amp;&quot;&quot;&quot; &amp;&amp; &quot;&amp;[.$B$3]&amp;&quot; import bulk &quot;&quot;/tmp/mattermost/&quot;&amp;SUBSTITUTE([.B13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40]&amp;&quot;&quot;&quot; &amp;&amp; &quot;&amp;[.$B$2]&amp;&quot; public import &quot;&quot;&quot;&amp;[.B140]&amp;&quot;&quot;&quot; '&quot;&amp;[.$B$4]&amp;&quot;':&quot;&quot;&quot;&amp;[.B14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40]&amp;&quot;&quot;&quot; &amp;&amp; &quot;&amp;[.$B$3]&amp;&quot; import bulk &quot;&quot;/tmp/mattermost/&quot;&amp;SUBSTITUTE([.B14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4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40]&amp;&quot;&quot;&quot; &amp;&amp; &quot;&amp;[.$B$3]&amp;&quot; import bulk &quot;&quot;/tmp/mattermost/&quot;&amp;SUBSTITUTE([.B14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41]&amp;&quot;&quot;&quot; &amp;&amp; &quot;&amp;[.$B$2]&amp;&quot; public import &quot;&quot;&quot;&amp;[.B141]&amp;&quot;&quot;&quot; '&quot;&amp;[.$B$4]&amp;&quot;':&quot;&quot;&quot;&amp;[.B14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41]&amp;&quot;&quot;&quot; &amp;&amp; &quot;&amp;[.$B$3]&amp;&quot; import bulk &quot;&quot;/tmp/mattermost/&quot;&amp;SUBSTITUTE([.B14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4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41]&amp;&quot;&quot;&quot; &amp;&amp; &quot;&amp;[.$B$3]&amp;&quot; import bulk &quot;&quot;/tmp/mattermost/&quot;&amp;SUBSTITUTE([.B14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42]&amp;&quot;&quot;&quot; &amp;&amp; &quot;&amp;[.$B$2]&amp;&quot; public import &quot;&quot;&quot;&amp;[.B142]&amp;&quot;&quot;&quot; '&quot;&amp;[.$B$4]&amp;&quot;':&quot;&quot;&quot;&amp;[.B14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42]&amp;&quot;&quot;&quot; &amp;&amp; &quot;&amp;[.$B$3]&amp;&quot; import bulk &quot;&quot;/tmp/mattermost/&quot;&amp;SUBSTITUTE([.B14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4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42]&amp;&quot;&quot;&quot; &amp;&amp; &quot;&amp;[.$B$3]&amp;&quot; import bulk &quot;&quot;/tmp/mattermost/&quot;&amp;SUBSTITUTE([.B14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43]&amp;&quot;&quot;&quot; &amp;&amp; &quot;&amp;[.$B$2]&amp;&quot; public import &quot;&quot;&quot;&amp;[.B143]&amp;&quot;&quot;&quot; '&quot;&amp;[.$B$4]&amp;&quot;':&quot;&quot;&quot;&amp;[.B14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43]&amp;&quot;&quot;&quot; &amp;&amp; &quot;&amp;[.$B$3]&amp;&quot; import bulk &quot;&quot;/tmp/mattermost/&quot;&amp;SUBSTITUTE([.B14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4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43]&amp;&quot;&quot;&quot; &amp;&amp; &quot;&amp;[.$B$3]&amp;&quot; import bulk &quot;&quot;/tmp/mattermost/&quot;&amp;SUBSTITUTE([.B14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44]&amp;&quot;&quot;&quot; &amp;&amp; &quot;&amp;[.$B$2]&amp;&quot; public import &quot;&quot;&quot;&amp;[.B144]&amp;&quot;&quot;&quot; '&quot;&amp;[.$B$4]&amp;&quot;':&quot;&quot;&quot;&amp;[.B14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44]&amp;&quot;&quot;&quot; &amp;&amp; &quot;&amp;[.$B$3]&amp;&quot; import bulk &quot;&quot;/tmp/mattermost/&quot;&amp;SUBSTITUTE([.B14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4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44]&amp;&quot;&quot;&quot; &amp;&amp; &quot;&amp;[.$B$3]&amp;&quot; import bulk &quot;&quot;/tmp/mattermost/&quot;&amp;SUBSTITUTE([.B14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45]&amp;&quot;&quot;&quot; &amp;&amp; &quot;&amp;[.$B$2]&amp;&quot; public import &quot;&quot;&quot;&amp;[.B145]&amp;&quot;&quot;&quot; '&quot;&amp;[.$B$4]&amp;&quot;':&quot;&quot;&quot;&amp;[.B14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45]&amp;&quot;&quot;&quot; &amp;&amp; &quot;&amp;[.$B$3]&amp;&quot; import bulk &quot;&quot;/tmp/mattermost/&quot;&amp;SUBSTITUTE([.B14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4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45]&amp;&quot;&quot;&quot; &amp;&amp; &quot;&amp;[.$B$3]&amp;&quot; import bulk &quot;&quot;/tmp/mattermost/&quot;&amp;SUBSTITUTE([.B14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46]&amp;&quot;&quot;&quot; &amp;&amp; &quot;&amp;[.$B$2]&amp;&quot; public import &quot;&quot;&quot;&amp;[.B146]&amp;&quot;&quot;&quot; '&quot;&amp;[.$B$4]&amp;&quot;':&quot;&quot;&quot;&amp;[.B14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46]&amp;&quot;&quot;&quot; &amp;&amp; &quot;&amp;[.$B$3]&amp;&quot; import bulk &quot;&quot;/tmp/mattermost/&quot;&amp;SUBSTITUTE([.B14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4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46]&amp;&quot;&quot;&quot; &amp;&amp; &quot;&amp;[.$B$3]&amp;&quot; import bulk &quot;&quot;/tmp/mattermost/&quot;&amp;SUBSTITUTE([.B14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47]&amp;&quot;&quot;&quot; &amp;&amp; &quot;&amp;[.$B$2]&amp;&quot; public import &quot;&quot;&quot;&amp;[.B147]&amp;&quot;&quot;&quot; '&quot;&amp;[.$B$4]&amp;&quot;':&quot;&quot;&quot;&amp;[.B14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47]&amp;&quot;&quot;&quot; &amp;&amp; &quot;&amp;[.$B$3]&amp;&quot; import bulk &quot;&quot;/tmp/mattermost/&quot;&amp;SUBSTITUTE([.B14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4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47]&amp;&quot;&quot;&quot; &amp;&amp; &quot;&amp;[.$B$3]&amp;&quot; import bulk &quot;&quot;/tmp/mattermost/&quot;&amp;SUBSTITUTE([.B14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48]&amp;&quot;&quot;&quot; &amp;&amp; &quot;&amp;[.$B$2]&amp;&quot; public import &quot;&quot;&quot;&amp;[.B148]&amp;&quot;&quot;&quot; '&quot;&amp;[.$B$4]&amp;&quot;':&quot;&quot;&quot;&amp;[.B14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48]&amp;&quot;&quot;&quot; &amp;&amp; &quot;&amp;[.$B$3]&amp;&quot; import bulk &quot;&quot;/tmp/mattermost/&quot;&amp;SUBSTITUTE([.B14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4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48]&amp;&quot;&quot;&quot; &amp;&amp; &quot;&amp;[.$B$3]&amp;&quot; import bulk &quot;&quot;/tmp/mattermost/&quot;&amp;SUBSTITUTE([.B14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49]&amp;&quot;&quot;&quot; &amp;&amp; &quot;&amp;[.$B$2]&amp;&quot; public import &quot;&quot;&quot;&amp;[.B149]&amp;&quot;&quot;&quot; '&quot;&amp;[.$B$4]&amp;&quot;':&quot;&quot;&quot;&amp;[.B14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49]&amp;&quot;&quot;&quot; &amp;&amp; &quot;&amp;[.$B$3]&amp;&quot; import bulk &quot;&quot;/tmp/mattermost/&quot;&amp;SUBSTITUTE([.B14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4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49]&amp;&quot;&quot;&quot; &amp;&amp; &quot;&amp;[.$B$3]&amp;&quot; import bulk &quot;&quot;/tmp/mattermost/&quot;&amp;SUBSTITUTE([.B14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50]&amp;&quot;&quot;&quot; &amp;&amp; &quot;&amp;[.$B$2]&amp;&quot; public import &quot;&quot;&quot;&amp;[.B150]&amp;&quot;&quot;&quot; '&quot;&amp;[.$B$4]&amp;&quot;':&quot;&quot;&quot;&amp;[.B15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50]&amp;&quot;&quot;&quot; &amp;&amp; &quot;&amp;[.$B$3]&amp;&quot; import bulk &quot;&quot;/tmp/mattermost/&quot;&amp;SUBSTITUTE([.B15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5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50]&amp;&quot;&quot;&quot; &amp;&amp; &quot;&amp;[.$B$3]&amp;&quot; import bulk &quot;&quot;/tmp/mattermost/&quot;&amp;SUBSTITUTE([.B15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51]&amp;&quot;&quot;&quot; &amp;&amp; &quot;&amp;[.$B$2]&amp;&quot; public import &quot;&quot;&quot;&amp;[.B151]&amp;&quot;&quot;&quot; '&quot;&amp;[.$B$4]&amp;&quot;':&quot;&quot;&quot;&amp;[.B15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51]&amp;&quot;&quot;&quot; &amp;&amp; &quot;&amp;[.$B$3]&amp;&quot; import bulk &quot;&quot;/tmp/mattermost/&quot;&amp;SUBSTITUTE([.B15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5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51]&amp;&quot;&quot;&quot; &amp;&amp; &quot;&amp;[.$B$3]&amp;&quot; import bulk &quot;&quot;/tmp/mattermost/&quot;&amp;SUBSTITUTE([.B15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52]&amp;&quot;&quot;&quot; &amp;&amp; &quot;&amp;[.$B$2]&amp;&quot; public import &quot;&quot;&quot;&amp;[.B152]&amp;&quot;&quot;&quot; '&quot;&amp;[.$B$4]&amp;&quot;':&quot;&quot;&quot;&amp;[.B15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52]&amp;&quot;&quot;&quot; &amp;&amp; &quot;&amp;[.$B$3]&amp;&quot; import bulk &quot;&quot;/tmp/mattermost/&quot;&amp;SUBSTITUTE([.B15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5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52]&amp;&quot;&quot;&quot; &amp;&amp; &quot;&amp;[.$B$3]&amp;&quot; import bulk &quot;&quot;/tmp/mattermost/&quot;&amp;SUBSTITUTE([.B15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53]&amp;&quot;&quot;&quot; &amp;&amp; &quot;&amp;[.$B$2]&amp;&quot; public import &quot;&quot;&quot;&amp;[.B153]&amp;&quot;&quot;&quot; '&quot;&amp;[.$B$4]&amp;&quot;':&quot;&quot;&quot;&amp;[.B15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53]&amp;&quot;&quot;&quot; &amp;&amp; &quot;&amp;[.$B$3]&amp;&quot; import bulk &quot;&quot;/tmp/mattermost/&quot;&amp;SUBSTITUTE([.B15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5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53]&amp;&quot;&quot;&quot; &amp;&amp; &quot;&amp;[.$B$3]&amp;&quot; import bulk &quot;&quot;/tmp/mattermost/&quot;&amp;SUBSTITUTE([.B15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54]&amp;&quot;&quot;&quot; &amp;&amp; &quot;&amp;[.$B$2]&amp;&quot; public import &quot;&quot;&quot;&amp;[.B154]&amp;&quot;&quot;&quot; '&quot;&amp;[.$B$4]&amp;&quot;':&quot;&quot;&quot;&amp;[.B15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54]&amp;&quot;&quot;&quot; &amp;&amp; &quot;&amp;[.$B$3]&amp;&quot; import bulk &quot;&quot;/tmp/mattermost/&quot;&amp;SUBSTITUTE([.B15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5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54]&amp;&quot;&quot;&quot; &amp;&amp; &quot;&amp;[.$B$3]&amp;&quot; import bulk &quot;&quot;/tmp/mattermost/&quot;&amp;SUBSTITUTE([.B15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55]&amp;&quot;&quot;&quot; &amp;&amp; &quot;&amp;[.$B$2]&amp;&quot; public import &quot;&quot;&quot;&amp;[.B155]&amp;&quot;&quot;&quot; '&quot;&amp;[.$B$4]&amp;&quot;':&quot;&quot;&quot;&amp;[.B15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55]&amp;&quot;&quot;&quot; &amp;&amp; &quot;&amp;[.$B$3]&amp;&quot; import bulk &quot;&quot;/tmp/mattermost/&quot;&amp;SUBSTITUTE([.B15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5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55]&amp;&quot;&quot;&quot; &amp;&amp; &quot;&amp;[.$B$3]&amp;&quot; import bulk &quot;&quot;/tmp/mattermost/&quot;&amp;SUBSTITUTE([.B15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56]&amp;&quot;&quot;&quot; &amp;&amp; &quot;&amp;[.$B$2]&amp;&quot; public import &quot;&quot;&quot;&amp;[.B156]&amp;&quot;&quot;&quot; '&quot;&amp;[.$B$4]&amp;&quot;':&quot;&quot;&quot;&amp;[.B15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56]&amp;&quot;&quot;&quot; &amp;&amp; &quot;&amp;[.$B$3]&amp;&quot; import bulk &quot;&quot;/tmp/mattermost/&quot;&amp;SUBSTITUTE([.B15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5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56]&amp;&quot;&quot;&quot; &amp;&amp; &quot;&amp;[.$B$3]&amp;&quot; import bulk &quot;&quot;/tmp/mattermost/&quot;&amp;SUBSTITUTE([.B15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57]&amp;&quot;&quot;&quot; &amp;&amp; &quot;&amp;[.$B$2]&amp;&quot; public import &quot;&quot;&quot;&amp;[.B157]&amp;&quot;&quot;&quot; '&quot;&amp;[.$B$4]&amp;&quot;':&quot;&quot;&quot;&amp;[.B15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57]&amp;&quot;&quot;&quot; &amp;&amp; &quot;&amp;[.$B$3]&amp;&quot; import bulk &quot;&quot;/tmp/mattermost/&quot;&amp;SUBSTITUTE([.B15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5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57]&amp;&quot;&quot;&quot; &amp;&amp; &quot;&amp;[.$B$3]&amp;&quot; import bulk &quot;&quot;/tmp/mattermost/&quot;&amp;SUBSTITUTE([.B15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58]&amp;&quot;&quot;&quot; &amp;&amp; &quot;&amp;[.$B$2]&amp;&quot; public import &quot;&quot;&quot;&amp;[.B158]&amp;&quot;&quot;&quot; '&quot;&amp;[.$B$4]&amp;&quot;':&quot;&quot;&quot;&amp;[.B15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58]&amp;&quot;&quot;&quot; &amp;&amp; &quot;&amp;[.$B$3]&amp;&quot; import bulk &quot;&quot;/tmp/mattermost/&quot;&amp;SUBSTITUTE([.B15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5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58]&amp;&quot;&quot;&quot; &amp;&amp; &quot;&amp;[.$B$3]&amp;&quot; import bulk &quot;&quot;/tmp/mattermost/&quot;&amp;SUBSTITUTE([.B15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59]&amp;&quot;&quot;&quot; &amp;&amp; &quot;&amp;[.$B$2]&amp;&quot; public import &quot;&quot;&quot;&amp;[.B159]&amp;&quot;&quot;&quot; '&quot;&amp;[.$B$4]&amp;&quot;':&quot;&quot;&quot;&amp;[.B15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59]&amp;&quot;&quot;&quot; &amp;&amp; &quot;&amp;[.$B$3]&amp;&quot; import bulk &quot;&quot;/tmp/mattermost/&quot;&amp;SUBSTITUTE([.B15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5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59]&amp;&quot;&quot;&quot; &amp;&amp; &quot;&amp;[.$B$3]&amp;&quot; import bulk &quot;&quot;/tmp/mattermost/&quot;&amp;SUBSTITUTE([.B15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60]&amp;&quot;&quot;&quot; &amp;&amp; &quot;&amp;[.$B$2]&amp;&quot; public import &quot;&quot;&quot;&amp;[.B160]&amp;&quot;&quot;&quot; '&quot;&amp;[.$B$4]&amp;&quot;':&quot;&quot;&quot;&amp;[.B16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60]&amp;&quot;&quot;&quot; &amp;&amp; &quot;&amp;[.$B$3]&amp;&quot; import bulk &quot;&quot;/tmp/mattermost/&quot;&amp;SUBSTITUTE([.B16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6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60]&amp;&quot;&quot;&quot; &amp;&amp; &quot;&amp;[.$B$3]&amp;&quot; import bulk &quot;&quot;/tmp/mattermost/&quot;&amp;SUBSTITUTE([.B16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61]&amp;&quot;&quot;&quot; &amp;&amp; &quot;&amp;[.$B$2]&amp;&quot; public import &quot;&quot;&quot;&amp;[.B161]&amp;&quot;&quot;&quot; '&quot;&amp;[.$B$4]&amp;&quot;':&quot;&quot;&quot;&amp;[.B16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61]&amp;&quot;&quot;&quot; &amp;&amp; &quot;&amp;[.$B$3]&amp;&quot; import bulk &quot;&quot;/tmp/mattermost/&quot;&amp;SUBSTITUTE([.B16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6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61]&amp;&quot;&quot;&quot; &amp;&amp; &quot;&amp;[.$B$3]&amp;&quot; import bulk &quot;&quot;/tmp/mattermost/&quot;&amp;SUBSTITUTE([.B16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62]&amp;&quot;&quot;&quot; &amp;&amp; &quot;&amp;[.$B$2]&amp;&quot; public import &quot;&quot;&quot;&amp;[.B162]&amp;&quot;&quot;&quot; '&quot;&amp;[.$B$4]&amp;&quot;':&quot;&quot;&quot;&amp;[.B16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62]&amp;&quot;&quot;&quot; &amp;&amp; &quot;&amp;[.$B$3]&amp;&quot; import bulk &quot;&quot;/tmp/mattermost/&quot;&amp;SUBSTITUTE([.B16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6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62]&amp;&quot;&quot;&quot; &amp;&amp; &quot;&amp;[.$B$3]&amp;&quot; import bulk &quot;&quot;/tmp/mattermost/&quot;&amp;SUBSTITUTE([.B16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63]&amp;&quot;&quot;&quot; &amp;&amp; &quot;&amp;[.$B$2]&amp;&quot; public import &quot;&quot;&quot;&amp;[.B163]&amp;&quot;&quot;&quot; '&quot;&amp;[.$B$4]&amp;&quot;':&quot;&quot;&quot;&amp;[.B16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63]&amp;&quot;&quot;&quot; &amp;&amp; &quot;&amp;[.$B$3]&amp;&quot; import bulk &quot;&quot;/tmp/mattermost/&quot;&amp;SUBSTITUTE([.B16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6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63]&amp;&quot;&quot;&quot; &amp;&amp; &quot;&amp;[.$B$3]&amp;&quot; import bulk &quot;&quot;/tmp/mattermost/&quot;&amp;SUBSTITUTE([.B16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64]&amp;&quot;&quot;&quot; &amp;&amp; &quot;&amp;[.$B$2]&amp;&quot; public import &quot;&quot;&quot;&amp;[.B164]&amp;&quot;&quot;&quot; '&quot;&amp;[.$B$4]&amp;&quot;':&quot;&quot;&quot;&amp;[.B16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64]&amp;&quot;&quot;&quot; &amp;&amp; &quot;&amp;[.$B$3]&amp;&quot; import bulk &quot;&quot;/tmp/mattermost/&quot;&amp;SUBSTITUTE([.B16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6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64]&amp;&quot;&quot;&quot; &amp;&amp; &quot;&amp;[.$B$3]&amp;&quot; import bulk &quot;&quot;/tmp/mattermost/&quot;&amp;SUBSTITUTE([.B16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65]&amp;&quot;&quot;&quot; &amp;&amp; &quot;&amp;[.$B$2]&amp;&quot; public import &quot;&quot;&quot;&amp;[.B165]&amp;&quot;&quot;&quot; '&quot;&amp;[.$B$4]&amp;&quot;':&quot;&quot;&quot;&amp;[.B16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65]&amp;&quot;&quot;&quot; &amp;&amp; &quot;&amp;[.$B$3]&amp;&quot; import bulk &quot;&quot;/tmp/mattermost/&quot;&amp;SUBSTITUTE([.B16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6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65]&amp;&quot;&quot;&quot; &amp;&amp; &quot;&amp;[.$B$3]&amp;&quot; import bulk &quot;&quot;/tmp/mattermost/&quot;&amp;SUBSTITUTE([.B16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66]&amp;&quot;&quot;&quot; &amp;&amp; &quot;&amp;[.$B$2]&amp;&quot; public import &quot;&quot;&quot;&amp;[.B166]&amp;&quot;&quot;&quot; '&quot;&amp;[.$B$4]&amp;&quot;':&quot;&quot;&quot;&amp;[.B16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66]&amp;&quot;&quot;&quot; &amp;&amp; &quot;&amp;[.$B$3]&amp;&quot; import bulk &quot;&quot;/tmp/mattermost/&quot;&amp;SUBSTITUTE([.B16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6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66]&amp;&quot;&quot;&quot; &amp;&amp; &quot;&amp;[.$B$3]&amp;&quot; import bulk &quot;&quot;/tmp/mattermost/&quot;&amp;SUBSTITUTE([.B16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67]&amp;&quot;&quot;&quot; &amp;&amp; &quot;&amp;[.$B$2]&amp;&quot; public import &quot;&quot;&quot;&amp;[.B167]&amp;&quot;&quot;&quot; '&quot;&amp;[.$B$4]&amp;&quot;':&quot;&quot;&quot;&amp;[.B16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67]&amp;&quot;&quot;&quot; &amp;&amp; &quot;&amp;[.$B$3]&amp;&quot; import bulk &quot;&quot;/tmp/mattermost/&quot;&amp;SUBSTITUTE([.B16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6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67]&amp;&quot;&quot;&quot; &amp;&amp; &quot;&amp;[.$B$3]&amp;&quot; import bulk &quot;&quot;/tmp/mattermost/&quot;&amp;SUBSTITUTE([.B16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68]&amp;&quot;&quot;&quot; &amp;&amp; &quot;&amp;[.$B$2]&amp;&quot; public import &quot;&quot;&quot;&amp;[.B168]&amp;&quot;&quot;&quot; '&quot;&amp;[.$B$4]&amp;&quot;':&quot;&quot;&quot;&amp;[.B16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68]&amp;&quot;&quot;&quot; &amp;&amp; &quot;&amp;[.$B$3]&amp;&quot; import bulk &quot;&quot;/tmp/mattermost/&quot;&amp;SUBSTITUTE([.B16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6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68]&amp;&quot;&quot;&quot; &amp;&amp; &quot;&amp;[.$B$3]&amp;&quot; import bulk &quot;&quot;/tmp/mattermost/&quot;&amp;SUBSTITUTE([.B16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69]&amp;&quot;&quot;&quot; &amp;&amp; &quot;&amp;[.$B$2]&amp;&quot; public import &quot;&quot;&quot;&amp;[.B169]&amp;&quot;&quot;&quot; '&quot;&amp;[.$B$4]&amp;&quot;':&quot;&quot;&quot;&amp;[.B16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69]&amp;&quot;&quot;&quot; &amp;&amp; &quot;&amp;[.$B$3]&amp;&quot; import bulk &quot;&quot;/tmp/mattermost/&quot;&amp;SUBSTITUTE([.B16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6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69]&amp;&quot;&quot;&quot; &amp;&amp; &quot;&amp;[.$B$3]&amp;&quot; import bulk &quot;&quot;/tmp/mattermost/&quot;&amp;SUBSTITUTE([.B16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70]&amp;&quot;&quot;&quot; &amp;&amp; &quot;&amp;[.$B$2]&amp;&quot; public import &quot;&quot;&quot;&amp;[.B170]&amp;&quot;&quot;&quot; '&quot;&amp;[.$B$4]&amp;&quot;':&quot;&quot;&quot;&amp;[.B17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70]&amp;&quot;&quot;&quot; &amp;&amp; &quot;&amp;[.$B$3]&amp;&quot; import bulk &quot;&quot;/tmp/mattermost/&quot;&amp;SUBSTITUTE([.B17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7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70]&amp;&quot;&quot;&quot; &amp;&amp; &quot;&amp;[.$B$3]&amp;&quot; import bulk &quot;&quot;/tmp/mattermost/&quot;&amp;SUBSTITUTE([.B17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71]&amp;&quot;&quot;&quot; &amp;&amp; &quot;&amp;[.$B$2]&amp;&quot; public import &quot;&quot;&quot;&amp;[.B171]&amp;&quot;&quot;&quot; '&quot;&amp;[.$B$4]&amp;&quot;':&quot;&quot;&quot;&amp;[.B17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71]&amp;&quot;&quot;&quot; &amp;&amp; &quot;&amp;[.$B$3]&amp;&quot; import bulk &quot;&quot;/tmp/mattermost/&quot;&amp;SUBSTITUTE([.B17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7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71]&amp;&quot;&quot;&quot; &amp;&amp; &quot;&amp;[.$B$3]&amp;&quot; import bulk &quot;&quot;/tmp/mattermost/&quot;&amp;SUBSTITUTE([.B17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72]&amp;&quot;&quot;&quot; &amp;&amp; &quot;&amp;[.$B$2]&amp;&quot; public import &quot;&quot;&quot;&amp;[.B172]&amp;&quot;&quot;&quot; '&quot;&amp;[.$B$4]&amp;&quot;':&quot;&quot;&quot;&amp;[.B17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72]&amp;&quot;&quot;&quot; &amp;&amp; &quot;&amp;[.$B$3]&amp;&quot; import bulk &quot;&quot;/tmp/mattermost/&quot;&amp;SUBSTITUTE([.B17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7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72]&amp;&quot;&quot;&quot; &amp;&amp; &quot;&amp;[.$B$3]&amp;&quot; import bulk &quot;&quot;/tmp/mattermost/&quot;&amp;SUBSTITUTE([.B17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73]&amp;&quot;&quot;&quot; &amp;&amp; &quot;&amp;[.$B$2]&amp;&quot; public import &quot;&quot;&quot;&amp;[.B173]&amp;&quot;&quot;&quot; '&quot;&amp;[.$B$4]&amp;&quot;':&quot;&quot;&quot;&amp;[.B17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73]&amp;&quot;&quot;&quot; &amp;&amp; &quot;&amp;[.$B$3]&amp;&quot; import bulk &quot;&quot;/tmp/mattermost/&quot;&amp;SUBSTITUTE([.B17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7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73]&amp;&quot;&quot;&quot; &amp;&amp; &quot;&amp;[.$B$3]&amp;&quot; import bulk &quot;&quot;/tmp/mattermost/&quot;&amp;SUBSTITUTE([.B17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74]&amp;&quot;&quot;&quot; &amp;&amp; &quot;&amp;[.$B$2]&amp;&quot; public import &quot;&quot;&quot;&amp;[.B174]&amp;&quot;&quot;&quot; '&quot;&amp;[.$B$4]&amp;&quot;':&quot;&quot;&quot;&amp;[.B17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74]&amp;&quot;&quot;&quot; &amp;&amp; &quot;&amp;[.$B$3]&amp;&quot; import bulk &quot;&quot;/tmp/mattermost/&quot;&amp;SUBSTITUTE([.B17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7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74]&amp;&quot;&quot;&quot; &amp;&amp; &quot;&amp;[.$B$3]&amp;&quot; import bulk &quot;&quot;/tmp/mattermost/&quot;&amp;SUBSTITUTE([.B17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75]&amp;&quot;&quot;&quot; &amp;&amp; &quot;&amp;[.$B$2]&amp;&quot; public import &quot;&quot;&quot;&amp;[.B175]&amp;&quot;&quot;&quot; '&quot;&amp;[.$B$4]&amp;&quot;':&quot;&quot;&quot;&amp;[.B17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75]&amp;&quot;&quot;&quot; &amp;&amp; &quot;&amp;[.$B$3]&amp;&quot; import bulk &quot;&quot;/tmp/mattermost/&quot;&amp;SUBSTITUTE([.B17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7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75]&amp;&quot;&quot;&quot; &amp;&amp; &quot;&amp;[.$B$3]&amp;&quot; import bulk &quot;&quot;/tmp/mattermost/&quot;&amp;SUBSTITUTE([.B17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76]&amp;&quot;&quot;&quot; &amp;&amp; &quot;&amp;[.$B$2]&amp;&quot; public import &quot;&quot;&quot;&amp;[.B176]&amp;&quot;&quot;&quot; '&quot;&amp;[.$B$4]&amp;&quot;':&quot;&quot;&quot;&amp;[.B17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76]&amp;&quot;&quot;&quot; &amp;&amp; &quot;&amp;[.$B$3]&amp;&quot; import bulk &quot;&quot;/tmp/mattermost/&quot;&amp;SUBSTITUTE([.B17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7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76]&amp;&quot;&quot;&quot; &amp;&amp; &quot;&amp;[.$B$3]&amp;&quot; import bulk &quot;&quot;/tmp/mattermost/&quot;&amp;SUBSTITUTE([.B17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77]&amp;&quot;&quot;&quot; &amp;&amp; &quot;&amp;[.$B$2]&amp;&quot; public import &quot;&quot;&quot;&amp;[.B177]&amp;&quot;&quot;&quot; '&quot;&amp;[.$B$4]&amp;&quot;':&quot;&quot;&quot;&amp;[.B17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77]&amp;&quot;&quot;&quot; &amp;&amp; &quot;&amp;[.$B$3]&amp;&quot; import bulk &quot;&quot;/tmp/mattermost/&quot;&amp;SUBSTITUTE([.B17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7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77]&amp;&quot;&quot;&quot; &amp;&amp; &quot;&amp;[.$B$3]&amp;&quot; import bulk &quot;&quot;/tmp/mattermost/&quot;&amp;SUBSTITUTE([.B17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78]&amp;&quot;&quot;&quot; &amp;&amp; &quot;&amp;[.$B$2]&amp;&quot; public import &quot;&quot;&quot;&amp;[.B178]&amp;&quot;&quot;&quot; '&quot;&amp;[.$B$4]&amp;&quot;':&quot;&quot;&quot;&amp;[.B17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78]&amp;&quot;&quot;&quot; &amp;&amp; &quot;&amp;[.$B$3]&amp;&quot; import bulk &quot;&quot;/tmp/mattermost/&quot;&amp;SUBSTITUTE([.B17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7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78]&amp;&quot;&quot;&quot; &amp;&amp; &quot;&amp;[.$B$3]&amp;&quot; import bulk &quot;&quot;/tmp/mattermost/&quot;&amp;SUBSTITUTE([.B17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79]&amp;&quot;&quot;&quot; &amp;&amp; &quot;&amp;[.$B$2]&amp;&quot; public import &quot;&quot;&quot;&amp;[.B179]&amp;&quot;&quot;&quot; '&quot;&amp;[.$B$4]&amp;&quot;':&quot;&quot;&quot;&amp;[.B17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79]&amp;&quot;&quot;&quot; &amp;&amp; &quot;&amp;[.$B$3]&amp;&quot; import bulk &quot;&quot;/tmp/mattermost/&quot;&amp;SUBSTITUTE([.B17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7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79]&amp;&quot;&quot;&quot; &amp;&amp; &quot;&amp;[.$B$3]&amp;&quot; import bulk &quot;&quot;/tmp/mattermost/&quot;&amp;SUBSTITUTE([.B17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80]&amp;&quot;&quot;&quot; &amp;&amp; &quot;&amp;[.$B$2]&amp;&quot; public import &quot;&quot;&quot;&amp;[.B180]&amp;&quot;&quot;&quot; '&quot;&amp;[.$B$4]&amp;&quot;':&quot;&quot;&quot;&amp;[.B18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80]&amp;&quot;&quot;&quot; &amp;&amp; &quot;&amp;[.$B$3]&amp;&quot; import bulk &quot;&quot;/tmp/mattermost/&quot;&amp;SUBSTITUTE([.B18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8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80]&amp;&quot;&quot;&quot; &amp;&amp; &quot;&amp;[.$B$3]&amp;&quot; import bulk &quot;&quot;/tmp/mattermost/&quot;&amp;SUBSTITUTE([.B18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81]&amp;&quot;&quot;&quot; &amp;&amp; &quot;&amp;[.$B$2]&amp;&quot; public import &quot;&quot;&quot;&amp;[.B181]&amp;&quot;&quot;&quot; '&quot;&amp;[.$B$4]&amp;&quot;':&quot;&quot;&quot;&amp;[.B18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81]&amp;&quot;&quot;&quot; &amp;&amp; &quot;&amp;[.$B$3]&amp;&quot; import bulk &quot;&quot;/tmp/mattermost/&quot;&amp;SUBSTITUTE([.B18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8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81]&amp;&quot;&quot;&quot; &amp;&amp; &quot;&amp;[.$B$3]&amp;&quot; import bulk &quot;&quot;/tmp/mattermost/&quot;&amp;SUBSTITUTE([.B18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82]&amp;&quot;&quot;&quot; &amp;&amp; &quot;&amp;[.$B$2]&amp;&quot; public import &quot;&quot;&quot;&amp;[.B182]&amp;&quot;&quot;&quot; '&quot;&amp;[.$B$4]&amp;&quot;':&quot;&quot;&quot;&amp;[.B18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82]&amp;&quot;&quot;&quot; &amp;&amp; &quot;&amp;[.$B$3]&amp;&quot; import bulk &quot;&quot;/tmp/mattermost/&quot;&amp;SUBSTITUTE([.B18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8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82]&amp;&quot;&quot;&quot; &amp;&amp; &quot;&amp;[.$B$3]&amp;&quot; import bulk &quot;&quot;/tmp/mattermost/&quot;&amp;SUBSTITUTE([.B18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83]&amp;&quot;&quot;&quot; &amp;&amp; &quot;&amp;[.$B$2]&amp;&quot; public import &quot;&quot;&quot;&amp;[.B183]&amp;&quot;&quot;&quot; '&quot;&amp;[.$B$4]&amp;&quot;':&quot;&quot;&quot;&amp;[.B18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83]&amp;&quot;&quot;&quot; &amp;&amp; &quot;&amp;[.$B$3]&amp;&quot; import bulk &quot;&quot;/tmp/mattermost/&quot;&amp;SUBSTITUTE([.B18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8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83]&amp;&quot;&quot;&quot; &amp;&amp; &quot;&amp;[.$B$3]&amp;&quot; import bulk &quot;&quot;/tmp/mattermost/&quot;&amp;SUBSTITUTE([.B18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84]&amp;&quot;&quot;&quot; &amp;&amp; &quot;&amp;[.$B$2]&amp;&quot; public import &quot;&quot;&quot;&amp;[.B184]&amp;&quot;&quot;&quot; '&quot;&amp;[.$B$4]&amp;&quot;':&quot;&quot;&quot;&amp;[.B18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84]&amp;&quot;&quot;&quot; &amp;&amp; &quot;&amp;[.$B$3]&amp;&quot; import bulk &quot;&quot;/tmp/mattermost/&quot;&amp;SUBSTITUTE([.B18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8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84]&amp;&quot;&quot;&quot; &amp;&amp; &quot;&amp;[.$B$3]&amp;&quot; import bulk &quot;&quot;/tmp/mattermost/&quot;&amp;SUBSTITUTE([.B18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85]&amp;&quot;&quot;&quot; &amp;&amp; &quot;&amp;[.$B$2]&amp;&quot; public import &quot;&quot;&quot;&amp;[.B185]&amp;&quot;&quot;&quot; '&quot;&amp;[.$B$4]&amp;&quot;':&quot;&quot;&quot;&amp;[.B18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85]&amp;&quot;&quot;&quot; &amp;&amp; &quot;&amp;[.$B$3]&amp;&quot; import bulk &quot;&quot;/tmp/mattermost/&quot;&amp;SUBSTITUTE([.B18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8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85]&amp;&quot;&quot;&quot; &amp;&amp; &quot;&amp;[.$B$3]&amp;&quot; import bulk &quot;&quot;/tmp/mattermost/&quot;&amp;SUBSTITUTE([.B18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86]&amp;&quot;&quot;&quot; &amp;&amp; &quot;&amp;[.$B$2]&amp;&quot; public import &quot;&quot;&quot;&amp;[.B186]&amp;&quot;&quot;&quot; '&quot;&amp;[.$B$4]&amp;&quot;':&quot;&quot;&quot;&amp;[.B18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86]&amp;&quot;&quot;&quot; &amp;&amp; &quot;&amp;[.$B$3]&amp;&quot; import bulk &quot;&quot;/tmp/mattermost/&quot;&amp;SUBSTITUTE([.B18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8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86]&amp;&quot;&quot;&quot; &amp;&amp; &quot;&amp;[.$B$3]&amp;&quot; import bulk &quot;&quot;/tmp/mattermost/&quot;&amp;SUBSTITUTE([.B18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87]&amp;&quot;&quot;&quot; &amp;&amp; &quot;&amp;[.$B$2]&amp;&quot; public import &quot;&quot;&quot;&amp;[.B187]&amp;&quot;&quot;&quot; '&quot;&amp;[.$B$4]&amp;&quot;':&quot;&quot;&quot;&amp;[.B18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87]&amp;&quot;&quot;&quot; &amp;&amp; &quot;&amp;[.$B$3]&amp;&quot; import bulk &quot;&quot;/tmp/mattermost/&quot;&amp;SUBSTITUTE([.B18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8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87]&amp;&quot;&quot;&quot; &amp;&amp; &quot;&amp;[.$B$3]&amp;&quot; import bulk &quot;&quot;/tmp/mattermost/&quot;&amp;SUBSTITUTE([.B18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88]&amp;&quot;&quot;&quot; &amp;&amp; &quot;&amp;[.$B$2]&amp;&quot; public import &quot;&quot;&quot;&amp;[.B188]&amp;&quot;&quot;&quot; '&quot;&amp;[.$B$4]&amp;&quot;':&quot;&quot;&quot;&amp;[.B18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88]&amp;&quot;&quot;&quot; &amp;&amp; &quot;&amp;[.$B$3]&amp;&quot; import bulk &quot;&quot;/tmp/mattermost/&quot;&amp;SUBSTITUTE([.B18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8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88]&amp;&quot;&quot;&quot; &amp;&amp; &quot;&amp;[.$B$3]&amp;&quot; import bulk &quot;&quot;/tmp/mattermost/&quot;&amp;SUBSTITUTE([.B18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89]&amp;&quot;&quot;&quot; &amp;&amp; &quot;&amp;[.$B$2]&amp;&quot; public import &quot;&quot;&quot;&amp;[.B189]&amp;&quot;&quot;&quot; '&quot;&amp;[.$B$4]&amp;&quot;':&quot;&quot;&quot;&amp;[.B18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89]&amp;&quot;&quot;&quot; &amp;&amp; &quot;&amp;[.$B$3]&amp;&quot; import bulk &quot;&quot;/tmp/mattermost/&quot;&amp;SUBSTITUTE([.B18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8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89]&amp;&quot;&quot;&quot; &amp;&amp; &quot;&amp;[.$B$3]&amp;&quot; import bulk &quot;&quot;/tmp/mattermost/&quot;&amp;SUBSTITUTE([.B18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90]&amp;&quot;&quot;&quot; &amp;&amp; &quot;&amp;[.$B$2]&amp;&quot; public import &quot;&quot;&quot;&amp;[.B190]&amp;&quot;&quot;&quot; '&quot;&amp;[.$B$4]&amp;&quot;':&quot;&quot;&quot;&amp;[.B19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90]&amp;&quot;&quot;&quot; &amp;&amp; &quot;&amp;[.$B$3]&amp;&quot; import bulk &quot;&quot;/tmp/mattermost/&quot;&amp;SUBSTITUTE([.B19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9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90]&amp;&quot;&quot;&quot; &amp;&amp; &quot;&amp;[.$B$3]&amp;&quot; import bulk &quot;&quot;/tmp/mattermost/&quot;&amp;SUBSTITUTE([.B19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91]&amp;&quot;&quot;&quot; &amp;&amp; &quot;&amp;[.$B$2]&amp;&quot; public import &quot;&quot;&quot;&amp;[.B191]&amp;&quot;&quot;&quot; '&quot;&amp;[.$B$4]&amp;&quot;':&quot;&quot;&quot;&amp;[.B19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91]&amp;&quot;&quot;&quot; &amp;&amp; &quot;&amp;[.$B$3]&amp;&quot; import bulk &quot;&quot;/tmp/mattermost/&quot;&amp;SUBSTITUTE([.B19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9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91]&amp;&quot;&quot;&quot; &amp;&amp; &quot;&amp;[.$B$3]&amp;&quot; import bulk &quot;&quot;/tmp/mattermost/&quot;&amp;SUBSTITUTE([.B19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92]&amp;&quot;&quot;&quot; &amp;&amp; &quot;&amp;[.$B$2]&amp;&quot; public import &quot;&quot;&quot;&amp;[.B192]&amp;&quot;&quot;&quot; '&quot;&amp;[.$B$4]&amp;&quot;':&quot;&quot;&quot;&amp;[.B19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92]&amp;&quot;&quot;&quot; &amp;&amp; &quot;&amp;[.$B$3]&amp;&quot; import bulk &quot;&quot;/tmp/mattermost/&quot;&amp;SUBSTITUTE([.B19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9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92]&amp;&quot;&quot;&quot; &amp;&amp; &quot;&amp;[.$B$3]&amp;&quot; import bulk &quot;&quot;/tmp/mattermost/&quot;&amp;SUBSTITUTE([.B19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93]&amp;&quot;&quot;&quot; &amp;&amp; &quot;&amp;[.$B$2]&amp;&quot; public import &quot;&quot;&quot;&amp;[.B193]&amp;&quot;&quot;&quot; '&quot;&amp;[.$B$4]&amp;&quot;':&quot;&quot;&quot;&amp;[.B19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93]&amp;&quot;&quot;&quot; &amp;&amp; &quot;&amp;[.$B$3]&amp;&quot; import bulk &quot;&quot;/tmp/mattermost/&quot;&amp;SUBSTITUTE([.B19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9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93]&amp;&quot;&quot;&quot; &amp;&amp; &quot;&amp;[.$B$3]&amp;&quot; import bulk &quot;&quot;/tmp/mattermost/&quot;&amp;SUBSTITUTE([.B19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94]&amp;&quot;&quot;&quot; &amp;&amp; &quot;&amp;[.$B$2]&amp;&quot; public import &quot;&quot;&quot;&amp;[.B194]&amp;&quot;&quot;&quot; '&quot;&amp;[.$B$4]&amp;&quot;':&quot;&quot;&quot;&amp;[.B19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94]&amp;&quot;&quot;&quot; &amp;&amp; &quot;&amp;[.$B$3]&amp;&quot; import bulk &quot;&quot;/tmp/mattermost/&quot;&amp;SUBSTITUTE([.B19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9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94]&amp;&quot;&quot;&quot; &amp;&amp; &quot;&amp;[.$B$3]&amp;&quot; import bulk &quot;&quot;/tmp/mattermost/&quot;&amp;SUBSTITUTE([.B19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95]&amp;&quot;&quot;&quot; &amp;&amp; &quot;&amp;[.$B$2]&amp;&quot; public import &quot;&quot;&quot;&amp;[.B195]&amp;&quot;&quot;&quot; '&quot;&amp;[.$B$4]&amp;&quot;':&quot;&quot;&quot;&amp;[.B19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95]&amp;&quot;&quot;&quot; &amp;&amp; &quot;&amp;[.$B$3]&amp;&quot; import bulk &quot;&quot;/tmp/mattermost/&quot;&amp;SUBSTITUTE([.B19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9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95]&amp;&quot;&quot;&quot; &amp;&amp; &quot;&amp;[.$B$3]&amp;&quot; import bulk &quot;&quot;/tmp/mattermost/&quot;&amp;SUBSTITUTE([.B19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96]&amp;&quot;&quot;&quot; &amp;&amp; &quot;&amp;[.$B$2]&amp;&quot; public import &quot;&quot;&quot;&amp;[.B196]&amp;&quot;&quot;&quot; '&quot;&amp;[.$B$4]&amp;&quot;':&quot;&quot;&quot;&amp;[.B19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96]&amp;&quot;&quot;&quot; &amp;&amp; &quot;&amp;[.$B$3]&amp;&quot; import bulk &quot;&quot;/tmp/mattermost/&quot;&amp;SUBSTITUTE([.B19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9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96]&amp;&quot;&quot;&quot; &amp;&amp; &quot;&amp;[.$B$3]&amp;&quot; import bulk &quot;&quot;/tmp/mattermost/&quot;&amp;SUBSTITUTE([.B19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97]&amp;&quot;&quot;&quot; &amp;&amp; &quot;&amp;[.$B$2]&amp;&quot; public import &quot;&quot;&quot;&amp;[.B197]&amp;&quot;&quot;&quot; '&quot;&amp;[.$B$4]&amp;&quot;':&quot;&quot;&quot;&amp;[.B19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97]&amp;&quot;&quot;&quot; &amp;&amp; &quot;&amp;[.$B$3]&amp;&quot; import bulk &quot;&quot;/tmp/mattermost/&quot;&amp;SUBSTITUTE([.B19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9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97]&amp;&quot;&quot;&quot; &amp;&amp; &quot;&amp;[.$B$3]&amp;&quot; import bulk &quot;&quot;/tmp/mattermost/&quot;&amp;SUBSTITUTE([.B19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98]&amp;&quot;&quot;&quot; &amp;&amp; &quot;&amp;[.$B$2]&amp;&quot; public import &quot;&quot;&quot;&amp;[.B198]&amp;&quot;&quot;&quot; '&quot;&amp;[.$B$4]&amp;&quot;':&quot;&quot;&quot;&amp;[.B19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98]&amp;&quot;&quot;&quot; &amp;&amp; &quot;&amp;[.$B$3]&amp;&quot; import bulk &quot;&quot;/tmp/mattermost/&quot;&amp;SUBSTITUTE([.B19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9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98]&amp;&quot;&quot;&quot; &amp;&amp; &quot;&amp;[.$B$3]&amp;&quot; import bulk &quot;&quot;/tmp/mattermost/&quot;&amp;SUBSTITUTE([.B19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199]&amp;&quot;&quot;&quot; &amp;&amp; &quot;&amp;[.$B$2]&amp;&quot; public import &quot;&quot;&quot;&amp;[.B199]&amp;&quot;&quot;&quot; '&quot;&amp;[.$B$4]&amp;&quot;':&quot;&quot;&quot;&amp;[.B19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199]&amp;&quot;&quot;&quot; &amp;&amp; &quot;&amp;[.$B$3]&amp;&quot; import bulk &quot;&quot;/tmp/mattermost/&quot;&amp;SUBSTITUTE([.B19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19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199]&amp;&quot;&quot;&quot; &amp;&amp; &quot;&amp;[.$B$3]&amp;&quot; import bulk &quot;&quot;/tmp/mattermost/&quot;&amp;SUBSTITUTE([.B19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00]&amp;&quot;&quot;&quot; &amp;&amp; &quot;&amp;[.$B$2]&amp;&quot; public import &quot;&quot;&quot;&amp;[.B200]&amp;&quot;&quot;&quot; '&quot;&amp;[.$B$4]&amp;&quot;':&quot;&quot;&quot;&amp;[.B20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00]&amp;&quot;&quot;&quot; &amp;&amp; &quot;&amp;[.$B$3]&amp;&quot; import bulk &quot;&quot;/tmp/mattermost/&quot;&amp;SUBSTITUTE([.B20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0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00]&amp;&quot;&quot;&quot; &amp;&amp; &quot;&amp;[.$B$3]&amp;&quot; import bulk &quot;&quot;/tmp/mattermost/&quot;&amp;SUBSTITUTE([.B20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01]&amp;&quot;&quot;&quot; &amp;&amp; &quot;&amp;[.$B$2]&amp;&quot; public import &quot;&quot;&quot;&amp;[.B201]&amp;&quot;&quot;&quot; '&quot;&amp;[.$B$4]&amp;&quot;':&quot;&quot;&quot;&amp;[.B20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01]&amp;&quot;&quot;&quot; &amp;&amp; &quot;&amp;[.$B$3]&amp;&quot; import bulk &quot;&quot;/tmp/mattermost/&quot;&amp;SUBSTITUTE([.B20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0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01]&amp;&quot;&quot;&quot; &amp;&amp; &quot;&amp;[.$B$3]&amp;&quot; import bulk &quot;&quot;/tmp/mattermost/&quot;&amp;SUBSTITUTE([.B20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02]&amp;&quot;&quot;&quot; &amp;&amp; &quot;&amp;[.$B$2]&amp;&quot; public import &quot;&quot;&quot;&amp;[.B202]&amp;&quot;&quot;&quot; '&quot;&amp;[.$B$4]&amp;&quot;':&quot;&quot;&quot;&amp;[.B20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02]&amp;&quot;&quot;&quot; &amp;&amp; &quot;&amp;[.$B$3]&amp;&quot; import bulk &quot;&quot;/tmp/mattermost/&quot;&amp;SUBSTITUTE([.B20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0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02]&amp;&quot;&quot;&quot; &amp;&amp; &quot;&amp;[.$B$3]&amp;&quot; import bulk &quot;&quot;/tmp/mattermost/&quot;&amp;SUBSTITUTE([.B20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03]&amp;&quot;&quot;&quot; &amp;&amp; &quot;&amp;[.$B$2]&amp;&quot; public import &quot;&quot;&quot;&amp;[.B203]&amp;&quot;&quot;&quot; '&quot;&amp;[.$B$4]&amp;&quot;':&quot;&quot;&quot;&amp;[.B20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03]&amp;&quot;&quot;&quot; &amp;&amp; &quot;&amp;[.$B$3]&amp;&quot; import bulk &quot;&quot;/tmp/mattermost/&quot;&amp;SUBSTITUTE([.B20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0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03]&amp;&quot;&quot;&quot; &amp;&amp; &quot;&amp;[.$B$3]&amp;&quot; import bulk &quot;&quot;/tmp/mattermost/&quot;&amp;SUBSTITUTE([.B20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04]&amp;&quot;&quot;&quot; &amp;&amp; &quot;&amp;[.$B$2]&amp;&quot; public import &quot;&quot;&quot;&amp;[.B204]&amp;&quot;&quot;&quot; '&quot;&amp;[.$B$4]&amp;&quot;':&quot;&quot;&quot;&amp;[.B20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04]&amp;&quot;&quot;&quot; &amp;&amp; &quot;&amp;[.$B$3]&amp;&quot; import bulk &quot;&quot;/tmp/mattermost/&quot;&amp;SUBSTITUTE([.B20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0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04]&amp;&quot;&quot;&quot; &amp;&amp; &quot;&amp;[.$B$3]&amp;&quot; import bulk &quot;&quot;/tmp/mattermost/&quot;&amp;SUBSTITUTE([.B20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05]&amp;&quot;&quot;&quot; &amp;&amp; &quot;&amp;[.$B$2]&amp;&quot; public import &quot;&quot;&quot;&amp;[.B205]&amp;&quot;&quot;&quot; '&quot;&amp;[.$B$4]&amp;&quot;':&quot;&quot;&quot;&amp;[.B20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05]&amp;&quot;&quot;&quot; &amp;&amp; &quot;&amp;[.$B$3]&amp;&quot; import bulk &quot;&quot;/tmp/mattermost/&quot;&amp;SUBSTITUTE([.B20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0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05]&amp;&quot;&quot;&quot; &amp;&amp; &quot;&amp;[.$B$3]&amp;&quot; import bulk &quot;&quot;/tmp/mattermost/&quot;&amp;SUBSTITUTE([.B20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06]&amp;&quot;&quot;&quot; &amp;&amp; &quot;&amp;[.$B$2]&amp;&quot; public import &quot;&quot;&quot;&amp;[.B206]&amp;&quot;&quot;&quot; '&quot;&amp;[.$B$4]&amp;&quot;':&quot;&quot;&quot;&amp;[.B20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06]&amp;&quot;&quot;&quot; &amp;&amp; &quot;&amp;[.$B$3]&amp;&quot; import bulk &quot;&quot;/tmp/mattermost/&quot;&amp;SUBSTITUTE([.B20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0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06]&amp;&quot;&quot;&quot; &amp;&amp; &quot;&amp;[.$B$3]&amp;&quot; import bulk &quot;&quot;/tmp/mattermost/&quot;&amp;SUBSTITUTE([.B20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07]&amp;&quot;&quot;&quot; &amp;&amp; &quot;&amp;[.$B$2]&amp;&quot; public import &quot;&quot;&quot;&amp;[.B207]&amp;&quot;&quot;&quot; '&quot;&amp;[.$B$4]&amp;&quot;':&quot;&quot;&quot;&amp;[.B20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07]&amp;&quot;&quot;&quot; &amp;&amp; &quot;&amp;[.$B$3]&amp;&quot; import bulk &quot;&quot;/tmp/mattermost/&quot;&amp;SUBSTITUTE([.B20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0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07]&amp;&quot;&quot;&quot; &amp;&amp; &quot;&amp;[.$B$3]&amp;&quot; import bulk &quot;&quot;/tmp/mattermost/&quot;&amp;SUBSTITUTE([.B20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08]&amp;&quot;&quot;&quot; &amp;&amp; &quot;&amp;[.$B$2]&amp;&quot; public import &quot;&quot;&quot;&amp;[.B208]&amp;&quot;&quot;&quot; '&quot;&amp;[.$B$4]&amp;&quot;':&quot;&quot;&quot;&amp;[.B20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08]&amp;&quot;&quot;&quot; &amp;&amp; &quot;&amp;[.$B$3]&amp;&quot; import bulk &quot;&quot;/tmp/mattermost/&quot;&amp;SUBSTITUTE([.B20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0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08]&amp;&quot;&quot;&quot; &amp;&amp; &quot;&amp;[.$B$3]&amp;&quot; import bulk &quot;&quot;/tmp/mattermost/&quot;&amp;SUBSTITUTE([.B20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09]&amp;&quot;&quot;&quot; &amp;&amp; &quot;&amp;[.$B$2]&amp;&quot; public import &quot;&quot;&quot;&amp;[.B209]&amp;&quot;&quot;&quot; '&quot;&amp;[.$B$4]&amp;&quot;':&quot;&quot;&quot;&amp;[.B20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09]&amp;&quot;&quot;&quot; &amp;&amp; &quot;&amp;[.$B$3]&amp;&quot; import bulk &quot;&quot;/tmp/mattermost/&quot;&amp;SUBSTITUTE([.B20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0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09]&amp;&quot;&quot;&quot; &amp;&amp; &quot;&amp;[.$B$3]&amp;&quot; import bulk &quot;&quot;/tmp/mattermost/&quot;&amp;SUBSTITUTE([.B20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10]&amp;&quot;&quot;&quot; &amp;&amp; &quot;&amp;[.$B$2]&amp;&quot; public import &quot;&quot;&quot;&amp;[.B210]&amp;&quot;&quot;&quot; '&quot;&amp;[.$B$4]&amp;&quot;':&quot;&quot;&quot;&amp;[.B21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10]&amp;&quot;&quot;&quot; &amp;&amp; &quot;&amp;[.$B$3]&amp;&quot; import bulk &quot;&quot;/tmp/mattermost/&quot;&amp;SUBSTITUTE([.B21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1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10]&amp;&quot;&quot;&quot; &amp;&amp; &quot;&amp;[.$B$3]&amp;&quot; import bulk &quot;&quot;/tmp/mattermost/&quot;&amp;SUBSTITUTE([.B21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11]&amp;&quot;&quot;&quot; &amp;&amp; &quot;&amp;[.$B$2]&amp;&quot; public import &quot;&quot;&quot;&amp;[.B211]&amp;&quot;&quot;&quot; '&quot;&amp;[.$B$4]&amp;&quot;':&quot;&quot;&quot;&amp;[.B21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11]&amp;&quot;&quot;&quot; &amp;&amp; &quot;&amp;[.$B$3]&amp;&quot; import bulk &quot;&quot;/tmp/mattermost/&quot;&amp;SUBSTITUTE([.B21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1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11]&amp;&quot;&quot;&quot; &amp;&amp; &quot;&amp;[.$B$3]&amp;&quot; import bulk &quot;&quot;/tmp/mattermost/&quot;&amp;SUBSTITUTE([.B21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12]&amp;&quot;&quot;&quot; &amp;&amp; &quot;&amp;[.$B$2]&amp;&quot; public import &quot;&quot;&quot;&amp;[.B212]&amp;&quot;&quot;&quot; '&quot;&amp;[.$B$4]&amp;&quot;':&quot;&quot;&quot;&amp;[.B21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12]&amp;&quot;&quot;&quot; &amp;&amp; &quot;&amp;[.$B$3]&amp;&quot; import bulk &quot;&quot;/tmp/mattermost/&quot;&amp;SUBSTITUTE([.B21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1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12]&amp;&quot;&quot;&quot; &amp;&amp; &quot;&amp;[.$B$3]&amp;&quot; import bulk &quot;&quot;/tmp/mattermost/&quot;&amp;SUBSTITUTE([.B21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13]&amp;&quot;&quot;&quot; &amp;&amp; &quot;&amp;[.$B$2]&amp;&quot; public import &quot;&quot;&quot;&amp;[.B213]&amp;&quot;&quot;&quot; '&quot;&amp;[.$B$4]&amp;&quot;':&quot;&quot;&quot;&amp;[.B21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13]&amp;&quot;&quot;&quot; &amp;&amp; &quot;&amp;[.$B$3]&amp;&quot; import bulk &quot;&quot;/tmp/mattermost/&quot;&amp;SUBSTITUTE([.B21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1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13]&amp;&quot;&quot;&quot; &amp;&amp; &quot;&amp;[.$B$3]&amp;&quot; import bulk &quot;&quot;/tmp/mattermost/&quot;&amp;SUBSTITUTE([.B21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14]&amp;&quot;&quot;&quot; &amp;&amp; &quot;&amp;[.$B$2]&amp;&quot; public import &quot;&quot;&quot;&amp;[.B214]&amp;&quot;&quot;&quot; '&quot;&amp;[.$B$4]&amp;&quot;':&quot;&quot;&quot;&amp;[.B21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14]&amp;&quot;&quot;&quot; &amp;&amp; &quot;&amp;[.$B$3]&amp;&quot; import bulk &quot;&quot;/tmp/mattermost/&quot;&amp;SUBSTITUTE([.B21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1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14]&amp;&quot;&quot;&quot; &amp;&amp; &quot;&amp;[.$B$3]&amp;&quot; import bulk &quot;&quot;/tmp/mattermost/&quot;&amp;SUBSTITUTE([.B21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15]&amp;&quot;&quot;&quot; &amp;&amp; &quot;&amp;[.$B$2]&amp;&quot; public import &quot;&quot;&quot;&amp;[.B215]&amp;&quot;&quot;&quot; '&quot;&amp;[.$B$4]&amp;&quot;':&quot;&quot;&quot;&amp;[.B21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15]&amp;&quot;&quot;&quot; &amp;&amp; &quot;&amp;[.$B$3]&amp;&quot; import bulk &quot;&quot;/tmp/mattermost/&quot;&amp;SUBSTITUTE([.B21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1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15]&amp;&quot;&quot;&quot; &amp;&amp; &quot;&amp;[.$B$3]&amp;&quot; import bulk &quot;&quot;/tmp/mattermost/&quot;&amp;SUBSTITUTE([.B21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16]&amp;&quot;&quot;&quot; &amp;&amp; &quot;&amp;[.$B$2]&amp;&quot; public import &quot;&quot;&quot;&amp;[.B216]&amp;&quot;&quot;&quot; '&quot;&amp;[.$B$4]&amp;&quot;':&quot;&quot;&quot;&amp;[.B21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16]&amp;&quot;&quot;&quot; &amp;&amp; &quot;&amp;[.$B$3]&amp;&quot; import bulk &quot;&quot;/tmp/mattermost/&quot;&amp;SUBSTITUTE([.B21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1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16]&amp;&quot;&quot;&quot; &amp;&amp; &quot;&amp;[.$B$3]&amp;&quot; import bulk &quot;&quot;/tmp/mattermost/&quot;&amp;SUBSTITUTE([.B21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17]&amp;&quot;&quot;&quot; &amp;&amp; &quot;&amp;[.$B$2]&amp;&quot; public import &quot;&quot;&quot;&amp;[.B217]&amp;&quot;&quot;&quot; '&quot;&amp;[.$B$4]&amp;&quot;':&quot;&quot;&quot;&amp;[.B21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17]&amp;&quot;&quot;&quot; &amp;&amp; &quot;&amp;[.$B$3]&amp;&quot; import bulk &quot;&quot;/tmp/mattermost/&quot;&amp;SUBSTITUTE([.B21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1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17]&amp;&quot;&quot;&quot; &amp;&amp; &quot;&amp;[.$B$3]&amp;&quot; import bulk &quot;&quot;/tmp/mattermost/&quot;&amp;SUBSTITUTE([.B21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18]&amp;&quot;&quot;&quot; &amp;&amp; &quot;&amp;[.$B$2]&amp;&quot; public import &quot;&quot;&quot;&amp;[.B218]&amp;&quot;&quot;&quot; '&quot;&amp;[.$B$4]&amp;&quot;':&quot;&quot;&quot;&amp;[.B21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18]&amp;&quot;&quot;&quot; &amp;&amp; &quot;&amp;[.$B$3]&amp;&quot; import bulk &quot;&quot;/tmp/mattermost/&quot;&amp;SUBSTITUTE([.B21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1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18]&amp;&quot;&quot;&quot; &amp;&amp; &quot;&amp;[.$B$3]&amp;&quot; import bulk &quot;&quot;/tmp/mattermost/&quot;&amp;SUBSTITUTE([.B21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19]&amp;&quot;&quot;&quot; &amp;&amp; &quot;&amp;[.$B$2]&amp;&quot; public import &quot;&quot;&quot;&amp;[.B219]&amp;&quot;&quot;&quot; '&quot;&amp;[.$B$4]&amp;&quot;':&quot;&quot;&quot;&amp;[.B21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19]&amp;&quot;&quot;&quot; &amp;&amp; &quot;&amp;[.$B$3]&amp;&quot; import bulk &quot;&quot;/tmp/mattermost/&quot;&amp;SUBSTITUTE([.B21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1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19]&amp;&quot;&quot;&quot; &amp;&amp; &quot;&amp;[.$B$3]&amp;&quot; import bulk &quot;&quot;/tmp/mattermost/&quot;&amp;SUBSTITUTE([.B21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20]&amp;&quot;&quot;&quot; &amp;&amp; &quot;&amp;[.$B$2]&amp;&quot; public import &quot;&quot;&quot;&amp;[.B220]&amp;&quot;&quot;&quot; '&quot;&amp;[.$B$4]&amp;&quot;':&quot;&quot;&quot;&amp;[.B22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20]&amp;&quot;&quot;&quot; &amp;&amp; &quot;&amp;[.$B$3]&amp;&quot; import bulk &quot;&quot;/tmp/mattermost/&quot;&amp;SUBSTITUTE([.B22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2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20]&amp;&quot;&quot;&quot; &amp;&amp; &quot;&amp;[.$B$3]&amp;&quot; import bulk &quot;&quot;/tmp/mattermost/&quot;&amp;SUBSTITUTE([.B22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21]&amp;&quot;&quot;&quot; &amp;&amp; &quot;&amp;[.$B$2]&amp;&quot; public import &quot;&quot;&quot;&amp;[.B221]&amp;&quot;&quot;&quot; '&quot;&amp;[.$B$4]&amp;&quot;':&quot;&quot;&quot;&amp;[.B22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21]&amp;&quot;&quot;&quot; &amp;&amp; &quot;&amp;[.$B$3]&amp;&quot; import bulk &quot;&quot;/tmp/mattermost/&quot;&amp;SUBSTITUTE([.B22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2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21]&amp;&quot;&quot;&quot; &amp;&amp; &quot;&amp;[.$B$3]&amp;&quot; import bulk &quot;&quot;/tmp/mattermost/&quot;&amp;SUBSTITUTE([.B22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22]&amp;&quot;&quot;&quot; &amp;&amp; &quot;&amp;[.$B$2]&amp;&quot; public import &quot;&quot;&quot;&amp;[.B222]&amp;&quot;&quot;&quot; '&quot;&amp;[.$B$4]&amp;&quot;':&quot;&quot;&quot;&amp;[.B22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22]&amp;&quot;&quot;&quot; &amp;&amp; &quot;&amp;[.$B$3]&amp;&quot; import bulk &quot;&quot;/tmp/mattermost/&quot;&amp;SUBSTITUTE([.B22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2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22]&amp;&quot;&quot;&quot; &amp;&amp; &quot;&amp;[.$B$3]&amp;&quot; import bulk &quot;&quot;/tmp/mattermost/&quot;&amp;SUBSTITUTE([.B22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23]&amp;&quot;&quot;&quot; &amp;&amp; &quot;&amp;[.$B$2]&amp;&quot; public import &quot;&quot;&quot;&amp;[.B223]&amp;&quot;&quot;&quot; '&quot;&amp;[.$B$4]&amp;&quot;':&quot;&quot;&quot;&amp;[.B22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23]&amp;&quot;&quot;&quot; &amp;&amp; &quot;&amp;[.$B$3]&amp;&quot; import bulk &quot;&quot;/tmp/mattermost/&quot;&amp;SUBSTITUTE([.B22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2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23]&amp;&quot;&quot;&quot; &amp;&amp; &quot;&amp;[.$B$3]&amp;&quot; import bulk &quot;&quot;/tmp/mattermost/&quot;&amp;SUBSTITUTE([.B22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24]&amp;&quot;&quot;&quot; &amp;&amp; &quot;&amp;[.$B$2]&amp;&quot; public import &quot;&quot;&quot;&amp;[.B224]&amp;&quot;&quot;&quot; '&quot;&amp;[.$B$4]&amp;&quot;':&quot;&quot;&quot;&amp;[.B22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24]&amp;&quot;&quot;&quot; &amp;&amp; &quot;&amp;[.$B$3]&amp;&quot; import bulk &quot;&quot;/tmp/mattermost/&quot;&amp;SUBSTITUTE([.B22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2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24]&amp;&quot;&quot;&quot; &amp;&amp; &quot;&amp;[.$B$3]&amp;&quot; import bulk &quot;&quot;/tmp/mattermost/&quot;&amp;SUBSTITUTE([.B22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25]&amp;&quot;&quot;&quot; &amp;&amp; &quot;&amp;[.$B$2]&amp;&quot; public import &quot;&quot;&quot;&amp;[.B225]&amp;&quot;&quot;&quot; '&quot;&amp;[.$B$4]&amp;&quot;':&quot;&quot;&quot;&amp;[.B22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25]&amp;&quot;&quot;&quot; &amp;&amp; &quot;&amp;[.$B$3]&amp;&quot; import bulk &quot;&quot;/tmp/mattermost/&quot;&amp;SUBSTITUTE([.B22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2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25]&amp;&quot;&quot;&quot; &amp;&amp; &quot;&amp;[.$B$3]&amp;&quot; import bulk &quot;&quot;/tmp/mattermost/&quot;&amp;SUBSTITUTE([.B22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26]&amp;&quot;&quot;&quot; &amp;&amp; &quot;&amp;[.$B$2]&amp;&quot; public import &quot;&quot;&quot;&amp;[.B226]&amp;&quot;&quot;&quot; '&quot;&amp;[.$B$4]&amp;&quot;':&quot;&quot;&quot;&amp;[.B22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26]&amp;&quot;&quot;&quot; &amp;&amp; &quot;&amp;[.$B$3]&amp;&quot; import bulk &quot;&quot;/tmp/mattermost/&quot;&amp;SUBSTITUTE([.B22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2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26]&amp;&quot;&quot;&quot; &amp;&amp; &quot;&amp;[.$B$3]&amp;&quot; import bulk &quot;&quot;/tmp/mattermost/&quot;&amp;SUBSTITUTE([.B22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27]&amp;&quot;&quot;&quot; &amp;&amp; &quot;&amp;[.$B$2]&amp;&quot; public import &quot;&quot;&quot;&amp;[.B227]&amp;&quot;&quot;&quot; '&quot;&amp;[.$B$4]&amp;&quot;':&quot;&quot;&quot;&amp;[.B22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27]&amp;&quot;&quot;&quot; &amp;&amp; &quot;&amp;[.$B$3]&amp;&quot; import bulk &quot;&quot;/tmp/mattermost/&quot;&amp;SUBSTITUTE([.B22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2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27]&amp;&quot;&quot;&quot; &amp;&amp; &quot;&amp;[.$B$3]&amp;&quot; import bulk &quot;&quot;/tmp/mattermost/&quot;&amp;SUBSTITUTE([.B22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28]&amp;&quot;&quot;&quot; &amp;&amp; &quot;&amp;[.$B$2]&amp;&quot; public import &quot;&quot;&quot;&amp;[.B228]&amp;&quot;&quot;&quot; '&quot;&amp;[.$B$4]&amp;&quot;':&quot;&quot;&quot;&amp;[.B22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28]&amp;&quot;&quot;&quot; &amp;&amp; &quot;&amp;[.$B$3]&amp;&quot; import bulk &quot;&quot;/tmp/mattermost/&quot;&amp;SUBSTITUTE([.B22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2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28]&amp;&quot;&quot;&quot; &amp;&amp; &quot;&amp;[.$B$3]&amp;&quot; import bulk &quot;&quot;/tmp/mattermost/&quot;&amp;SUBSTITUTE([.B22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29]&amp;&quot;&quot;&quot; &amp;&amp; &quot;&amp;[.$B$2]&amp;&quot; public import &quot;&quot;&quot;&amp;[.B229]&amp;&quot;&quot;&quot; '&quot;&amp;[.$B$4]&amp;&quot;':&quot;&quot;&quot;&amp;[.B22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29]&amp;&quot;&quot;&quot; &amp;&amp; &quot;&amp;[.$B$3]&amp;&quot; import bulk &quot;&quot;/tmp/mattermost/&quot;&amp;SUBSTITUTE([.B22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2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29]&amp;&quot;&quot;&quot; &amp;&amp; &quot;&amp;[.$B$3]&amp;&quot; import bulk &quot;&quot;/tmp/mattermost/&quot;&amp;SUBSTITUTE([.B22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30]&amp;&quot;&quot;&quot; &amp;&amp; &quot;&amp;[.$B$2]&amp;&quot; public import &quot;&quot;&quot;&amp;[.B230]&amp;&quot;&quot;&quot; '&quot;&amp;[.$B$4]&amp;&quot;':&quot;&quot;&quot;&amp;[.B23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30]&amp;&quot;&quot;&quot; &amp;&amp; &quot;&amp;[.$B$3]&amp;&quot; import bulk &quot;&quot;/tmp/mattermost/&quot;&amp;SUBSTITUTE([.B23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3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30]&amp;&quot;&quot;&quot; &amp;&amp; &quot;&amp;[.$B$3]&amp;&quot; import bulk &quot;&quot;/tmp/mattermost/&quot;&amp;SUBSTITUTE([.B23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31]&amp;&quot;&quot;&quot; &amp;&amp; &quot;&amp;[.$B$2]&amp;&quot; public import &quot;&quot;&quot;&amp;[.B231]&amp;&quot;&quot;&quot; '&quot;&amp;[.$B$4]&amp;&quot;':&quot;&quot;&quot;&amp;[.B23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31]&amp;&quot;&quot;&quot; &amp;&amp; &quot;&amp;[.$B$3]&amp;&quot; import bulk &quot;&quot;/tmp/mattermost/&quot;&amp;SUBSTITUTE([.B23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3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31]&amp;&quot;&quot;&quot; &amp;&amp; &quot;&amp;[.$B$3]&amp;&quot; import bulk &quot;&quot;/tmp/mattermost/&quot;&amp;SUBSTITUTE([.B23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32]&amp;&quot;&quot;&quot; &amp;&amp; &quot;&amp;[.$B$2]&amp;&quot; public import &quot;&quot;&quot;&amp;[.B232]&amp;&quot;&quot;&quot; '&quot;&amp;[.$B$4]&amp;&quot;':&quot;&quot;&quot;&amp;[.B23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32]&amp;&quot;&quot;&quot; &amp;&amp; &quot;&amp;[.$B$3]&amp;&quot; import bulk &quot;&quot;/tmp/mattermost/&quot;&amp;SUBSTITUTE([.B23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3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32]&amp;&quot;&quot;&quot; &amp;&amp; &quot;&amp;[.$B$3]&amp;&quot; import bulk &quot;&quot;/tmp/mattermost/&quot;&amp;SUBSTITUTE([.B23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33]&amp;&quot;&quot;&quot; &amp;&amp; &quot;&amp;[.$B$2]&amp;&quot; public import &quot;&quot;&quot;&amp;[.B233]&amp;&quot;&quot;&quot; '&quot;&amp;[.$B$4]&amp;&quot;':&quot;&quot;&quot;&amp;[.B23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33]&amp;&quot;&quot;&quot; &amp;&amp; &quot;&amp;[.$B$3]&amp;&quot; import bulk &quot;&quot;/tmp/mattermost/&quot;&amp;SUBSTITUTE([.B23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3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33]&amp;&quot;&quot;&quot; &amp;&amp; &quot;&amp;[.$B$3]&amp;&quot; import bulk &quot;&quot;/tmp/mattermost/&quot;&amp;SUBSTITUTE([.B23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34]&amp;&quot;&quot;&quot; &amp;&amp; &quot;&amp;[.$B$2]&amp;&quot; public import &quot;&quot;&quot;&amp;[.B234]&amp;&quot;&quot;&quot; '&quot;&amp;[.$B$4]&amp;&quot;':&quot;&quot;&quot;&amp;[.B23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34]&amp;&quot;&quot;&quot; &amp;&amp; &quot;&amp;[.$B$3]&amp;&quot; import bulk &quot;&quot;/tmp/mattermost/&quot;&amp;SUBSTITUTE([.B23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3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34]&amp;&quot;&quot;&quot; &amp;&amp; &quot;&amp;[.$B$3]&amp;&quot; import bulk &quot;&quot;/tmp/mattermost/&quot;&amp;SUBSTITUTE([.B23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35]&amp;&quot;&quot;&quot; &amp;&amp; &quot;&amp;[.$B$2]&amp;&quot; public import &quot;&quot;&quot;&amp;[.B235]&amp;&quot;&quot;&quot; '&quot;&amp;[.$B$4]&amp;&quot;':&quot;&quot;&quot;&amp;[.B23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35]&amp;&quot;&quot;&quot; &amp;&amp; &quot;&amp;[.$B$3]&amp;&quot; import bulk &quot;&quot;/tmp/mattermost/&quot;&amp;SUBSTITUTE([.B23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3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35]&amp;&quot;&quot;&quot; &amp;&amp; &quot;&amp;[.$B$3]&amp;&quot; import bulk &quot;&quot;/tmp/mattermost/&quot;&amp;SUBSTITUTE([.B23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36]&amp;&quot;&quot;&quot; &amp;&amp; &quot;&amp;[.$B$2]&amp;&quot; public import &quot;&quot;&quot;&amp;[.B236]&amp;&quot;&quot;&quot; '&quot;&amp;[.$B$4]&amp;&quot;':&quot;&quot;&quot;&amp;[.B23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36]&amp;&quot;&quot;&quot; &amp;&amp; &quot;&amp;[.$B$3]&amp;&quot; import bulk &quot;&quot;/tmp/mattermost/&quot;&amp;SUBSTITUTE([.B23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3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36]&amp;&quot;&quot;&quot; &amp;&amp; &quot;&amp;[.$B$3]&amp;&quot; import bulk &quot;&quot;/tmp/mattermost/&quot;&amp;SUBSTITUTE([.B23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37]&amp;&quot;&quot;&quot; &amp;&amp; &quot;&amp;[.$B$2]&amp;&quot; public import &quot;&quot;&quot;&amp;[.B237]&amp;&quot;&quot;&quot; '&quot;&amp;[.$B$4]&amp;&quot;':&quot;&quot;&quot;&amp;[.B23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37]&amp;&quot;&quot;&quot; &amp;&amp; &quot;&amp;[.$B$3]&amp;&quot; import bulk &quot;&quot;/tmp/mattermost/&quot;&amp;SUBSTITUTE([.B23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3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37]&amp;&quot;&quot;&quot; &amp;&amp; &quot;&amp;[.$B$3]&amp;&quot; import bulk &quot;&quot;/tmp/mattermost/&quot;&amp;SUBSTITUTE([.B23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38]&amp;&quot;&quot;&quot; &amp;&amp; &quot;&amp;[.$B$2]&amp;&quot; public import &quot;&quot;&quot;&amp;[.B238]&amp;&quot;&quot;&quot; '&quot;&amp;[.$B$4]&amp;&quot;':&quot;&quot;&quot;&amp;[.B23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38]&amp;&quot;&quot;&quot; &amp;&amp; &quot;&amp;[.$B$3]&amp;&quot; import bulk &quot;&quot;/tmp/mattermost/&quot;&amp;SUBSTITUTE([.B23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3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38]&amp;&quot;&quot;&quot; &amp;&amp; &quot;&amp;[.$B$3]&amp;&quot; import bulk &quot;&quot;/tmp/mattermost/&quot;&amp;SUBSTITUTE([.B23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39]&amp;&quot;&quot;&quot; &amp;&amp; &quot;&amp;[.$B$2]&amp;&quot; public import &quot;&quot;&quot;&amp;[.B239]&amp;&quot;&quot;&quot; '&quot;&amp;[.$B$4]&amp;&quot;':&quot;&quot;&quot;&amp;[.B23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39]&amp;&quot;&quot;&quot; &amp;&amp; &quot;&amp;[.$B$3]&amp;&quot; import bulk &quot;&quot;/tmp/mattermost/&quot;&amp;SUBSTITUTE([.B23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3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39]&amp;&quot;&quot;&quot; &amp;&amp; &quot;&amp;[.$B$3]&amp;&quot; import bulk &quot;&quot;/tmp/mattermost/&quot;&amp;SUBSTITUTE([.B23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40]&amp;&quot;&quot;&quot; &amp;&amp; &quot;&amp;[.$B$2]&amp;&quot; public import &quot;&quot;&quot;&amp;[.B240]&amp;&quot;&quot;&quot; '&quot;&amp;[.$B$4]&amp;&quot;':&quot;&quot;&quot;&amp;[.B24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40]&amp;&quot;&quot;&quot; &amp;&amp; &quot;&amp;[.$B$3]&amp;&quot; import bulk &quot;&quot;/tmp/mattermost/&quot;&amp;SUBSTITUTE([.B24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4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40]&amp;&quot;&quot;&quot; &amp;&amp; &quot;&amp;[.$B$3]&amp;&quot; import bulk &quot;&quot;/tmp/mattermost/&quot;&amp;SUBSTITUTE([.B24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41]&amp;&quot;&quot;&quot; &amp;&amp; &quot;&amp;[.$B$2]&amp;&quot; public import &quot;&quot;&quot;&amp;[.B241]&amp;&quot;&quot;&quot; '&quot;&amp;[.$B$4]&amp;&quot;':&quot;&quot;&quot;&amp;[.B24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41]&amp;&quot;&quot;&quot; &amp;&amp; &quot;&amp;[.$B$3]&amp;&quot; import bulk &quot;&quot;/tmp/mattermost/&quot;&amp;SUBSTITUTE([.B24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4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41]&amp;&quot;&quot;&quot; &amp;&amp; &quot;&amp;[.$B$3]&amp;&quot; import bulk &quot;&quot;/tmp/mattermost/&quot;&amp;SUBSTITUTE([.B24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42]&amp;&quot;&quot;&quot; &amp;&amp; &quot;&amp;[.$B$2]&amp;&quot; public import &quot;&quot;&quot;&amp;[.B242]&amp;&quot;&quot;&quot; '&quot;&amp;[.$B$4]&amp;&quot;':&quot;&quot;&quot;&amp;[.B24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42]&amp;&quot;&quot;&quot; &amp;&amp; &quot;&amp;[.$B$3]&amp;&quot; import bulk &quot;&quot;/tmp/mattermost/&quot;&amp;SUBSTITUTE([.B24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4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42]&amp;&quot;&quot;&quot; &amp;&amp; &quot;&amp;[.$B$3]&amp;&quot; import bulk &quot;&quot;/tmp/mattermost/&quot;&amp;SUBSTITUTE([.B24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43]&amp;&quot;&quot;&quot; &amp;&amp; &quot;&amp;[.$B$2]&amp;&quot; public import &quot;&quot;&quot;&amp;[.B243]&amp;&quot;&quot;&quot; '&quot;&amp;[.$B$4]&amp;&quot;':&quot;&quot;&quot;&amp;[.B24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43]&amp;&quot;&quot;&quot; &amp;&amp; &quot;&amp;[.$B$3]&amp;&quot; import bulk &quot;&quot;/tmp/mattermost/&quot;&amp;SUBSTITUTE([.B24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4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43]&amp;&quot;&quot;&quot; &amp;&amp; &quot;&amp;[.$B$3]&amp;&quot; import bulk &quot;&quot;/tmp/mattermost/&quot;&amp;SUBSTITUTE([.B24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44]&amp;&quot;&quot;&quot; &amp;&amp; &quot;&amp;[.$B$2]&amp;&quot; public import &quot;&quot;&quot;&amp;[.B244]&amp;&quot;&quot;&quot; '&quot;&amp;[.$B$4]&amp;&quot;':&quot;&quot;&quot;&amp;[.B24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44]&amp;&quot;&quot;&quot; &amp;&amp; &quot;&amp;[.$B$3]&amp;&quot; import bulk &quot;&quot;/tmp/mattermost/&quot;&amp;SUBSTITUTE([.B24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4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44]&amp;&quot;&quot;&quot; &amp;&amp; &quot;&amp;[.$B$3]&amp;&quot; import bulk &quot;&quot;/tmp/mattermost/&quot;&amp;SUBSTITUTE([.B24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45]&amp;&quot;&quot;&quot; &amp;&amp; &quot;&amp;[.$B$2]&amp;&quot; public import &quot;&quot;&quot;&amp;[.B245]&amp;&quot;&quot;&quot; '&quot;&amp;[.$B$4]&amp;&quot;':&quot;&quot;&quot;&amp;[.B24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45]&amp;&quot;&quot;&quot; &amp;&amp; &quot;&amp;[.$B$3]&amp;&quot; import bulk &quot;&quot;/tmp/mattermost/&quot;&amp;SUBSTITUTE([.B24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4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45]&amp;&quot;&quot;&quot; &amp;&amp; &quot;&amp;[.$B$3]&amp;&quot; import bulk &quot;&quot;/tmp/mattermost/&quot;&amp;SUBSTITUTE([.B24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46]&amp;&quot;&quot;&quot; &amp;&amp; &quot;&amp;[.$B$2]&amp;&quot; public import &quot;&quot;&quot;&amp;[.B246]&amp;&quot;&quot;&quot; '&quot;&amp;[.$B$4]&amp;&quot;':&quot;&quot;&quot;&amp;[.B24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46]&amp;&quot;&quot;&quot; &amp;&amp; &quot;&amp;[.$B$3]&amp;&quot; import bulk &quot;&quot;/tmp/mattermost/&quot;&amp;SUBSTITUTE([.B24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4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46]&amp;&quot;&quot;&quot; &amp;&amp; &quot;&amp;[.$B$3]&amp;&quot; import bulk &quot;&quot;/tmp/mattermost/&quot;&amp;SUBSTITUTE([.B24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47]&amp;&quot;&quot;&quot; &amp;&amp; &quot;&amp;[.$B$2]&amp;&quot; public import &quot;&quot;&quot;&amp;[.B247]&amp;&quot;&quot;&quot; '&quot;&amp;[.$B$4]&amp;&quot;':&quot;&quot;&quot;&amp;[.B24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47]&amp;&quot;&quot;&quot; &amp;&amp; &quot;&amp;[.$B$3]&amp;&quot; import bulk &quot;&quot;/tmp/mattermost/&quot;&amp;SUBSTITUTE([.B24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4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47]&amp;&quot;&quot;&quot; &amp;&amp; &quot;&amp;[.$B$3]&amp;&quot; import bulk &quot;&quot;/tmp/mattermost/&quot;&amp;SUBSTITUTE([.B24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48]&amp;&quot;&quot;&quot; &amp;&amp; &quot;&amp;[.$B$2]&amp;&quot; public import &quot;&quot;&quot;&amp;[.B248]&amp;&quot;&quot;&quot; '&quot;&amp;[.$B$4]&amp;&quot;':&quot;&quot;&quot;&amp;[.B24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48]&amp;&quot;&quot;&quot; &amp;&amp; &quot;&amp;[.$B$3]&amp;&quot; import bulk &quot;&quot;/tmp/mattermost/&quot;&amp;SUBSTITUTE([.B24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4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48]&amp;&quot;&quot;&quot; &amp;&amp; &quot;&amp;[.$B$3]&amp;&quot; import bulk &quot;&quot;/tmp/mattermost/&quot;&amp;SUBSTITUTE([.B24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49]&amp;&quot;&quot;&quot; &amp;&amp; &quot;&amp;[.$B$2]&amp;&quot; public import &quot;&quot;&quot;&amp;[.B249]&amp;&quot;&quot;&quot; '&quot;&amp;[.$B$4]&amp;&quot;':&quot;&quot;&quot;&amp;[.B24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49]&amp;&quot;&quot;&quot; &amp;&amp; &quot;&amp;[.$B$3]&amp;&quot; import bulk &quot;&quot;/tmp/mattermost/&quot;&amp;SUBSTITUTE([.B24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4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49]&amp;&quot;&quot;&quot; &amp;&amp; &quot;&amp;[.$B$3]&amp;&quot; import bulk &quot;&quot;/tmp/mattermost/&quot;&amp;SUBSTITUTE([.B24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50]&amp;&quot;&quot;&quot; &amp;&amp; &quot;&amp;[.$B$2]&amp;&quot; public import &quot;&quot;&quot;&amp;[.B250]&amp;&quot;&quot;&quot; '&quot;&amp;[.$B$4]&amp;&quot;':&quot;&quot;&quot;&amp;[.B25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50]&amp;&quot;&quot;&quot; &amp;&amp; &quot;&amp;[.$B$3]&amp;&quot; import bulk &quot;&quot;/tmp/mattermost/&quot;&amp;SUBSTITUTE([.B25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5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50]&amp;&quot;&quot;&quot; &amp;&amp; &quot;&amp;[.$B$3]&amp;&quot; import bulk &quot;&quot;/tmp/mattermost/&quot;&amp;SUBSTITUTE([.B25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51]&amp;&quot;&quot;&quot; &amp;&amp; &quot;&amp;[.$B$2]&amp;&quot; public import &quot;&quot;&quot;&amp;[.B251]&amp;&quot;&quot;&quot; '&quot;&amp;[.$B$4]&amp;&quot;':&quot;&quot;&quot;&amp;[.B25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51]&amp;&quot;&quot;&quot; &amp;&amp; &quot;&amp;[.$B$3]&amp;&quot; import bulk &quot;&quot;/tmp/mattermost/&quot;&amp;SUBSTITUTE([.B25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5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51]&amp;&quot;&quot;&quot; &amp;&amp; &quot;&amp;[.$B$3]&amp;&quot; import bulk &quot;&quot;/tmp/mattermost/&quot;&amp;SUBSTITUTE([.B25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52]&amp;&quot;&quot;&quot; &amp;&amp; &quot;&amp;[.$B$2]&amp;&quot; public import &quot;&quot;&quot;&amp;[.B252]&amp;&quot;&quot;&quot; '&quot;&amp;[.$B$4]&amp;&quot;':&quot;&quot;&quot;&amp;[.B25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52]&amp;&quot;&quot;&quot; &amp;&amp; &quot;&amp;[.$B$3]&amp;&quot; import bulk &quot;&quot;/tmp/mattermost/&quot;&amp;SUBSTITUTE([.B25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5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52]&amp;&quot;&quot;&quot; &amp;&amp; &quot;&amp;[.$B$3]&amp;&quot; import bulk &quot;&quot;/tmp/mattermost/&quot;&amp;SUBSTITUTE([.B25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53]&amp;&quot;&quot;&quot; &amp;&amp; &quot;&amp;[.$B$2]&amp;&quot; public import &quot;&quot;&quot;&amp;[.B253]&amp;&quot;&quot;&quot; '&quot;&amp;[.$B$4]&amp;&quot;':&quot;&quot;&quot;&amp;[.B25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53]&amp;&quot;&quot;&quot; &amp;&amp; &quot;&amp;[.$B$3]&amp;&quot; import bulk &quot;&quot;/tmp/mattermost/&quot;&amp;SUBSTITUTE([.B25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5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53]&amp;&quot;&quot;&quot; &amp;&amp; &quot;&amp;[.$B$3]&amp;&quot; import bulk &quot;&quot;/tmp/mattermost/&quot;&amp;SUBSTITUTE([.B25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54]&amp;&quot;&quot;&quot; &amp;&amp; &quot;&amp;[.$B$2]&amp;&quot; public import &quot;&quot;&quot;&amp;[.B254]&amp;&quot;&quot;&quot; '&quot;&amp;[.$B$4]&amp;&quot;':&quot;&quot;&quot;&amp;[.B25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54]&amp;&quot;&quot;&quot; &amp;&amp; &quot;&amp;[.$B$3]&amp;&quot; import bulk &quot;&quot;/tmp/mattermost/&quot;&amp;SUBSTITUTE([.B25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5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54]&amp;&quot;&quot;&quot; &amp;&amp; &quot;&amp;[.$B$3]&amp;&quot; import bulk &quot;&quot;/tmp/mattermost/&quot;&amp;SUBSTITUTE([.B25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55]&amp;&quot;&quot;&quot; &amp;&amp; &quot;&amp;[.$B$2]&amp;&quot; public import &quot;&quot;&quot;&amp;[.B255]&amp;&quot;&quot;&quot; '&quot;&amp;[.$B$4]&amp;&quot;':&quot;&quot;&quot;&amp;[.B25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55]&amp;&quot;&quot;&quot; &amp;&amp; &quot;&amp;[.$B$3]&amp;&quot; import bulk &quot;&quot;/tmp/mattermost/&quot;&amp;SUBSTITUTE([.B25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5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55]&amp;&quot;&quot;&quot; &amp;&amp; &quot;&amp;[.$B$3]&amp;&quot; import bulk &quot;&quot;/tmp/mattermost/&quot;&amp;SUBSTITUTE([.B25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56]&amp;&quot;&quot;&quot; &amp;&amp; &quot;&amp;[.$B$2]&amp;&quot; public import &quot;&quot;&quot;&amp;[.B256]&amp;&quot;&quot;&quot; '&quot;&amp;[.$B$4]&amp;&quot;':&quot;&quot;&quot;&amp;[.B25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56]&amp;&quot;&quot;&quot; &amp;&amp; &quot;&amp;[.$B$3]&amp;&quot; import bulk &quot;&quot;/tmp/mattermost/&quot;&amp;SUBSTITUTE([.B25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5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56]&amp;&quot;&quot;&quot; &amp;&amp; &quot;&amp;[.$B$3]&amp;&quot; import bulk &quot;&quot;/tmp/mattermost/&quot;&amp;SUBSTITUTE([.B25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57]&amp;&quot;&quot;&quot; &amp;&amp; &quot;&amp;[.$B$2]&amp;&quot; public import &quot;&quot;&quot;&amp;[.B257]&amp;&quot;&quot;&quot; '&quot;&amp;[.$B$4]&amp;&quot;':&quot;&quot;&quot;&amp;[.B25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57]&amp;&quot;&quot;&quot; &amp;&amp; &quot;&amp;[.$B$3]&amp;&quot; import bulk &quot;&quot;/tmp/mattermost/&quot;&amp;SUBSTITUTE([.B25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5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57]&amp;&quot;&quot;&quot; &amp;&amp; &quot;&amp;[.$B$3]&amp;&quot; import bulk &quot;&quot;/tmp/mattermost/&quot;&amp;SUBSTITUTE([.B25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58]&amp;&quot;&quot;&quot; &amp;&amp; &quot;&amp;[.$B$2]&amp;&quot; public import &quot;&quot;&quot;&amp;[.B258]&amp;&quot;&quot;&quot; '&quot;&amp;[.$B$4]&amp;&quot;':&quot;&quot;&quot;&amp;[.B25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58]&amp;&quot;&quot;&quot; &amp;&amp; &quot;&amp;[.$B$3]&amp;&quot; import bulk &quot;&quot;/tmp/mattermost/&quot;&amp;SUBSTITUTE([.B25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5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58]&amp;&quot;&quot;&quot; &amp;&amp; &quot;&amp;[.$B$3]&amp;&quot; import bulk &quot;&quot;/tmp/mattermost/&quot;&amp;SUBSTITUTE([.B25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59]&amp;&quot;&quot;&quot; &amp;&amp; &quot;&amp;[.$B$2]&amp;&quot; public import &quot;&quot;&quot;&amp;[.B259]&amp;&quot;&quot;&quot; '&quot;&amp;[.$B$4]&amp;&quot;':&quot;&quot;&quot;&amp;[.B25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59]&amp;&quot;&quot;&quot; &amp;&amp; &quot;&amp;[.$B$3]&amp;&quot; import bulk &quot;&quot;/tmp/mattermost/&quot;&amp;SUBSTITUTE([.B25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5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59]&amp;&quot;&quot;&quot; &amp;&amp; &quot;&amp;[.$B$3]&amp;&quot; import bulk &quot;&quot;/tmp/mattermost/&quot;&amp;SUBSTITUTE([.B25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60]&amp;&quot;&quot;&quot; &amp;&amp; &quot;&amp;[.$B$2]&amp;&quot; public import &quot;&quot;&quot;&amp;[.B260]&amp;&quot;&quot;&quot; '&quot;&amp;[.$B$4]&amp;&quot;':&quot;&quot;&quot;&amp;[.B26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60]&amp;&quot;&quot;&quot; &amp;&amp; &quot;&amp;[.$B$3]&amp;&quot; import bulk &quot;&quot;/tmp/mattermost/&quot;&amp;SUBSTITUTE([.B26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6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60]&amp;&quot;&quot;&quot; &amp;&amp; &quot;&amp;[.$B$3]&amp;&quot; import bulk &quot;&quot;/tmp/mattermost/&quot;&amp;SUBSTITUTE([.B26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61]&amp;&quot;&quot;&quot; &amp;&amp; &quot;&amp;[.$B$2]&amp;&quot; public import &quot;&quot;&quot;&amp;[.B261]&amp;&quot;&quot;&quot; '&quot;&amp;[.$B$4]&amp;&quot;':&quot;&quot;&quot;&amp;[.B26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61]&amp;&quot;&quot;&quot; &amp;&amp; &quot;&amp;[.$B$3]&amp;&quot; import bulk &quot;&quot;/tmp/mattermost/&quot;&amp;SUBSTITUTE([.B26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6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61]&amp;&quot;&quot;&quot; &amp;&amp; &quot;&amp;[.$B$3]&amp;&quot; import bulk &quot;&quot;/tmp/mattermost/&quot;&amp;SUBSTITUTE([.B26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62]&amp;&quot;&quot;&quot; &amp;&amp; &quot;&amp;[.$B$2]&amp;&quot; public import &quot;&quot;&quot;&amp;[.B262]&amp;&quot;&quot;&quot; '&quot;&amp;[.$B$4]&amp;&quot;':&quot;&quot;&quot;&amp;[.B26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62]&amp;&quot;&quot;&quot; &amp;&amp; &quot;&amp;[.$B$3]&amp;&quot; import bulk &quot;&quot;/tmp/mattermost/&quot;&amp;SUBSTITUTE([.B26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6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62]&amp;&quot;&quot;&quot; &amp;&amp; &quot;&amp;[.$B$3]&amp;&quot; import bulk &quot;&quot;/tmp/mattermost/&quot;&amp;SUBSTITUTE([.B26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63]&amp;&quot;&quot;&quot; &amp;&amp; &quot;&amp;[.$B$2]&amp;&quot; public import &quot;&quot;&quot;&amp;[.B263]&amp;&quot;&quot;&quot; '&quot;&amp;[.$B$4]&amp;&quot;':&quot;&quot;&quot;&amp;[.B26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63]&amp;&quot;&quot;&quot; &amp;&amp; &quot;&amp;[.$B$3]&amp;&quot; import bulk &quot;&quot;/tmp/mattermost/&quot;&amp;SUBSTITUTE([.B26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6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63]&amp;&quot;&quot;&quot; &amp;&amp; &quot;&amp;[.$B$3]&amp;&quot; import bulk &quot;&quot;/tmp/mattermost/&quot;&amp;SUBSTITUTE([.B26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64]&amp;&quot;&quot;&quot; &amp;&amp; &quot;&amp;[.$B$2]&amp;&quot; public import &quot;&quot;&quot;&amp;[.B264]&amp;&quot;&quot;&quot; '&quot;&amp;[.$B$4]&amp;&quot;':&quot;&quot;&quot;&amp;[.B26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64]&amp;&quot;&quot;&quot; &amp;&amp; &quot;&amp;[.$B$3]&amp;&quot; import bulk &quot;&quot;/tmp/mattermost/&quot;&amp;SUBSTITUTE([.B26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6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64]&amp;&quot;&quot;&quot; &amp;&amp; &quot;&amp;[.$B$3]&amp;&quot; import bulk &quot;&quot;/tmp/mattermost/&quot;&amp;SUBSTITUTE([.B26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65]&amp;&quot;&quot;&quot; &amp;&amp; &quot;&amp;[.$B$2]&amp;&quot; public import &quot;&quot;&quot;&amp;[.B265]&amp;&quot;&quot;&quot; '&quot;&amp;[.$B$4]&amp;&quot;':&quot;&quot;&quot;&amp;[.B26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65]&amp;&quot;&quot;&quot; &amp;&amp; &quot;&amp;[.$B$3]&amp;&quot; import bulk &quot;&quot;/tmp/mattermost/&quot;&amp;SUBSTITUTE([.B26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6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65]&amp;&quot;&quot;&quot; &amp;&amp; &quot;&amp;[.$B$3]&amp;&quot; import bulk &quot;&quot;/tmp/mattermost/&quot;&amp;SUBSTITUTE([.B26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66]&amp;&quot;&quot;&quot; &amp;&amp; &quot;&amp;[.$B$2]&amp;&quot; public import &quot;&quot;&quot;&amp;[.B266]&amp;&quot;&quot;&quot; '&quot;&amp;[.$B$4]&amp;&quot;':&quot;&quot;&quot;&amp;[.B26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66]&amp;&quot;&quot;&quot; &amp;&amp; &quot;&amp;[.$B$3]&amp;&quot; import bulk &quot;&quot;/tmp/mattermost/&quot;&amp;SUBSTITUTE([.B26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6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66]&amp;&quot;&quot;&quot; &amp;&amp; &quot;&amp;[.$B$3]&amp;&quot; import bulk &quot;&quot;/tmp/mattermost/&quot;&amp;SUBSTITUTE([.B26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67]&amp;&quot;&quot;&quot; &amp;&amp; &quot;&amp;[.$B$2]&amp;&quot; public import &quot;&quot;&quot;&amp;[.B267]&amp;&quot;&quot;&quot; '&quot;&amp;[.$B$4]&amp;&quot;':&quot;&quot;&quot;&amp;[.B26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67]&amp;&quot;&quot;&quot; &amp;&amp; &quot;&amp;[.$B$3]&amp;&quot; import bulk &quot;&quot;/tmp/mattermost/&quot;&amp;SUBSTITUTE([.B26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6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67]&amp;&quot;&quot;&quot; &amp;&amp; &quot;&amp;[.$B$3]&amp;&quot; import bulk &quot;&quot;/tmp/mattermost/&quot;&amp;SUBSTITUTE([.B26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68]&amp;&quot;&quot;&quot; &amp;&amp; &quot;&amp;[.$B$2]&amp;&quot; public import &quot;&quot;&quot;&amp;[.B268]&amp;&quot;&quot;&quot; '&quot;&amp;[.$B$4]&amp;&quot;':&quot;&quot;&quot;&amp;[.B26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68]&amp;&quot;&quot;&quot; &amp;&amp; &quot;&amp;[.$B$3]&amp;&quot; import bulk &quot;&quot;/tmp/mattermost/&quot;&amp;SUBSTITUTE([.B26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6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68]&amp;&quot;&quot;&quot; &amp;&amp; &quot;&amp;[.$B$3]&amp;&quot; import bulk &quot;&quot;/tmp/mattermost/&quot;&amp;SUBSTITUTE([.B26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69]&amp;&quot;&quot;&quot; &amp;&amp; &quot;&amp;[.$B$2]&amp;&quot; public import &quot;&quot;&quot;&amp;[.B269]&amp;&quot;&quot;&quot; '&quot;&amp;[.$B$4]&amp;&quot;':&quot;&quot;&quot;&amp;[.B26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69]&amp;&quot;&quot;&quot; &amp;&amp; &quot;&amp;[.$B$3]&amp;&quot; import bulk &quot;&quot;/tmp/mattermost/&quot;&amp;SUBSTITUTE([.B26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6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69]&amp;&quot;&quot;&quot; &amp;&amp; &quot;&amp;[.$B$3]&amp;&quot; import bulk &quot;&quot;/tmp/mattermost/&quot;&amp;SUBSTITUTE([.B26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70]&amp;&quot;&quot;&quot; &amp;&amp; &quot;&amp;[.$B$2]&amp;&quot; public import &quot;&quot;&quot;&amp;[.B270]&amp;&quot;&quot;&quot; '&quot;&amp;[.$B$4]&amp;&quot;':&quot;&quot;&quot;&amp;[.B27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70]&amp;&quot;&quot;&quot; &amp;&amp; &quot;&amp;[.$B$3]&amp;&quot; import bulk &quot;&quot;/tmp/mattermost/&quot;&amp;SUBSTITUTE([.B27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7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70]&amp;&quot;&quot;&quot; &amp;&amp; &quot;&amp;[.$B$3]&amp;&quot; import bulk &quot;&quot;/tmp/mattermost/&quot;&amp;SUBSTITUTE([.B27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71]&amp;&quot;&quot;&quot; &amp;&amp; &quot;&amp;[.$B$2]&amp;&quot; public import &quot;&quot;&quot;&amp;[.B271]&amp;&quot;&quot;&quot; '&quot;&amp;[.$B$4]&amp;&quot;':&quot;&quot;&quot;&amp;[.B27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71]&amp;&quot;&quot;&quot; &amp;&amp; &quot;&amp;[.$B$3]&amp;&quot; import bulk &quot;&quot;/tmp/mattermost/&quot;&amp;SUBSTITUTE([.B27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7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71]&amp;&quot;&quot;&quot; &amp;&amp; &quot;&amp;[.$B$3]&amp;&quot; import bulk &quot;&quot;/tmp/mattermost/&quot;&amp;SUBSTITUTE([.B27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72]&amp;&quot;&quot;&quot; &amp;&amp; &quot;&amp;[.$B$2]&amp;&quot; public import &quot;&quot;&quot;&amp;[.B272]&amp;&quot;&quot;&quot; '&quot;&amp;[.$B$4]&amp;&quot;':&quot;&quot;&quot;&amp;[.B27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72]&amp;&quot;&quot;&quot; &amp;&amp; &quot;&amp;[.$B$3]&amp;&quot; import bulk &quot;&quot;/tmp/mattermost/&quot;&amp;SUBSTITUTE([.B27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7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72]&amp;&quot;&quot;&quot; &amp;&amp; &quot;&amp;[.$B$3]&amp;&quot; import bulk &quot;&quot;/tmp/mattermost/&quot;&amp;SUBSTITUTE([.B27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73]&amp;&quot;&quot;&quot; &amp;&amp; &quot;&amp;[.$B$2]&amp;&quot; public import &quot;&quot;&quot;&amp;[.B273]&amp;&quot;&quot;&quot; '&quot;&amp;[.$B$4]&amp;&quot;':&quot;&quot;&quot;&amp;[.B27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73]&amp;&quot;&quot;&quot; &amp;&amp; &quot;&amp;[.$B$3]&amp;&quot; import bulk &quot;&quot;/tmp/mattermost/&quot;&amp;SUBSTITUTE([.B27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7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73]&amp;&quot;&quot;&quot; &amp;&amp; &quot;&amp;[.$B$3]&amp;&quot; import bulk &quot;&quot;/tmp/mattermost/&quot;&amp;SUBSTITUTE([.B27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74]&amp;&quot;&quot;&quot; &amp;&amp; &quot;&amp;[.$B$2]&amp;&quot; public import &quot;&quot;&quot;&amp;[.B274]&amp;&quot;&quot;&quot; '&quot;&amp;[.$B$4]&amp;&quot;':&quot;&quot;&quot;&amp;[.B27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74]&amp;&quot;&quot;&quot; &amp;&amp; &quot;&amp;[.$B$3]&amp;&quot; import bulk &quot;&quot;/tmp/mattermost/&quot;&amp;SUBSTITUTE([.B27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7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74]&amp;&quot;&quot;&quot; &amp;&amp; &quot;&amp;[.$B$3]&amp;&quot; import bulk &quot;&quot;/tmp/mattermost/&quot;&amp;SUBSTITUTE([.B27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75]&amp;&quot;&quot;&quot; &amp;&amp; &quot;&amp;[.$B$2]&amp;&quot; public import &quot;&quot;&quot;&amp;[.B275]&amp;&quot;&quot;&quot; '&quot;&amp;[.$B$4]&amp;&quot;':&quot;&quot;&quot;&amp;[.B27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75]&amp;&quot;&quot;&quot; &amp;&amp; &quot;&amp;[.$B$3]&amp;&quot; import bulk &quot;&quot;/tmp/mattermost/&quot;&amp;SUBSTITUTE([.B27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7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75]&amp;&quot;&quot;&quot; &amp;&amp; &quot;&amp;[.$B$3]&amp;&quot; import bulk &quot;&quot;/tmp/mattermost/&quot;&amp;SUBSTITUTE([.B27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76]&amp;&quot;&quot;&quot; &amp;&amp; &quot;&amp;[.$B$2]&amp;&quot; public import &quot;&quot;&quot;&amp;[.B276]&amp;&quot;&quot;&quot; '&quot;&amp;[.$B$4]&amp;&quot;':&quot;&quot;&quot;&amp;[.B27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76]&amp;&quot;&quot;&quot; &amp;&amp; &quot;&amp;[.$B$3]&amp;&quot; import bulk &quot;&quot;/tmp/mattermost/&quot;&amp;SUBSTITUTE([.B27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7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76]&amp;&quot;&quot;&quot; &amp;&amp; &quot;&amp;[.$B$3]&amp;&quot; import bulk &quot;&quot;/tmp/mattermost/&quot;&amp;SUBSTITUTE([.B27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77]&amp;&quot;&quot;&quot; &amp;&amp; &quot;&amp;[.$B$2]&amp;&quot; public import &quot;&quot;&quot;&amp;[.B277]&amp;&quot;&quot;&quot; '&quot;&amp;[.$B$4]&amp;&quot;':&quot;&quot;&quot;&amp;[.B27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77]&amp;&quot;&quot;&quot; &amp;&amp; &quot;&amp;[.$B$3]&amp;&quot; import bulk &quot;&quot;/tmp/mattermost/&quot;&amp;SUBSTITUTE([.B27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7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77]&amp;&quot;&quot;&quot; &amp;&amp; &quot;&amp;[.$B$3]&amp;&quot; import bulk &quot;&quot;/tmp/mattermost/&quot;&amp;SUBSTITUTE([.B27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78]&amp;&quot;&quot;&quot; &amp;&amp; &quot;&amp;[.$B$2]&amp;&quot; public import &quot;&quot;&quot;&amp;[.B278]&amp;&quot;&quot;&quot; '&quot;&amp;[.$B$4]&amp;&quot;':&quot;&quot;&quot;&amp;[.B27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78]&amp;&quot;&quot;&quot; &amp;&amp; &quot;&amp;[.$B$3]&amp;&quot; import bulk &quot;&quot;/tmp/mattermost/&quot;&amp;SUBSTITUTE([.B27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7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78]&amp;&quot;&quot;&quot; &amp;&amp; &quot;&amp;[.$B$3]&amp;&quot; import bulk &quot;&quot;/tmp/mattermost/&quot;&amp;SUBSTITUTE([.B27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79]&amp;&quot;&quot;&quot; &amp;&amp; &quot;&amp;[.$B$2]&amp;&quot; public import &quot;&quot;&quot;&amp;[.B279]&amp;&quot;&quot;&quot; '&quot;&amp;[.$B$4]&amp;&quot;':&quot;&quot;&quot;&amp;[.B27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79]&amp;&quot;&quot;&quot; &amp;&amp; &quot;&amp;[.$B$3]&amp;&quot; import bulk &quot;&quot;/tmp/mattermost/&quot;&amp;SUBSTITUTE([.B27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7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79]&amp;&quot;&quot;&quot; &amp;&amp; &quot;&amp;[.$B$3]&amp;&quot; import bulk &quot;&quot;/tmp/mattermost/&quot;&amp;SUBSTITUTE([.B27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80]&amp;&quot;&quot;&quot; &amp;&amp; &quot;&amp;[.$B$2]&amp;&quot; public import &quot;&quot;&quot;&amp;[.B280]&amp;&quot;&quot;&quot; '&quot;&amp;[.$B$4]&amp;&quot;':&quot;&quot;&quot;&amp;[.B28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80]&amp;&quot;&quot;&quot; &amp;&amp; &quot;&amp;[.$B$3]&amp;&quot; import bulk &quot;&quot;/tmp/mattermost/&quot;&amp;SUBSTITUTE([.B28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8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80]&amp;&quot;&quot;&quot; &amp;&amp; &quot;&amp;[.$B$3]&amp;&quot; import bulk &quot;&quot;/tmp/mattermost/&quot;&amp;SUBSTITUTE([.B28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81]&amp;&quot;&quot;&quot; &amp;&amp; &quot;&amp;[.$B$2]&amp;&quot; public import &quot;&quot;&quot;&amp;[.B281]&amp;&quot;&quot;&quot; '&quot;&amp;[.$B$4]&amp;&quot;':&quot;&quot;&quot;&amp;[.B28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81]&amp;&quot;&quot;&quot; &amp;&amp; &quot;&amp;[.$B$3]&amp;&quot; import bulk &quot;&quot;/tmp/mattermost/&quot;&amp;SUBSTITUTE([.B28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8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81]&amp;&quot;&quot;&quot; &amp;&amp; &quot;&amp;[.$B$3]&amp;&quot; import bulk &quot;&quot;/tmp/mattermost/&quot;&amp;SUBSTITUTE([.B28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82]&amp;&quot;&quot;&quot; &amp;&amp; &quot;&amp;[.$B$2]&amp;&quot; public import &quot;&quot;&quot;&amp;[.B282]&amp;&quot;&quot;&quot; '&quot;&amp;[.$B$4]&amp;&quot;':&quot;&quot;&quot;&amp;[.B28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82]&amp;&quot;&quot;&quot; &amp;&amp; &quot;&amp;[.$B$3]&amp;&quot; import bulk &quot;&quot;/tmp/mattermost/&quot;&amp;SUBSTITUTE([.B28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8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82]&amp;&quot;&quot;&quot; &amp;&amp; &quot;&amp;[.$B$3]&amp;&quot; import bulk &quot;&quot;/tmp/mattermost/&quot;&amp;SUBSTITUTE([.B28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83]&amp;&quot;&quot;&quot; &amp;&amp; &quot;&amp;[.$B$2]&amp;&quot; public import &quot;&quot;&quot;&amp;[.B283]&amp;&quot;&quot;&quot; '&quot;&amp;[.$B$4]&amp;&quot;':&quot;&quot;&quot;&amp;[.B28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83]&amp;&quot;&quot;&quot; &amp;&amp; &quot;&amp;[.$B$3]&amp;&quot; import bulk &quot;&quot;/tmp/mattermost/&quot;&amp;SUBSTITUTE([.B28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8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83]&amp;&quot;&quot;&quot; &amp;&amp; &quot;&amp;[.$B$3]&amp;&quot; import bulk &quot;&quot;/tmp/mattermost/&quot;&amp;SUBSTITUTE([.B28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84]&amp;&quot;&quot;&quot; &amp;&amp; &quot;&amp;[.$B$2]&amp;&quot; public import &quot;&quot;&quot;&amp;[.B284]&amp;&quot;&quot;&quot; '&quot;&amp;[.$B$4]&amp;&quot;':&quot;&quot;&quot;&amp;[.B28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84]&amp;&quot;&quot;&quot; &amp;&amp; &quot;&amp;[.$B$3]&amp;&quot; import bulk &quot;&quot;/tmp/mattermost/&quot;&amp;SUBSTITUTE([.B28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8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84]&amp;&quot;&quot;&quot; &amp;&amp; &quot;&amp;[.$B$3]&amp;&quot; import bulk &quot;&quot;/tmp/mattermost/&quot;&amp;SUBSTITUTE([.B28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85]&amp;&quot;&quot;&quot; &amp;&amp; &quot;&amp;[.$B$2]&amp;&quot; public import &quot;&quot;&quot;&amp;[.B285]&amp;&quot;&quot;&quot; '&quot;&amp;[.$B$4]&amp;&quot;':&quot;&quot;&quot;&amp;[.B28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85]&amp;&quot;&quot;&quot; &amp;&amp; &quot;&amp;[.$B$3]&amp;&quot; import bulk &quot;&quot;/tmp/mattermost/&quot;&amp;SUBSTITUTE([.B28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8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85]&amp;&quot;&quot;&quot; &amp;&amp; &quot;&amp;[.$B$3]&amp;&quot; import bulk &quot;&quot;/tmp/mattermost/&quot;&amp;SUBSTITUTE([.B28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86]&amp;&quot;&quot;&quot; &amp;&amp; &quot;&amp;[.$B$2]&amp;&quot; public import &quot;&quot;&quot;&amp;[.B286]&amp;&quot;&quot;&quot; '&quot;&amp;[.$B$4]&amp;&quot;':&quot;&quot;&quot;&amp;[.B28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86]&amp;&quot;&quot;&quot; &amp;&amp; &quot;&amp;[.$B$3]&amp;&quot; import bulk &quot;&quot;/tmp/mattermost/&quot;&amp;SUBSTITUTE([.B28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8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86]&amp;&quot;&quot;&quot; &amp;&amp; &quot;&amp;[.$B$3]&amp;&quot; import bulk &quot;&quot;/tmp/mattermost/&quot;&amp;SUBSTITUTE([.B28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87]&amp;&quot;&quot;&quot; &amp;&amp; &quot;&amp;[.$B$2]&amp;&quot; public import &quot;&quot;&quot;&amp;[.B287]&amp;&quot;&quot;&quot; '&quot;&amp;[.$B$4]&amp;&quot;':&quot;&quot;&quot;&amp;[.B28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87]&amp;&quot;&quot;&quot; &amp;&amp; &quot;&amp;[.$B$3]&amp;&quot; import bulk &quot;&quot;/tmp/mattermost/&quot;&amp;SUBSTITUTE([.B28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8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87]&amp;&quot;&quot;&quot; &amp;&amp; &quot;&amp;[.$B$3]&amp;&quot; import bulk &quot;&quot;/tmp/mattermost/&quot;&amp;SUBSTITUTE([.B28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88]&amp;&quot;&quot;&quot; &amp;&amp; &quot;&amp;[.$B$2]&amp;&quot; public import &quot;&quot;&quot;&amp;[.B288]&amp;&quot;&quot;&quot; '&quot;&amp;[.$B$4]&amp;&quot;':&quot;&quot;&quot;&amp;[.B28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88]&amp;&quot;&quot;&quot; &amp;&amp; &quot;&amp;[.$B$3]&amp;&quot; import bulk &quot;&quot;/tmp/mattermost/&quot;&amp;SUBSTITUTE([.B28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8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88]&amp;&quot;&quot;&quot; &amp;&amp; &quot;&amp;[.$B$3]&amp;&quot; import bulk &quot;&quot;/tmp/mattermost/&quot;&amp;SUBSTITUTE([.B28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89]&amp;&quot;&quot;&quot; &amp;&amp; &quot;&amp;[.$B$2]&amp;&quot; public import &quot;&quot;&quot;&amp;[.B289]&amp;&quot;&quot;&quot; '&quot;&amp;[.$B$4]&amp;&quot;':&quot;&quot;&quot;&amp;[.B28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89]&amp;&quot;&quot;&quot; &amp;&amp; &quot;&amp;[.$B$3]&amp;&quot; import bulk &quot;&quot;/tmp/mattermost/&quot;&amp;SUBSTITUTE([.B28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8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89]&amp;&quot;&quot;&quot; &amp;&amp; &quot;&amp;[.$B$3]&amp;&quot; import bulk &quot;&quot;/tmp/mattermost/&quot;&amp;SUBSTITUTE([.B28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90]&amp;&quot;&quot;&quot; &amp;&amp; &quot;&amp;[.$B$2]&amp;&quot; public import &quot;&quot;&quot;&amp;[.B290]&amp;&quot;&quot;&quot; '&quot;&amp;[.$B$4]&amp;&quot;':&quot;&quot;&quot;&amp;[.B29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90]&amp;&quot;&quot;&quot; &amp;&amp; &quot;&amp;[.$B$3]&amp;&quot; import bulk &quot;&quot;/tmp/mattermost/&quot;&amp;SUBSTITUTE([.B29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9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90]&amp;&quot;&quot;&quot; &amp;&amp; &quot;&amp;[.$B$3]&amp;&quot; import bulk &quot;&quot;/tmp/mattermost/&quot;&amp;SUBSTITUTE([.B29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91]&amp;&quot;&quot;&quot; &amp;&amp; &quot;&amp;[.$B$2]&amp;&quot; public import &quot;&quot;&quot;&amp;[.B291]&amp;&quot;&quot;&quot; '&quot;&amp;[.$B$4]&amp;&quot;':&quot;&quot;&quot;&amp;[.B29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91]&amp;&quot;&quot;&quot; &amp;&amp; &quot;&amp;[.$B$3]&amp;&quot; import bulk &quot;&quot;/tmp/mattermost/&quot;&amp;SUBSTITUTE([.B29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9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91]&amp;&quot;&quot;&quot; &amp;&amp; &quot;&amp;[.$B$3]&amp;&quot; import bulk &quot;&quot;/tmp/mattermost/&quot;&amp;SUBSTITUTE([.B29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92]&amp;&quot;&quot;&quot; &amp;&amp; &quot;&amp;[.$B$2]&amp;&quot; public import &quot;&quot;&quot;&amp;[.B292]&amp;&quot;&quot;&quot; '&quot;&amp;[.$B$4]&amp;&quot;':&quot;&quot;&quot;&amp;[.B29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92]&amp;&quot;&quot;&quot; &amp;&amp; &quot;&amp;[.$B$3]&amp;&quot; import bulk &quot;&quot;/tmp/mattermost/&quot;&amp;SUBSTITUTE([.B29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9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92]&amp;&quot;&quot;&quot; &amp;&amp; &quot;&amp;[.$B$3]&amp;&quot; import bulk &quot;&quot;/tmp/mattermost/&quot;&amp;SUBSTITUTE([.B29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93]&amp;&quot;&quot;&quot; &amp;&amp; &quot;&amp;[.$B$2]&amp;&quot; public import &quot;&quot;&quot;&amp;[.B293]&amp;&quot;&quot;&quot; '&quot;&amp;[.$B$4]&amp;&quot;':&quot;&quot;&quot;&amp;[.B29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93]&amp;&quot;&quot;&quot; &amp;&amp; &quot;&amp;[.$B$3]&amp;&quot; import bulk &quot;&quot;/tmp/mattermost/&quot;&amp;SUBSTITUTE([.B29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9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93]&amp;&quot;&quot;&quot; &amp;&amp; &quot;&amp;[.$B$3]&amp;&quot; import bulk &quot;&quot;/tmp/mattermost/&quot;&amp;SUBSTITUTE([.B29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94]&amp;&quot;&quot;&quot; &amp;&amp; &quot;&amp;[.$B$2]&amp;&quot; public import &quot;&quot;&quot;&amp;[.B294]&amp;&quot;&quot;&quot; '&quot;&amp;[.$B$4]&amp;&quot;':&quot;&quot;&quot;&amp;[.B29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94]&amp;&quot;&quot;&quot; &amp;&amp; &quot;&amp;[.$B$3]&amp;&quot; import bulk &quot;&quot;/tmp/mattermost/&quot;&amp;SUBSTITUTE([.B29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9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94]&amp;&quot;&quot;&quot; &amp;&amp; &quot;&amp;[.$B$3]&amp;&quot; import bulk &quot;&quot;/tmp/mattermost/&quot;&amp;SUBSTITUTE([.B29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95]&amp;&quot;&quot;&quot; &amp;&amp; &quot;&amp;[.$B$2]&amp;&quot; public import &quot;&quot;&quot;&amp;[.B295]&amp;&quot;&quot;&quot; '&quot;&amp;[.$B$4]&amp;&quot;':&quot;&quot;&quot;&amp;[.B29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95]&amp;&quot;&quot;&quot; &amp;&amp; &quot;&amp;[.$B$3]&amp;&quot; import bulk &quot;&quot;/tmp/mattermost/&quot;&amp;SUBSTITUTE([.B29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9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95]&amp;&quot;&quot;&quot; &amp;&amp; &quot;&amp;[.$B$3]&amp;&quot; import bulk &quot;&quot;/tmp/mattermost/&quot;&amp;SUBSTITUTE([.B29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96]&amp;&quot;&quot;&quot; &amp;&amp; &quot;&amp;[.$B$2]&amp;&quot; public import &quot;&quot;&quot;&amp;[.B296]&amp;&quot;&quot;&quot; '&quot;&amp;[.$B$4]&amp;&quot;':&quot;&quot;&quot;&amp;[.B29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96]&amp;&quot;&quot;&quot; &amp;&amp; &quot;&amp;[.$B$3]&amp;&quot; import bulk &quot;&quot;/tmp/mattermost/&quot;&amp;SUBSTITUTE([.B29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9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96]&amp;&quot;&quot;&quot; &amp;&amp; &quot;&amp;[.$B$3]&amp;&quot; import bulk &quot;&quot;/tmp/mattermost/&quot;&amp;SUBSTITUTE([.B29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97]&amp;&quot;&quot;&quot; &amp;&amp; &quot;&amp;[.$B$2]&amp;&quot; public import &quot;&quot;&quot;&amp;[.B297]&amp;&quot;&quot;&quot; '&quot;&amp;[.$B$4]&amp;&quot;':&quot;&quot;&quot;&amp;[.B29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97]&amp;&quot;&quot;&quot; &amp;&amp; &quot;&amp;[.$B$3]&amp;&quot; import bulk &quot;&quot;/tmp/mattermost/&quot;&amp;SUBSTITUTE([.B29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9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97]&amp;&quot;&quot;&quot; &amp;&amp; &quot;&amp;[.$B$3]&amp;&quot; import bulk &quot;&quot;/tmp/mattermost/&quot;&amp;SUBSTITUTE([.B29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98]&amp;&quot;&quot;&quot; &amp;&amp; &quot;&amp;[.$B$2]&amp;&quot; public import &quot;&quot;&quot;&amp;[.B298]&amp;&quot;&quot;&quot; '&quot;&amp;[.$B$4]&amp;&quot;':&quot;&quot;&quot;&amp;[.B29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98]&amp;&quot;&quot;&quot; &amp;&amp; &quot;&amp;[.$B$3]&amp;&quot; import bulk &quot;&quot;/tmp/mattermost/&quot;&amp;SUBSTITUTE([.B29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9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98]&amp;&quot;&quot;&quot; &amp;&amp; &quot;&amp;[.$B$3]&amp;&quot; import bulk &quot;&quot;/tmp/mattermost/&quot;&amp;SUBSTITUTE([.B29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299]&amp;&quot;&quot;&quot; &amp;&amp; &quot;&amp;[.$B$2]&amp;&quot; public import &quot;&quot;&quot;&amp;[.B299]&amp;&quot;&quot;&quot; '&quot;&amp;[.$B$4]&amp;&quot;':&quot;&quot;&quot;&amp;[.B29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299]&amp;&quot;&quot;&quot; &amp;&amp; &quot;&amp;[.$B$3]&amp;&quot; import bulk &quot;&quot;/tmp/mattermost/&quot;&amp;SUBSTITUTE([.B29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29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299]&amp;&quot;&quot;&quot; &amp;&amp; &quot;&amp;[.$B$3]&amp;&quot; import bulk &quot;&quot;/tmp/mattermost/&quot;&amp;SUBSTITUTE([.B29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00]&amp;&quot;&quot;&quot; &amp;&amp; &quot;&amp;[.$B$2]&amp;&quot; public import &quot;&quot;&quot;&amp;[.B300]&amp;&quot;&quot;&quot; '&quot;&amp;[.$B$4]&amp;&quot;':&quot;&quot;&quot;&amp;[.B30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00]&amp;&quot;&quot;&quot; &amp;&amp; &quot;&amp;[.$B$3]&amp;&quot; import bulk &quot;&quot;/tmp/mattermost/&quot;&amp;SUBSTITUTE([.B30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0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00]&amp;&quot;&quot;&quot; &amp;&amp; &quot;&amp;[.$B$3]&amp;&quot; import bulk &quot;&quot;/tmp/mattermost/&quot;&amp;SUBSTITUTE([.B30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01]&amp;&quot;&quot;&quot; &amp;&amp; &quot;&amp;[.$B$2]&amp;&quot; public import &quot;&quot;&quot;&amp;[.B301]&amp;&quot;&quot;&quot; '&quot;&amp;[.$B$4]&amp;&quot;':&quot;&quot;&quot;&amp;[.B30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01]&amp;&quot;&quot;&quot; &amp;&amp; &quot;&amp;[.$B$3]&amp;&quot; import bulk &quot;&quot;/tmp/mattermost/&quot;&amp;SUBSTITUTE([.B30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0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01]&amp;&quot;&quot;&quot; &amp;&amp; &quot;&amp;[.$B$3]&amp;&quot; import bulk &quot;&quot;/tmp/mattermost/&quot;&amp;SUBSTITUTE([.B30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02]&amp;&quot;&quot;&quot; &amp;&amp; &quot;&amp;[.$B$2]&amp;&quot; public import &quot;&quot;&quot;&amp;[.B302]&amp;&quot;&quot;&quot; '&quot;&amp;[.$B$4]&amp;&quot;':&quot;&quot;&quot;&amp;[.B30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02]&amp;&quot;&quot;&quot; &amp;&amp; &quot;&amp;[.$B$3]&amp;&quot; import bulk &quot;&quot;/tmp/mattermost/&quot;&amp;SUBSTITUTE([.B30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0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02]&amp;&quot;&quot;&quot; &amp;&amp; &quot;&amp;[.$B$3]&amp;&quot; import bulk &quot;&quot;/tmp/mattermost/&quot;&amp;SUBSTITUTE([.B30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03]&amp;&quot;&quot;&quot; &amp;&amp; &quot;&amp;[.$B$2]&amp;&quot; public import &quot;&quot;&quot;&amp;[.B303]&amp;&quot;&quot;&quot; '&quot;&amp;[.$B$4]&amp;&quot;':&quot;&quot;&quot;&amp;[.B30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03]&amp;&quot;&quot;&quot; &amp;&amp; &quot;&amp;[.$B$3]&amp;&quot; import bulk &quot;&quot;/tmp/mattermost/&quot;&amp;SUBSTITUTE([.B30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0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03]&amp;&quot;&quot;&quot; &amp;&amp; &quot;&amp;[.$B$3]&amp;&quot; import bulk &quot;&quot;/tmp/mattermost/&quot;&amp;SUBSTITUTE([.B30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04]&amp;&quot;&quot;&quot; &amp;&amp; &quot;&amp;[.$B$2]&amp;&quot; public import &quot;&quot;&quot;&amp;[.B304]&amp;&quot;&quot;&quot; '&quot;&amp;[.$B$4]&amp;&quot;':&quot;&quot;&quot;&amp;[.B30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04]&amp;&quot;&quot;&quot; &amp;&amp; &quot;&amp;[.$B$3]&amp;&quot; import bulk &quot;&quot;/tmp/mattermost/&quot;&amp;SUBSTITUTE([.B30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0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04]&amp;&quot;&quot;&quot; &amp;&amp; &quot;&amp;[.$B$3]&amp;&quot; import bulk &quot;&quot;/tmp/mattermost/&quot;&amp;SUBSTITUTE([.B30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05]&amp;&quot;&quot;&quot; &amp;&amp; &quot;&amp;[.$B$2]&amp;&quot; public import &quot;&quot;&quot;&amp;[.B305]&amp;&quot;&quot;&quot; '&quot;&amp;[.$B$4]&amp;&quot;':&quot;&quot;&quot;&amp;[.B30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05]&amp;&quot;&quot;&quot; &amp;&amp; &quot;&amp;[.$B$3]&amp;&quot; import bulk &quot;&quot;/tmp/mattermost/&quot;&amp;SUBSTITUTE([.B30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0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05]&amp;&quot;&quot;&quot; &amp;&amp; &quot;&amp;[.$B$3]&amp;&quot; import bulk &quot;&quot;/tmp/mattermost/&quot;&amp;SUBSTITUTE([.B30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06]&amp;&quot;&quot;&quot; &amp;&amp; &quot;&amp;[.$B$2]&amp;&quot; public import &quot;&quot;&quot;&amp;[.B306]&amp;&quot;&quot;&quot; '&quot;&amp;[.$B$4]&amp;&quot;':&quot;&quot;&quot;&amp;[.B30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06]&amp;&quot;&quot;&quot; &amp;&amp; &quot;&amp;[.$B$3]&amp;&quot; import bulk &quot;&quot;/tmp/mattermost/&quot;&amp;SUBSTITUTE([.B30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0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06]&amp;&quot;&quot;&quot; &amp;&amp; &quot;&amp;[.$B$3]&amp;&quot; import bulk &quot;&quot;/tmp/mattermost/&quot;&amp;SUBSTITUTE([.B30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07]&amp;&quot;&quot;&quot; &amp;&amp; &quot;&amp;[.$B$2]&amp;&quot; public import &quot;&quot;&quot;&amp;[.B307]&amp;&quot;&quot;&quot; '&quot;&amp;[.$B$4]&amp;&quot;':&quot;&quot;&quot;&amp;[.B30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07]&amp;&quot;&quot;&quot; &amp;&amp; &quot;&amp;[.$B$3]&amp;&quot; import bulk &quot;&quot;/tmp/mattermost/&quot;&amp;SUBSTITUTE([.B30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0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07]&amp;&quot;&quot;&quot; &amp;&amp; &quot;&amp;[.$B$3]&amp;&quot; import bulk &quot;&quot;/tmp/mattermost/&quot;&amp;SUBSTITUTE([.B30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08]&amp;&quot;&quot;&quot; &amp;&amp; &quot;&amp;[.$B$2]&amp;&quot; public import &quot;&quot;&quot;&amp;[.B308]&amp;&quot;&quot;&quot; '&quot;&amp;[.$B$4]&amp;&quot;':&quot;&quot;&quot;&amp;[.B30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08]&amp;&quot;&quot;&quot; &amp;&amp; &quot;&amp;[.$B$3]&amp;&quot; import bulk &quot;&quot;/tmp/mattermost/&quot;&amp;SUBSTITUTE([.B30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0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08]&amp;&quot;&quot;&quot; &amp;&amp; &quot;&amp;[.$B$3]&amp;&quot; import bulk &quot;&quot;/tmp/mattermost/&quot;&amp;SUBSTITUTE([.B30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09]&amp;&quot;&quot;&quot; &amp;&amp; &quot;&amp;[.$B$2]&amp;&quot; public import &quot;&quot;&quot;&amp;[.B309]&amp;&quot;&quot;&quot; '&quot;&amp;[.$B$4]&amp;&quot;':&quot;&quot;&quot;&amp;[.B30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09]&amp;&quot;&quot;&quot; &amp;&amp; &quot;&amp;[.$B$3]&amp;&quot; import bulk &quot;&quot;/tmp/mattermost/&quot;&amp;SUBSTITUTE([.B30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0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09]&amp;&quot;&quot;&quot; &amp;&amp; &quot;&amp;[.$B$3]&amp;&quot; import bulk &quot;&quot;/tmp/mattermost/&quot;&amp;SUBSTITUTE([.B30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10]&amp;&quot;&quot;&quot; &amp;&amp; &quot;&amp;[.$B$2]&amp;&quot; public import &quot;&quot;&quot;&amp;[.B310]&amp;&quot;&quot;&quot; '&quot;&amp;[.$B$4]&amp;&quot;':&quot;&quot;&quot;&amp;[.B31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10]&amp;&quot;&quot;&quot; &amp;&amp; &quot;&amp;[.$B$3]&amp;&quot; import bulk &quot;&quot;/tmp/mattermost/&quot;&amp;SUBSTITUTE([.B31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1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10]&amp;&quot;&quot;&quot; &amp;&amp; &quot;&amp;[.$B$3]&amp;&quot; import bulk &quot;&quot;/tmp/mattermost/&quot;&amp;SUBSTITUTE([.B31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11]&amp;&quot;&quot;&quot; &amp;&amp; &quot;&amp;[.$B$2]&amp;&quot; public import &quot;&quot;&quot;&amp;[.B311]&amp;&quot;&quot;&quot; '&quot;&amp;[.$B$4]&amp;&quot;':&quot;&quot;&quot;&amp;[.B31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11]&amp;&quot;&quot;&quot; &amp;&amp; &quot;&amp;[.$B$3]&amp;&quot; import bulk &quot;&quot;/tmp/mattermost/&quot;&amp;SUBSTITUTE([.B31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1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11]&amp;&quot;&quot;&quot; &amp;&amp; &quot;&amp;[.$B$3]&amp;&quot; import bulk &quot;&quot;/tmp/mattermost/&quot;&amp;SUBSTITUTE([.B31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12]&amp;&quot;&quot;&quot; &amp;&amp; &quot;&amp;[.$B$2]&amp;&quot; public import &quot;&quot;&quot;&amp;[.B312]&amp;&quot;&quot;&quot; '&quot;&amp;[.$B$4]&amp;&quot;':&quot;&quot;&quot;&amp;[.B31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12]&amp;&quot;&quot;&quot; &amp;&amp; &quot;&amp;[.$B$3]&amp;&quot; import bulk &quot;&quot;/tmp/mattermost/&quot;&amp;SUBSTITUTE([.B31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1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12]&amp;&quot;&quot;&quot; &amp;&amp; &quot;&amp;[.$B$3]&amp;&quot; import bulk &quot;&quot;/tmp/mattermost/&quot;&amp;SUBSTITUTE([.B31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13]&amp;&quot;&quot;&quot; &amp;&amp; &quot;&amp;[.$B$2]&amp;&quot; public import &quot;&quot;&quot;&amp;[.B313]&amp;&quot;&quot;&quot; '&quot;&amp;[.$B$4]&amp;&quot;':&quot;&quot;&quot;&amp;[.B31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13]&amp;&quot;&quot;&quot; &amp;&amp; &quot;&amp;[.$B$3]&amp;&quot; import bulk &quot;&quot;/tmp/mattermost/&quot;&amp;SUBSTITUTE([.B31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1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13]&amp;&quot;&quot;&quot; &amp;&amp; &quot;&amp;[.$B$3]&amp;&quot; import bulk &quot;&quot;/tmp/mattermost/&quot;&amp;SUBSTITUTE([.B31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14]&amp;&quot;&quot;&quot; &amp;&amp; &quot;&amp;[.$B$2]&amp;&quot; public import &quot;&quot;&quot;&amp;[.B314]&amp;&quot;&quot;&quot; '&quot;&amp;[.$B$4]&amp;&quot;':&quot;&quot;&quot;&amp;[.B31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14]&amp;&quot;&quot;&quot; &amp;&amp; &quot;&amp;[.$B$3]&amp;&quot; import bulk &quot;&quot;/tmp/mattermost/&quot;&amp;SUBSTITUTE([.B31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1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14]&amp;&quot;&quot;&quot; &amp;&amp; &quot;&amp;[.$B$3]&amp;&quot; import bulk &quot;&quot;/tmp/mattermost/&quot;&amp;SUBSTITUTE([.B31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15]&amp;&quot;&quot;&quot; &amp;&amp; &quot;&amp;[.$B$2]&amp;&quot; public import &quot;&quot;&quot;&amp;[.B315]&amp;&quot;&quot;&quot; '&quot;&amp;[.$B$4]&amp;&quot;':&quot;&quot;&quot;&amp;[.B31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15]&amp;&quot;&quot;&quot; &amp;&amp; &quot;&amp;[.$B$3]&amp;&quot; import bulk &quot;&quot;/tmp/mattermost/&quot;&amp;SUBSTITUTE([.B31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1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15]&amp;&quot;&quot;&quot; &amp;&amp; &quot;&amp;[.$B$3]&amp;&quot; import bulk &quot;&quot;/tmp/mattermost/&quot;&amp;SUBSTITUTE([.B31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16]&amp;&quot;&quot;&quot; &amp;&amp; &quot;&amp;[.$B$2]&amp;&quot; public import &quot;&quot;&quot;&amp;[.B316]&amp;&quot;&quot;&quot; '&quot;&amp;[.$B$4]&amp;&quot;':&quot;&quot;&quot;&amp;[.B31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16]&amp;&quot;&quot;&quot; &amp;&amp; &quot;&amp;[.$B$3]&amp;&quot; import bulk &quot;&quot;/tmp/mattermost/&quot;&amp;SUBSTITUTE([.B31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1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16]&amp;&quot;&quot;&quot; &amp;&amp; &quot;&amp;[.$B$3]&amp;&quot; import bulk &quot;&quot;/tmp/mattermost/&quot;&amp;SUBSTITUTE([.B31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17]&amp;&quot;&quot;&quot; &amp;&amp; &quot;&amp;[.$B$2]&amp;&quot; public import &quot;&quot;&quot;&amp;[.B317]&amp;&quot;&quot;&quot; '&quot;&amp;[.$B$4]&amp;&quot;':&quot;&quot;&quot;&amp;[.B31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17]&amp;&quot;&quot;&quot; &amp;&amp; &quot;&amp;[.$B$3]&amp;&quot; import bulk &quot;&quot;/tmp/mattermost/&quot;&amp;SUBSTITUTE([.B31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1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17]&amp;&quot;&quot;&quot; &amp;&amp; &quot;&amp;[.$B$3]&amp;&quot; import bulk &quot;&quot;/tmp/mattermost/&quot;&amp;SUBSTITUTE([.B31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18]&amp;&quot;&quot;&quot; &amp;&amp; &quot;&amp;[.$B$2]&amp;&quot; public import &quot;&quot;&quot;&amp;[.B318]&amp;&quot;&quot;&quot; '&quot;&amp;[.$B$4]&amp;&quot;':&quot;&quot;&quot;&amp;[.B31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18]&amp;&quot;&quot;&quot; &amp;&amp; &quot;&amp;[.$B$3]&amp;&quot; import bulk &quot;&quot;/tmp/mattermost/&quot;&amp;SUBSTITUTE([.B31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1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18]&amp;&quot;&quot;&quot; &amp;&amp; &quot;&amp;[.$B$3]&amp;&quot; import bulk &quot;&quot;/tmp/mattermost/&quot;&amp;SUBSTITUTE([.B31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19]&amp;&quot;&quot;&quot; &amp;&amp; &quot;&amp;[.$B$2]&amp;&quot; public import &quot;&quot;&quot;&amp;[.B319]&amp;&quot;&quot;&quot; '&quot;&amp;[.$B$4]&amp;&quot;':&quot;&quot;&quot;&amp;[.B31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19]&amp;&quot;&quot;&quot; &amp;&amp; &quot;&amp;[.$B$3]&amp;&quot; import bulk &quot;&quot;/tmp/mattermost/&quot;&amp;SUBSTITUTE([.B31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1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19]&amp;&quot;&quot;&quot; &amp;&amp; &quot;&amp;[.$B$3]&amp;&quot; import bulk &quot;&quot;/tmp/mattermost/&quot;&amp;SUBSTITUTE([.B31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20]&amp;&quot;&quot;&quot; &amp;&amp; &quot;&amp;[.$B$2]&amp;&quot; public import &quot;&quot;&quot;&amp;[.B320]&amp;&quot;&quot;&quot; '&quot;&amp;[.$B$4]&amp;&quot;':&quot;&quot;&quot;&amp;[.B32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20]&amp;&quot;&quot;&quot; &amp;&amp; &quot;&amp;[.$B$3]&amp;&quot; import bulk &quot;&quot;/tmp/mattermost/&quot;&amp;SUBSTITUTE([.B32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2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20]&amp;&quot;&quot;&quot; &amp;&amp; &quot;&amp;[.$B$3]&amp;&quot; import bulk &quot;&quot;/tmp/mattermost/&quot;&amp;SUBSTITUTE([.B32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21]&amp;&quot;&quot;&quot; &amp;&amp; &quot;&amp;[.$B$2]&amp;&quot; public import &quot;&quot;&quot;&amp;[.B321]&amp;&quot;&quot;&quot; '&quot;&amp;[.$B$4]&amp;&quot;':&quot;&quot;&quot;&amp;[.B32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21]&amp;&quot;&quot;&quot; &amp;&amp; &quot;&amp;[.$B$3]&amp;&quot; import bulk &quot;&quot;/tmp/mattermost/&quot;&amp;SUBSTITUTE([.B32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2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21]&amp;&quot;&quot;&quot; &amp;&amp; &quot;&amp;[.$B$3]&amp;&quot; import bulk &quot;&quot;/tmp/mattermost/&quot;&amp;SUBSTITUTE([.B32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22]&amp;&quot;&quot;&quot; &amp;&amp; &quot;&amp;[.$B$2]&amp;&quot; public import &quot;&quot;&quot;&amp;[.B322]&amp;&quot;&quot;&quot; '&quot;&amp;[.$B$4]&amp;&quot;':&quot;&quot;&quot;&amp;[.B32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22]&amp;&quot;&quot;&quot; &amp;&amp; &quot;&amp;[.$B$3]&amp;&quot; import bulk &quot;&quot;/tmp/mattermost/&quot;&amp;SUBSTITUTE([.B32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2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22]&amp;&quot;&quot;&quot; &amp;&amp; &quot;&amp;[.$B$3]&amp;&quot; import bulk &quot;&quot;/tmp/mattermost/&quot;&amp;SUBSTITUTE([.B32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23]&amp;&quot;&quot;&quot; &amp;&amp; &quot;&amp;[.$B$2]&amp;&quot; public import &quot;&quot;&quot;&amp;[.B323]&amp;&quot;&quot;&quot; '&quot;&amp;[.$B$4]&amp;&quot;':&quot;&quot;&quot;&amp;[.B32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23]&amp;&quot;&quot;&quot; &amp;&amp; &quot;&amp;[.$B$3]&amp;&quot; import bulk &quot;&quot;/tmp/mattermost/&quot;&amp;SUBSTITUTE([.B32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2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23]&amp;&quot;&quot;&quot; &amp;&amp; &quot;&amp;[.$B$3]&amp;&quot; import bulk &quot;&quot;/tmp/mattermost/&quot;&amp;SUBSTITUTE([.B32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24]&amp;&quot;&quot;&quot; &amp;&amp; &quot;&amp;[.$B$2]&amp;&quot; public import &quot;&quot;&quot;&amp;[.B324]&amp;&quot;&quot;&quot; '&quot;&amp;[.$B$4]&amp;&quot;':&quot;&quot;&quot;&amp;[.B32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24]&amp;&quot;&quot;&quot; &amp;&amp; &quot;&amp;[.$B$3]&amp;&quot; import bulk &quot;&quot;/tmp/mattermost/&quot;&amp;SUBSTITUTE([.B32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2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24]&amp;&quot;&quot;&quot; &amp;&amp; &quot;&amp;[.$B$3]&amp;&quot; import bulk &quot;&quot;/tmp/mattermost/&quot;&amp;SUBSTITUTE([.B32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25]&amp;&quot;&quot;&quot; &amp;&amp; &quot;&amp;[.$B$2]&amp;&quot; public import &quot;&quot;&quot;&amp;[.B325]&amp;&quot;&quot;&quot; '&quot;&amp;[.$B$4]&amp;&quot;':&quot;&quot;&quot;&amp;[.B32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25]&amp;&quot;&quot;&quot; &amp;&amp; &quot;&amp;[.$B$3]&amp;&quot; import bulk &quot;&quot;/tmp/mattermost/&quot;&amp;SUBSTITUTE([.B32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2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25]&amp;&quot;&quot;&quot; &amp;&amp; &quot;&amp;[.$B$3]&amp;&quot; import bulk &quot;&quot;/tmp/mattermost/&quot;&amp;SUBSTITUTE([.B32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26]&amp;&quot;&quot;&quot; &amp;&amp; &quot;&amp;[.$B$2]&amp;&quot; public import &quot;&quot;&quot;&amp;[.B326]&amp;&quot;&quot;&quot; '&quot;&amp;[.$B$4]&amp;&quot;':&quot;&quot;&quot;&amp;[.B32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26]&amp;&quot;&quot;&quot; &amp;&amp; &quot;&amp;[.$B$3]&amp;&quot; import bulk &quot;&quot;/tmp/mattermost/&quot;&amp;SUBSTITUTE([.B32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2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26]&amp;&quot;&quot;&quot; &amp;&amp; &quot;&amp;[.$B$3]&amp;&quot; import bulk &quot;&quot;/tmp/mattermost/&quot;&amp;SUBSTITUTE([.B32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27]&amp;&quot;&quot;&quot; &amp;&amp; &quot;&amp;[.$B$2]&amp;&quot; public import &quot;&quot;&quot;&amp;[.B327]&amp;&quot;&quot;&quot; '&quot;&amp;[.$B$4]&amp;&quot;':&quot;&quot;&quot;&amp;[.B32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27]&amp;&quot;&quot;&quot; &amp;&amp; &quot;&amp;[.$B$3]&amp;&quot; import bulk &quot;&quot;/tmp/mattermost/&quot;&amp;SUBSTITUTE([.B32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2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27]&amp;&quot;&quot;&quot; &amp;&amp; &quot;&amp;[.$B$3]&amp;&quot; import bulk &quot;&quot;/tmp/mattermost/&quot;&amp;SUBSTITUTE([.B32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28]&amp;&quot;&quot;&quot; &amp;&amp; &quot;&amp;[.$B$2]&amp;&quot; public import &quot;&quot;&quot;&amp;[.B328]&amp;&quot;&quot;&quot; '&quot;&amp;[.$B$4]&amp;&quot;':&quot;&quot;&quot;&amp;[.B32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28]&amp;&quot;&quot;&quot; &amp;&amp; &quot;&amp;[.$B$3]&amp;&quot; import bulk &quot;&quot;/tmp/mattermost/&quot;&amp;SUBSTITUTE([.B32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2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28]&amp;&quot;&quot;&quot; &amp;&amp; &quot;&amp;[.$B$3]&amp;&quot; import bulk &quot;&quot;/tmp/mattermost/&quot;&amp;SUBSTITUTE([.B32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29]&amp;&quot;&quot;&quot; &amp;&amp; &quot;&amp;[.$B$2]&amp;&quot; public import &quot;&quot;&quot;&amp;[.B329]&amp;&quot;&quot;&quot; '&quot;&amp;[.$B$4]&amp;&quot;':&quot;&quot;&quot;&amp;[.B32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29]&amp;&quot;&quot;&quot; &amp;&amp; &quot;&amp;[.$B$3]&amp;&quot; import bulk &quot;&quot;/tmp/mattermost/&quot;&amp;SUBSTITUTE([.B32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2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29]&amp;&quot;&quot;&quot; &amp;&amp; &quot;&amp;[.$B$3]&amp;&quot; import bulk &quot;&quot;/tmp/mattermost/&quot;&amp;SUBSTITUTE([.B32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30]&amp;&quot;&quot;&quot; &amp;&amp; &quot;&amp;[.$B$2]&amp;&quot; public import &quot;&quot;&quot;&amp;[.B330]&amp;&quot;&quot;&quot; '&quot;&amp;[.$B$4]&amp;&quot;':&quot;&quot;&quot;&amp;[.B33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30]&amp;&quot;&quot;&quot; &amp;&amp; &quot;&amp;[.$B$3]&amp;&quot; import bulk &quot;&quot;/tmp/mattermost/&quot;&amp;SUBSTITUTE([.B33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3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30]&amp;&quot;&quot;&quot; &amp;&amp; &quot;&amp;[.$B$3]&amp;&quot; import bulk &quot;&quot;/tmp/mattermost/&quot;&amp;SUBSTITUTE([.B33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31]&amp;&quot;&quot;&quot; &amp;&amp; &quot;&amp;[.$B$2]&amp;&quot; public import &quot;&quot;&quot;&amp;[.B331]&amp;&quot;&quot;&quot; '&quot;&amp;[.$B$4]&amp;&quot;':&quot;&quot;&quot;&amp;[.B33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31]&amp;&quot;&quot;&quot; &amp;&amp; &quot;&amp;[.$B$3]&amp;&quot; import bulk &quot;&quot;/tmp/mattermost/&quot;&amp;SUBSTITUTE([.B33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3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31]&amp;&quot;&quot;&quot; &amp;&amp; &quot;&amp;[.$B$3]&amp;&quot; import bulk &quot;&quot;/tmp/mattermost/&quot;&amp;SUBSTITUTE([.B33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32]&amp;&quot;&quot;&quot; &amp;&amp; &quot;&amp;[.$B$2]&amp;&quot; public import &quot;&quot;&quot;&amp;[.B332]&amp;&quot;&quot;&quot; '&quot;&amp;[.$B$4]&amp;&quot;':&quot;&quot;&quot;&amp;[.B33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32]&amp;&quot;&quot;&quot; &amp;&amp; &quot;&amp;[.$B$3]&amp;&quot; import bulk &quot;&quot;/tmp/mattermost/&quot;&amp;SUBSTITUTE([.B33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3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32]&amp;&quot;&quot;&quot; &amp;&amp; &quot;&amp;[.$B$3]&amp;&quot; import bulk &quot;&quot;/tmp/mattermost/&quot;&amp;SUBSTITUTE([.B33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33]&amp;&quot;&quot;&quot; &amp;&amp; &quot;&amp;[.$B$2]&amp;&quot; public import &quot;&quot;&quot;&amp;[.B333]&amp;&quot;&quot;&quot; '&quot;&amp;[.$B$4]&amp;&quot;':&quot;&quot;&quot;&amp;[.B33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33]&amp;&quot;&quot;&quot; &amp;&amp; &quot;&amp;[.$B$3]&amp;&quot; import bulk &quot;&quot;/tmp/mattermost/&quot;&amp;SUBSTITUTE([.B33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3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33]&amp;&quot;&quot;&quot; &amp;&amp; &quot;&amp;[.$B$3]&amp;&quot; import bulk &quot;&quot;/tmp/mattermost/&quot;&amp;SUBSTITUTE([.B33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34]&amp;&quot;&quot;&quot; &amp;&amp; &quot;&amp;[.$B$2]&amp;&quot; public import &quot;&quot;&quot;&amp;[.B334]&amp;&quot;&quot;&quot; '&quot;&amp;[.$B$4]&amp;&quot;':&quot;&quot;&quot;&amp;[.B33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34]&amp;&quot;&quot;&quot; &amp;&amp; &quot;&amp;[.$B$3]&amp;&quot; import bulk &quot;&quot;/tmp/mattermost/&quot;&amp;SUBSTITUTE([.B33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3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34]&amp;&quot;&quot;&quot; &amp;&amp; &quot;&amp;[.$B$3]&amp;&quot; import bulk &quot;&quot;/tmp/mattermost/&quot;&amp;SUBSTITUTE([.B33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35]&amp;&quot;&quot;&quot; &amp;&amp; &quot;&amp;[.$B$2]&amp;&quot; public import &quot;&quot;&quot;&amp;[.B335]&amp;&quot;&quot;&quot; '&quot;&amp;[.$B$4]&amp;&quot;':&quot;&quot;&quot;&amp;[.B33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35]&amp;&quot;&quot;&quot; &amp;&amp; &quot;&amp;[.$B$3]&amp;&quot; import bulk &quot;&quot;/tmp/mattermost/&quot;&amp;SUBSTITUTE([.B33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3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35]&amp;&quot;&quot;&quot; &amp;&amp; &quot;&amp;[.$B$3]&amp;&quot; import bulk &quot;&quot;/tmp/mattermost/&quot;&amp;SUBSTITUTE([.B33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36]&amp;&quot;&quot;&quot; &amp;&amp; &quot;&amp;[.$B$2]&amp;&quot; public import &quot;&quot;&quot;&amp;[.B336]&amp;&quot;&quot;&quot; '&quot;&amp;[.$B$4]&amp;&quot;':&quot;&quot;&quot;&amp;[.B33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36]&amp;&quot;&quot;&quot; &amp;&amp; &quot;&amp;[.$B$3]&amp;&quot; import bulk &quot;&quot;/tmp/mattermost/&quot;&amp;SUBSTITUTE([.B33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3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36]&amp;&quot;&quot;&quot; &amp;&amp; &quot;&amp;[.$B$3]&amp;&quot; import bulk &quot;&quot;/tmp/mattermost/&quot;&amp;SUBSTITUTE([.B33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37]&amp;&quot;&quot;&quot; &amp;&amp; &quot;&amp;[.$B$2]&amp;&quot; public import &quot;&quot;&quot;&amp;[.B337]&amp;&quot;&quot;&quot; '&quot;&amp;[.$B$4]&amp;&quot;':&quot;&quot;&quot;&amp;[.B33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37]&amp;&quot;&quot;&quot; &amp;&amp; &quot;&amp;[.$B$3]&amp;&quot; import bulk &quot;&quot;/tmp/mattermost/&quot;&amp;SUBSTITUTE([.B33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3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37]&amp;&quot;&quot;&quot; &amp;&amp; &quot;&amp;[.$B$3]&amp;&quot; import bulk &quot;&quot;/tmp/mattermost/&quot;&amp;SUBSTITUTE([.B33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38]&amp;&quot;&quot;&quot; &amp;&amp; &quot;&amp;[.$B$2]&amp;&quot; public import &quot;&quot;&quot;&amp;[.B338]&amp;&quot;&quot;&quot; '&quot;&amp;[.$B$4]&amp;&quot;':&quot;&quot;&quot;&amp;[.B33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38]&amp;&quot;&quot;&quot; &amp;&amp; &quot;&amp;[.$B$3]&amp;&quot; import bulk &quot;&quot;/tmp/mattermost/&quot;&amp;SUBSTITUTE([.B33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3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38]&amp;&quot;&quot;&quot; &amp;&amp; &quot;&amp;[.$B$3]&amp;&quot; import bulk &quot;&quot;/tmp/mattermost/&quot;&amp;SUBSTITUTE([.B33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39]&amp;&quot;&quot;&quot; &amp;&amp; &quot;&amp;[.$B$2]&amp;&quot; public import &quot;&quot;&quot;&amp;[.B339]&amp;&quot;&quot;&quot; '&quot;&amp;[.$B$4]&amp;&quot;':&quot;&quot;&quot;&amp;[.B33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39]&amp;&quot;&quot;&quot; &amp;&amp; &quot;&amp;[.$B$3]&amp;&quot; import bulk &quot;&quot;/tmp/mattermost/&quot;&amp;SUBSTITUTE([.B33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3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39]&amp;&quot;&quot;&quot; &amp;&amp; &quot;&amp;[.$B$3]&amp;&quot; import bulk &quot;&quot;/tmp/mattermost/&quot;&amp;SUBSTITUTE([.B33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40]&amp;&quot;&quot;&quot; &amp;&amp; &quot;&amp;[.$B$2]&amp;&quot; public import &quot;&quot;&quot;&amp;[.B340]&amp;&quot;&quot;&quot; '&quot;&amp;[.$B$4]&amp;&quot;':&quot;&quot;&quot;&amp;[.B34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40]&amp;&quot;&quot;&quot; &amp;&amp; &quot;&amp;[.$B$3]&amp;&quot; import bulk &quot;&quot;/tmp/mattermost/&quot;&amp;SUBSTITUTE([.B34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4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40]&amp;&quot;&quot;&quot; &amp;&amp; &quot;&amp;[.$B$3]&amp;&quot; import bulk &quot;&quot;/tmp/mattermost/&quot;&amp;SUBSTITUTE([.B34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41]&amp;&quot;&quot;&quot; &amp;&amp; &quot;&amp;[.$B$2]&amp;&quot; public import &quot;&quot;&quot;&amp;[.B341]&amp;&quot;&quot;&quot; '&quot;&amp;[.$B$4]&amp;&quot;':&quot;&quot;&quot;&amp;[.B34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41]&amp;&quot;&quot;&quot; &amp;&amp; &quot;&amp;[.$B$3]&amp;&quot; import bulk &quot;&quot;/tmp/mattermost/&quot;&amp;SUBSTITUTE([.B34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4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41]&amp;&quot;&quot;&quot; &amp;&amp; &quot;&amp;[.$B$3]&amp;&quot; import bulk &quot;&quot;/tmp/mattermost/&quot;&amp;SUBSTITUTE([.B34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42]&amp;&quot;&quot;&quot; &amp;&amp; &quot;&amp;[.$B$2]&amp;&quot; public import &quot;&quot;&quot;&amp;[.B342]&amp;&quot;&quot;&quot; '&quot;&amp;[.$B$4]&amp;&quot;':&quot;&quot;&quot;&amp;[.B34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42]&amp;&quot;&quot;&quot; &amp;&amp; &quot;&amp;[.$B$3]&amp;&quot; import bulk &quot;&quot;/tmp/mattermost/&quot;&amp;SUBSTITUTE([.B34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4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42]&amp;&quot;&quot;&quot; &amp;&amp; &quot;&amp;[.$B$3]&amp;&quot; import bulk &quot;&quot;/tmp/mattermost/&quot;&amp;SUBSTITUTE([.B34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43]&amp;&quot;&quot;&quot; &amp;&amp; &quot;&amp;[.$B$2]&amp;&quot; public import &quot;&quot;&quot;&amp;[.B343]&amp;&quot;&quot;&quot; '&quot;&amp;[.$B$4]&amp;&quot;':&quot;&quot;&quot;&amp;[.B34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43]&amp;&quot;&quot;&quot; &amp;&amp; &quot;&amp;[.$B$3]&amp;&quot; import bulk &quot;&quot;/tmp/mattermost/&quot;&amp;SUBSTITUTE([.B34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4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43]&amp;&quot;&quot;&quot; &amp;&amp; &quot;&amp;[.$B$3]&amp;&quot; import bulk &quot;&quot;/tmp/mattermost/&quot;&amp;SUBSTITUTE([.B34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44]&amp;&quot;&quot;&quot; &amp;&amp; &quot;&amp;[.$B$2]&amp;&quot; public import &quot;&quot;&quot;&amp;[.B344]&amp;&quot;&quot;&quot; '&quot;&amp;[.$B$4]&amp;&quot;':&quot;&quot;&quot;&amp;[.B34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44]&amp;&quot;&quot;&quot; &amp;&amp; &quot;&amp;[.$B$3]&amp;&quot; import bulk &quot;&quot;/tmp/mattermost/&quot;&amp;SUBSTITUTE([.B34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4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44]&amp;&quot;&quot;&quot; &amp;&amp; &quot;&amp;[.$B$3]&amp;&quot; import bulk &quot;&quot;/tmp/mattermost/&quot;&amp;SUBSTITUTE([.B34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45]&amp;&quot;&quot;&quot; &amp;&amp; &quot;&amp;[.$B$2]&amp;&quot; public import &quot;&quot;&quot;&amp;[.B345]&amp;&quot;&quot;&quot; '&quot;&amp;[.$B$4]&amp;&quot;':&quot;&quot;&quot;&amp;[.B34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45]&amp;&quot;&quot;&quot; &amp;&amp; &quot;&amp;[.$B$3]&amp;&quot; import bulk &quot;&quot;/tmp/mattermost/&quot;&amp;SUBSTITUTE([.B34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4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45]&amp;&quot;&quot;&quot; &amp;&amp; &quot;&amp;[.$B$3]&amp;&quot; import bulk &quot;&quot;/tmp/mattermost/&quot;&amp;SUBSTITUTE([.B34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46]&amp;&quot;&quot;&quot; &amp;&amp; &quot;&amp;[.$B$2]&amp;&quot; public import &quot;&quot;&quot;&amp;[.B346]&amp;&quot;&quot;&quot; '&quot;&amp;[.$B$4]&amp;&quot;':&quot;&quot;&quot;&amp;[.B34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46]&amp;&quot;&quot;&quot; &amp;&amp; &quot;&amp;[.$B$3]&amp;&quot; import bulk &quot;&quot;/tmp/mattermost/&quot;&amp;SUBSTITUTE([.B34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4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46]&amp;&quot;&quot;&quot; &amp;&amp; &quot;&amp;[.$B$3]&amp;&quot; import bulk &quot;&quot;/tmp/mattermost/&quot;&amp;SUBSTITUTE([.B34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47]&amp;&quot;&quot;&quot; &amp;&amp; &quot;&amp;[.$B$2]&amp;&quot; public import &quot;&quot;&quot;&amp;[.B347]&amp;&quot;&quot;&quot; '&quot;&amp;[.$B$4]&amp;&quot;':&quot;&quot;&quot;&amp;[.B34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47]&amp;&quot;&quot;&quot; &amp;&amp; &quot;&amp;[.$B$3]&amp;&quot; import bulk &quot;&quot;/tmp/mattermost/&quot;&amp;SUBSTITUTE([.B34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4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47]&amp;&quot;&quot;&quot; &amp;&amp; &quot;&amp;[.$B$3]&amp;&quot; import bulk &quot;&quot;/tmp/mattermost/&quot;&amp;SUBSTITUTE([.B34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48]&amp;&quot;&quot;&quot; &amp;&amp; &quot;&amp;[.$B$2]&amp;&quot; public import &quot;&quot;&quot;&amp;[.B348]&amp;&quot;&quot;&quot; '&quot;&amp;[.$B$4]&amp;&quot;':&quot;&quot;&quot;&amp;[.B34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48]&amp;&quot;&quot;&quot; &amp;&amp; &quot;&amp;[.$B$3]&amp;&quot; import bulk &quot;&quot;/tmp/mattermost/&quot;&amp;SUBSTITUTE([.B34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4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48]&amp;&quot;&quot;&quot; &amp;&amp; &quot;&amp;[.$B$3]&amp;&quot; import bulk &quot;&quot;/tmp/mattermost/&quot;&amp;SUBSTITUTE([.B34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49]&amp;&quot;&quot;&quot; &amp;&amp; &quot;&amp;[.$B$2]&amp;&quot; public import &quot;&quot;&quot;&amp;[.B349]&amp;&quot;&quot;&quot; '&quot;&amp;[.$B$4]&amp;&quot;':&quot;&quot;&quot;&amp;[.B34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49]&amp;&quot;&quot;&quot; &amp;&amp; &quot;&amp;[.$B$3]&amp;&quot; import bulk &quot;&quot;/tmp/mattermost/&quot;&amp;SUBSTITUTE([.B34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4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49]&amp;&quot;&quot;&quot; &amp;&amp; &quot;&amp;[.$B$3]&amp;&quot; import bulk &quot;&quot;/tmp/mattermost/&quot;&amp;SUBSTITUTE([.B34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50]&amp;&quot;&quot;&quot; &amp;&amp; &quot;&amp;[.$B$2]&amp;&quot; public import &quot;&quot;&quot;&amp;[.B350]&amp;&quot;&quot;&quot; '&quot;&amp;[.$B$4]&amp;&quot;':&quot;&quot;&quot;&amp;[.B35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50]&amp;&quot;&quot;&quot; &amp;&amp; &quot;&amp;[.$B$3]&amp;&quot; import bulk &quot;&quot;/tmp/mattermost/&quot;&amp;SUBSTITUTE([.B35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5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50]&amp;&quot;&quot;&quot; &amp;&amp; &quot;&amp;[.$B$3]&amp;&quot; import bulk &quot;&quot;/tmp/mattermost/&quot;&amp;SUBSTITUTE([.B35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51]&amp;&quot;&quot;&quot; &amp;&amp; &quot;&amp;[.$B$2]&amp;&quot; public import &quot;&quot;&quot;&amp;[.B351]&amp;&quot;&quot;&quot; '&quot;&amp;[.$B$4]&amp;&quot;':&quot;&quot;&quot;&amp;[.B35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51]&amp;&quot;&quot;&quot; &amp;&amp; &quot;&amp;[.$B$3]&amp;&quot; import bulk &quot;&quot;/tmp/mattermost/&quot;&amp;SUBSTITUTE([.B35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5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51]&amp;&quot;&quot;&quot; &amp;&amp; &quot;&amp;[.$B$3]&amp;&quot; import bulk &quot;&quot;/tmp/mattermost/&quot;&amp;SUBSTITUTE([.B35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52]&amp;&quot;&quot;&quot; &amp;&amp; &quot;&amp;[.$B$2]&amp;&quot; public import &quot;&quot;&quot;&amp;[.B352]&amp;&quot;&quot;&quot; '&quot;&amp;[.$B$4]&amp;&quot;':&quot;&quot;&quot;&amp;[.B35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52]&amp;&quot;&quot;&quot; &amp;&amp; &quot;&amp;[.$B$3]&amp;&quot; import bulk &quot;&quot;/tmp/mattermost/&quot;&amp;SUBSTITUTE([.B35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5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52]&amp;&quot;&quot;&quot; &amp;&amp; &quot;&amp;[.$B$3]&amp;&quot; import bulk &quot;&quot;/tmp/mattermost/&quot;&amp;SUBSTITUTE([.B35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53]&amp;&quot;&quot;&quot; &amp;&amp; &quot;&amp;[.$B$2]&amp;&quot; public import &quot;&quot;&quot;&amp;[.B353]&amp;&quot;&quot;&quot; '&quot;&amp;[.$B$4]&amp;&quot;':&quot;&quot;&quot;&amp;[.B35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53]&amp;&quot;&quot;&quot; &amp;&amp; &quot;&amp;[.$B$3]&amp;&quot; import bulk &quot;&quot;/tmp/mattermost/&quot;&amp;SUBSTITUTE([.B35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5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53]&amp;&quot;&quot;&quot; &amp;&amp; &quot;&amp;[.$B$3]&amp;&quot; import bulk &quot;&quot;/tmp/mattermost/&quot;&amp;SUBSTITUTE([.B35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54]&amp;&quot;&quot;&quot; &amp;&amp; &quot;&amp;[.$B$2]&amp;&quot; public import &quot;&quot;&quot;&amp;[.B354]&amp;&quot;&quot;&quot; '&quot;&amp;[.$B$4]&amp;&quot;':&quot;&quot;&quot;&amp;[.B35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54]&amp;&quot;&quot;&quot; &amp;&amp; &quot;&amp;[.$B$3]&amp;&quot; import bulk &quot;&quot;/tmp/mattermost/&quot;&amp;SUBSTITUTE([.B35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5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54]&amp;&quot;&quot;&quot; &amp;&amp; &quot;&amp;[.$B$3]&amp;&quot; import bulk &quot;&quot;/tmp/mattermost/&quot;&amp;SUBSTITUTE([.B35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55]&amp;&quot;&quot;&quot; &amp;&amp; &quot;&amp;[.$B$2]&amp;&quot; public import &quot;&quot;&quot;&amp;[.B355]&amp;&quot;&quot;&quot; '&quot;&amp;[.$B$4]&amp;&quot;':&quot;&quot;&quot;&amp;[.B35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55]&amp;&quot;&quot;&quot; &amp;&amp; &quot;&amp;[.$B$3]&amp;&quot; import bulk &quot;&quot;/tmp/mattermost/&quot;&amp;SUBSTITUTE([.B35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5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55]&amp;&quot;&quot;&quot; &amp;&amp; &quot;&amp;[.$B$3]&amp;&quot; import bulk &quot;&quot;/tmp/mattermost/&quot;&amp;SUBSTITUTE([.B35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56]&amp;&quot;&quot;&quot; &amp;&amp; &quot;&amp;[.$B$2]&amp;&quot; public import &quot;&quot;&quot;&amp;[.B356]&amp;&quot;&quot;&quot; '&quot;&amp;[.$B$4]&amp;&quot;':&quot;&quot;&quot;&amp;[.B35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56]&amp;&quot;&quot;&quot; &amp;&amp; &quot;&amp;[.$B$3]&amp;&quot; import bulk &quot;&quot;/tmp/mattermost/&quot;&amp;SUBSTITUTE([.B35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5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56]&amp;&quot;&quot;&quot; &amp;&amp; &quot;&amp;[.$B$3]&amp;&quot; import bulk &quot;&quot;/tmp/mattermost/&quot;&amp;SUBSTITUTE([.B35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57]&amp;&quot;&quot;&quot; &amp;&amp; &quot;&amp;[.$B$2]&amp;&quot; public import &quot;&quot;&quot;&amp;[.B357]&amp;&quot;&quot;&quot; '&quot;&amp;[.$B$4]&amp;&quot;':&quot;&quot;&quot;&amp;[.B35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57]&amp;&quot;&quot;&quot; &amp;&amp; &quot;&amp;[.$B$3]&amp;&quot; import bulk &quot;&quot;/tmp/mattermost/&quot;&amp;SUBSTITUTE([.B35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5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57]&amp;&quot;&quot;&quot; &amp;&amp; &quot;&amp;[.$B$3]&amp;&quot; import bulk &quot;&quot;/tmp/mattermost/&quot;&amp;SUBSTITUTE([.B35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58]&amp;&quot;&quot;&quot; &amp;&amp; &quot;&amp;[.$B$2]&amp;&quot; public import &quot;&quot;&quot;&amp;[.B358]&amp;&quot;&quot;&quot; '&quot;&amp;[.$B$4]&amp;&quot;':&quot;&quot;&quot;&amp;[.B35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58]&amp;&quot;&quot;&quot; &amp;&amp; &quot;&amp;[.$B$3]&amp;&quot; import bulk &quot;&quot;/tmp/mattermost/&quot;&amp;SUBSTITUTE([.B35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5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58]&amp;&quot;&quot;&quot; &amp;&amp; &quot;&amp;[.$B$3]&amp;&quot; import bulk &quot;&quot;/tmp/mattermost/&quot;&amp;SUBSTITUTE([.B35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59]&amp;&quot;&quot;&quot; &amp;&amp; &quot;&amp;[.$B$2]&amp;&quot; public import &quot;&quot;&quot;&amp;[.B359]&amp;&quot;&quot;&quot; '&quot;&amp;[.$B$4]&amp;&quot;':&quot;&quot;&quot;&amp;[.B35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59]&amp;&quot;&quot;&quot; &amp;&amp; &quot;&amp;[.$B$3]&amp;&quot; import bulk &quot;&quot;/tmp/mattermost/&quot;&amp;SUBSTITUTE([.B35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5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59]&amp;&quot;&quot;&quot; &amp;&amp; &quot;&amp;[.$B$3]&amp;&quot; import bulk &quot;&quot;/tmp/mattermost/&quot;&amp;SUBSTITUTE([.B35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60]&amp;&quot;&quot;&quot; &amp;&amp; &quot;&amp;[.$B$2]&amp;&quot; public import &quot;&quot;&quot;&amp;[.B360]&amp;&quot;&quot;&quot; '&quot;&amp;[.$B$4]&amp;&quot;':&quot;&quot;&quot;&amp;[.B36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60]&amp;&quot;&quot;&quot; &amp;&amp; &quot;&amp;[.$B$3]&amp;&quot; import bulk &quot;&quot;/tmp/mattermost/&quot;&amp;SUBSTITUTE([.B36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6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60]&amp;&quot;&quot;&quot; &amp;&amp; &quot;&amp;[.$B$3]&amp;&quot; import bulk &quot;&quot;/tmp/mattermost/&quot;&amp;SUBSTITUTE([.B36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61]&amp;&quot;&quot;&quot; &amp;&amp; &quot;&amp;[.$B$2]&amp;&quot; public import &quot;&quot;&quot;&amp;[.B361]&amp;&quot;&quot;&quot; '&quot;&amp;[.$B$4]&amp;&quot;':&quot;&quot;&quot;&amp;[.B36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61]&amp;&quot;&quot;&quot; &amp;&amp; &quot;&amp;[.$B$3]&amp;&quot; import bulk &quot;&quot;/tmp/mattermost/&quot;&amp;SUBSTITUTE([.B36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6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61]&amp;&quot;&quot;&quot; &amp;&amp; &quot;&amp;[.$B$3]&amp;&quot; import bulk &quot;&quot;/tmp/mattermost/&quot;&amp;SUBSTITUTE([.B36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62]&amp;&quot;&quot;&quot; &amp;&amp; &quot;&amp;[.$B$2]&amp;&quot; public import &quot;&quot;&quot;&amp;[.B362]&amp;&quot;&quot;&quot; '&quot;&amp;[.$B$4]&amp;&quot;':&quot;&quot;&quot;&amp;[.B36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62]&amp;&quot;&quot;&quot; &amp;&amp; &quot;&amp;[.$B$3]&amp;&quot; import bulk &quot;&quot;/tmp/mattermost/&quot;&amp;SUBSTITUTE([.B36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6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62]&amp;&quot;&quot;&quot; &amp;&amp; &quot;&amp;[.$B$3]&amp;&quot; import bulk &quot;&quot;/tmp/mattermost/&quot;&amp;SUBSTITUTE([.B36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63]&amp;&quot;&quot;&quot; &amp;&amp; &quot;&amp;[.$B$2]&amp;&quot; public import &quot;&quot;&quot;&amp;[.B363]&amp;&quot;&quot;&quot; '&quot;&amp;[.$B$4]&amp;&quot;':&quot;&quot;&quot;&amp;[.B36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63]&amp;&quot;&quot;&quot; &amp;&amp; &quot;&amp;[.$B$3]&amp;&quot; import bulk &quot;&quot;/tmp/mattermost/&quot;&amp;SUBSTITUTE([.B36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6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63]&amp;&quot;&quot;&quot; &amp;&amp; &quot;&amp;[.$B$3]&amp;&quot; import bulk &quot;&quot;/tmp/mattermost/&quot;&amp;SUBSTITUTE([.B36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64]&amp;&quot;&quot;&quot; &amp;&amp; &quot;&amp;[.$B$2]&amp;&quot; public import &quot;&quot;&quot;&amp;[.B364]&amp;&quot;&quot;&quot; '&quot;&amp;[.$B$4]&amp;&quot;':&quot;&quot;&quot;&amp;[.B36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64]&amp;&quot;&quot;&quot; &amp;&amp; &quot;&amp;[.$B$3]&amp;&quot; import bulk &quot;&quot;/tmp/mattermost/&quot;&amp;SUBSTITUTE([.B36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6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64]&amp;&quot;&quot;&quot; &amp;&amp; &quot;&amp;[.$B$3]&amp;&quot; import bulk &quot;&quot;/tmp/mattermost/&quot;&amp;SUBSTITUTE([.B36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65]&amp;&quot;&quot;&quot; &amp;&amp; &quot;&amp;[.$B$2]&amp;&quot; public import &quot;&quot;&quot;&amp;[.B365]&amp;&quot;&quot;&quot; '&quot;&amp;[.$B$4]&amp;&quot;':&quot;&quot;&quot;&amp;[.B36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65]&amp;&quot;&quot;&quot; &amp;&amp; &quot;&amp;[.$B$3]&amp;&quot; import bulk &quot;&quot;/tmp/mattermost/&quot;&amp;SUBSTITUTE([.B36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6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65]&amp;&quot;&quot;&quot; &amp;&amp; &quot;&amp;[.$B$3]&amp;&quot; import bulk &quot;&quot;/tmp/mattermost/&quot;&amp;SUBSTITUTE([.B36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66]&amp;&quot;&quot;&quot; &amp;&amp; &quot;&amp;[.$B$2]&amp;&quot; public import &quot;&quot;&quot;&amp;[.B366]&amp;&quot;&quot;&quot; '&quot;&amp;[.$B$4]&amp;&quot;':&quot;&quot;&quot;&amp;[.B36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66]&amp;&quot;&quot;&quot; &amp;&amp; &quot;&amp;[.$B$3]&amp;&quot; import bulk &quot;&quot;/tmp/mattermost/&quot;&amp;SUBSTITUTE([.B36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6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66]&amp;&quot;&quot;&quot; &amp;&amp; &quot;&amp;[.$B$3]&amp;&quot; import bulk &quot;&quot;/tmp/mattermost/&quot;&amp;SUBSTITUTE([.B36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67]&amp;&quot;&quot;&quot; &amp;&amp; &quot;&amp;[.$B$2]&amp;&quot; public import &quot;&quot;&quot;&amp;[.B367]&amp;&quot;&quot;&quot; '&quot;&amp;[.$B$4]&amp;&quot;':&quot;&quot;&quot;&amp;[.B36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67]&amp;&quot;&quot;&quot; &amp;&amp; &quot;&amp;[.$B$3]&amp;&quot; import bulk &quot;&quot;/tmp/mattermost/&quot;&amp;SUBSTITUTE([.B36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6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67]&amp;&quot;&quot;&quot; &amp;&amp; &quot;&amp;[.$B$3]&amp;&quot; import bulk &quot;&quot;/tmp/mattermost/&quot;&amp;SUBSTITUTE([.B36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68]&amp;&quot;&quot;&quot; &amp;&amp; &quot;&amp;[.$B$2]&amp;&quot; public import &quot;&quot;&quot;&amp;[.B368]&amp;&quot;&quot;&quot; '&quot;&amp;[.$B$4]&amp;&quot;':&quot;&quot;&quot;&amp;[.B36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68]&amp;&quot;&quot;&quot; &amp;&amp; &quot;&amp;[.$B$3]&amp;&quot; import bulk &quot;&quot;/tmp/mattermost/&quot;&amp;SUBSTITUTE([.B36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6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68]&amp;&quot;&quot;&quot; &amp;&amp; &quot;&amp;[.$B$3]&amp;&quot; import bulk &quot;&quot;/tmp/mattermost/&quot;&amp;SUBSTITUTE([.B36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69]&amp;&quot;&quot;&quot; &amp;&amp; &quot;&amp;[.$B$2]&amp;&quot; public import &quot;&quot;&quot;&amp;[.B369]&amp;&quot;&quot;&quot; '&quot;&amp;[.$B$4]&amp;&quot;':&quot;&quot;&quot;&amp;[.B36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69]&amp;&quot;&quot;&quot; &amp;&amp; &quot;&amp;[.$B$3]&amp;&quot; import bulk &quot;&quot;/tmp/mattermost/&quot;&amp;SUBSTITUTE([.B36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6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69]&amp;&quot;&quot;&quot; &amp;&amp; &quot;&amp;[.$B$3]&amp;&quot; import bulk &quot;&quot;/tmp/mattermost/&quot;&amp;SUBSTITUTE([.B36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70]&amp;&quot;&quot;&quot; &amp;&amp; &quot;&amp;[.$B$2]&amp;&quot; public import &quot;&quot;&quot;&amp;[.B370]&amp;&quot;&quot;&quot; '&quot;&amp;[.$B$4]&amp;&quot;':&quot;&quot;&quot;&amp;[.B37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70]&amp;&quot;&quot;&quot; &amp;&amp; &quot;&amp;[.$B$3]&amp;&quot; import bulk &quot;&quot;/tmp/mattermost/&quot;&amp;SUBSTITUTE([.B37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7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70]&amp;&quot;&quot;&quot; &amp;&amp; &quot;&amp;[.$B$3]&amp;&quot; import bulk &quot;&quot;/tmp/mattermost/&quot;&amp;SUBSTITUTE([.B37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71]&amp;&quot;&quot;&quot; &amp;&amp; &quot;&amp;[.$B$2]&amp;&quot; public import &quot;&quot;&quot;&amp;[.B371]&amp;&quot;&quot;&quot; '&quot;&amp;[.$B$4]&amp;&quot;':&quot;&quot;&quot;&amp;[.B37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71]&amp;&quot;&quot;&quot; &amp;&amp; &quot;&amp;[.$B$3]&amp;&quot; import bulk &quot;&quot;/tmp/mattermost/&quot;&amp;SUBSTITUTE([.B37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7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71]&amp;&quot;&quot;&quot; &amp;&amp; &quot;&amp;[.$B$3]&amp;&quot; import bulk &quot;&quot;/tmp/mattermost/&quot;&amp;SUBSTITUTE([.B37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72]&amp;&quot;&quot;&quot; &amp;&amp; &quot;&amp;[.$B$2]&amp;&quot; public import &quot;&quot;&quot;&amp;[.B372]&amp;&quot;&quot;&quot; '&quot;&amp;[.$B$4]&amp;&quot;':&quot;&quot;&quot;&amp;[.B37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72]&amp;&quot;&quot;&quot; &amp;&amp; &quot;&amp;[.$B$3]&amp;&quot; import bulk &quot;&quot;/tmp/mattermost/&quot;&amp;SUBSTITUTE([.B37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7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72]&amp;&quot;&quot;&quot; &amp;&amp; &quot;&amp;[.$B$3]&amp;&quot; import bulk &quot;&quot;/tmp/mattermost/&quot;&amp;SUBSTITUTE([.B37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73]&amp;&quot;&quot;&quot; &amp;&amp; &quot;&amp;[.$B$2]&amp;&quot; public import &quot;&quot;&quot;&amp;[.B373]&amp;&quot;&quot;&quot; '&quot;&amp;[.$B$4]&amp;&quot;':&quot;&quot;&quot;&amp;[.B37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73]&amp;&quot;&quot;&quot; &amp;&amp; &quot;&amp;[.$B$3]&amp;&quot; import bulk &quot;&quot;/tmp/mattermost/&quot;&amp;SUBSTITUTE([.B37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7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73]&amp;&quot;&quot;&quot; &amp;&amp; &quot;&amp;[.$B$3]&amp;&quot; import bulk &quot;&quot;/tmp/mattermost/&quot;&amp;SUBSTITUTE([.B37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74]&amp;&quot;&quot;&quot; &amp;&amp; &quot;&amp;[.$B$2]&amp;&quot; public import &quot;&quot;&quot;&amp;[.B374]&amp;&quot;&quot;&quot; '&quot;&amp;[.$B$4]&amp;&quot;':&quot;&quot;&quot;&amp;[.B37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74]&amp;&quot;&quot;&quot; &amp;&amp; &quot;&amp;[.$B$3]&amp;&quot; import bulk &quot;&quot;/tmp/mattermost/&quot;&amp;SUBSTITUTE([.B37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7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74]&amp;&quot;&quot;&quot; &amp;&amp; &quot;&amp;[.$B$3]&amp;&quot; import bulk &quot;&quot;/tmp/mattermost/&quot;&amp;SUBSTITUTE([.B37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75]&amp;&quot;&quot;&quot; &amp;&amp; &quot;&amp;[.$B$2]&amp;&quot; public import &quot;&quot;&quot;&amp;[.B375]&amp;&quot;&quot;&quot; '&quot;&amp;[.$B$4]&amp;&quot;':&quot;&quot;&quot;&amp;[.B37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75]&amp;&quot;&quot;&quot; &amp;&amp; &quot;&amp;[.$B$3]&amp;&quot; import bulk &quot;&quot;/tmp/mattermost/&quot;&amp;SUBSTITUTE([.B37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7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75]&amp;&quot;&quot;&quot; &amp;&amp; &quot;&amp;[.$B$3]&amp;&quot; import bulk &quot;&quot;/tmp/mattermost/&quot;&amp;SUBSTITUTE([.B37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76]&amp;&quot;&quot;&quot; &amp;&amp; &quot;&amp;[.$B$2]&amp;&quot; public import &quot;&quot;&quot;&amp;[.B376]&amp;&quot;&quot;&quot; '&quot;&amp;[.$B$4]&amp;&quot;':&quot;&quot;&quot;&amp;[.B37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76]&amp;&quot;&quot;&quot; &amp;&amp; &quot;&amp;[.$B$3]&amp;&quot; import bulk &quot;&quot;/tmp/mattermost/&quot;&amp;SUBSTITUTE([.B37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7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76]&amp;&quot;&quot;&quot; &amp;&amp; &quot;&amp;[.$B$3]&amp;&quot; import bulk &quot;&quot;/tmp/mattermost/&quot;&amp;SUBSTITUTE([.B37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77]&amp;&quot;&quot;&quot; &amp;&amp; &quot;&amp;[.$B$2]&amp;&quot; public import &quot;&quot;&quot;&amp;[.B377]&amp;&quot;&quot;&quot; '&quot;&amp;[.$B$4]&amp;&quot;':&quot;&quot;&quot;&amp;[.B37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77]&amp;&quot;&quot;&quot; &amp;&amp; &quot;&amp;[.$B$3]&amp;&quot; import bulk &quot;&quot;/tmp/mattermost/&quot;&amp;SUBSTITUTE([.B37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7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77]&amp;&quot;&quot;&quot; &amp;&amp; &quot;&amp;[.$B$3]&amp;&quot; import bulk &quot;&quot;/tmp/mattermost/&quot;&amp;SUBSTITUTE([.B37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78]&amp;&quot;&quot;&quot; &amp;&amp; &quot;&amp;[.$B$2]&amp;&quot; public import &quot;&quot;&quot;&amp;[.B378]&amp;&quot;&quot;&quot; '&quot;&amp;[.$B$4]&amp;&quot;':&quot;&quot;&quot;&amp;[.B37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78]&amp;&quot;&quot;&quot; &amp;&amp; &quot;&amp;[.$B$3]&amp;&quot; import bulk &quot;&quot;/tmp/mattermost/&quot;&amp;SUBSTITUTE([.B37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7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78]&amp;&quot;&quot;&quot; &amp;&amp; &quot;&amp;[.$B$3]&amp;&quot; import bulk &quot;&quot;/tmp/mattermost/&quot;&amp;SUBSTITUTE([.B37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79]&amp;&quot;&quot;&quot; &amp;&amp; &quot;&amp;[.$B$2]&amp;&quot; public import &quot;&quot;&quot;&amp;[.B379]&amp;&quot;&quot;&quot; '&quot;&amp;[.$B$4]&amp;&quot;':&quot;&quot;&quot;&amp;[.B37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79]&amp;&quot;&quot;&quot; &amp;&amp; &quot;&amp;[.$B$3]&amp;&quot; import bulk &quot;&quot;/tmp/mattermost/&quot;&amp;SUBSTITUTE([.B37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7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79]&amp;&quot;&quot;&quot; &amp;&amp; &quot;&amp;[.$B$3]&amp;&quot; import bulk &quot;&quot;/tmp/mattermost/&quot;&amp;SUBSTITUTE([.B37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80]&amp;&quot;&quot;&quot; &amp;&amp; &quot;&amp;[.$B$2]&amp;&quot; public import &quot;&quot;&quot;&amp;[.B380]&amp;&quot;&quot;&quot; '&quot;&amp;[.$B$4]&amp;&quot;':&quot;&quot;&quot;&amp;[.B38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80]&amp;&quot;&quot;&quot; &amp;&amp; &quot;&amp;[.$B$3]&amp;&quot; import bulk &quot;&quot;/tmp/mattermost/&quot;&amp;SUBSTITUTE([.B38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8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80]&amp;&quot;&quot;&quot; &amp;&amp; &quot;&amp;[.$B$3]&amp;&quot; import bulk &quot;&quot;/tmp/mattermost/&quot;&amp;SUBSTITUTE([.B38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81]&amp;&quot;&quot;&quot; &amp;&amp; &quot;&amp;[.$B$2]&amp;&quot; public import &quot;&quot;&quot;&amp;[.B381]&amp;&quot;&quot;&quot; '&quot;&amp;[.$B$4]&amp;&quot;':&quot;&quot;&quot;&amp;[.B38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81]&amp;&quot;&quot;&quot; &amp;&amp; &quot;&amp;[.$B$3]&amp;&quot; import bulk &quot;&quot;/tmp/mattermost/&quot;&amp;SUBSTITUTE([.B38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8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81]&amp;&quot;&quot;&quot; &amp;&amp; &quot;&amp;[.$B$3]&amp;&quot; import bulk &quot;&quot;/tmp/mattermost/&quot;&amp;SUBSTITUTE([.B38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82]&amp;&quot;&quot;&quot; &amp;&amp; &quot;&amp;[.$B$2]&amp;&quot; public import &quot;&quot;&quot;&amp;[.B382]&amp;&quot;&quot;&quot; '&quot;&amp;[.$B$4]&amp;&quot;':&quot;&quot;&quot;&amp;[.B38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82]&amp;&quot;&quot;&quot; &amp;&amp; &quot;&amp;[.$B$3]&amp;&quot; import bulk &quot;&quot;/tmp/mattermost/&quot;&amp;SUBSTITUTE([.B38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8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82]&amp;&quot;&quot;&quot; &amp;&amp; &quot;&amp;[.$B$3]&amp;&quot; import bulk &quot;&quot;/tmp/mattermost/&quot;&amp;SUBSTITUTE([.B38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83]&amp;&quot;&quot;&quot; &amp;&amp; &quot;&amp;[.$B$2]&amp;&quot; public import &quot;&quot;&quot;&amp;[.B383]&amp;&quot;&quot;&quot; '&quot;&amp;[.$B$4]&amp;&quot;':&quot;&quot;&quot;&amp;[.B38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83]&amp;&quot;&quot;&quot; &amp;&amp; &quot;&amp;[.$B$3]&amp;&quot; import bulk &quot;&quot;/tmp/mattermost/&quot;&amp;SUBSTITUTE([.B38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8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83]&amp;&quot;&quot;&quot; &amp;&amp; &quot;&amp;[.$B$3]&amp;&quot; import bulk &quot;&quot;/tmp/mattermost/&quot;&amp;SUBSTITUTE([.B38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84]&amp;&quot;&quot;&quot; &amp;&amp; &quot;&amp;[.$B$2]&amp;&quot; public import &quot;&quot;&quot;&amp;[.B384]&amp;&quot;&quot;&quot; '&quot;&amp;[.$B$4]&amp;&quot;':&quot;&quot;&quot;&amp;[.B38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84]&amp;&quot;&quot;&quot; &amp;&amp; &quot;&amp;[.$B$3]&amp;&quot; import bulk &quot;&quot;/tmp/mattermost/&quot;&amp;SUBSTITUTE([.B38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8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84]&amp;&quot;&quot;&quot; &amp;&amp; &quot;&amp;[.$B$3]&amp;&quot; import bulk &quot;&quot;/tmp/mattermost/&quot;&amp;SUBSTITUTE([.B38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85]&amp;&quot;&quot;&quot; &amp;&amp; &quot;&amp;[.$B$2]&amp;&quot; public import &quot;&quot;&quot;&amp;[.B385]&amp;&quot;&quot;&quot; '&quot;&amp;[.$B$4]&amp;&quot;':&quot;&quot;&quot;&amp;[.B38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85]&amp;&quot;&quot;&quot; &amp;&amp; &quot;&amp;[.$B$3]&amp;&quot; import bulk &quot;&quot;/tmp/mattermost/&quot;&amp;SUBSTITUTE([.B38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8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85]&amp;&quot;&quot;&quot; &amp;&amp; &quot;&amp;[.$B$3]&amp;&quot; import bulk &quot;&quot;/tmp/mattermost/&quot;&amp;SUBSTITUTE([.B38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86]&amp;&quot;&quot;&quot; &amp;&amp; &quot;&amp;[.$B$2]&amp;&quot; public import &quot;&quot;&quot;&amp;[.B386]&amp;&quot;&quot;&quot; '&quot;&amp;[.$B$4]&amp;&quot;':&quot;&quot;&quot;&amp;[.B38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86]&amp;&quot;&quot;&quot; &amp;&amp; &quot;&amp;[.$B$3]&amp;&quot; import bulk &quot;&quot;/tmp/mattermost/&quot;&amp;SUBSTITUTE([.B38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8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86]&amp;&quot;&quot;&quot; &amp;&amp; &quot;&amp;[.$B$3]&amp;&quot; import bulk &quot;&quot;/tmp/mattermost/&quot;&amp;SUBSTITUTE([.B38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87]&amp;&quot;&quot;&quot; &amp;&amp; &quot;&amp;[.$B$2]&amp;&quot; public import &quot;&quot;&quot;&amp;[.B387]&amp;&quot;&quot;&quot; '&quot;&amp;[.$B$4]&amp;&quot;':&quot;&quot;&quot;&amp;[.B38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87]&amp;&quot;&quot;&quot; &amp;&amp; &quot;&amp;[.$B$3]&amp;&quot; import bulk &quot;&quot;/tmp/mattermost/&quot;&amp;SUBSTITUTE([.B38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8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87]&amp;&quot;&quot;&quot; &amp;&amp; &quot;&amp;[.$B$3]&amp;&quot; import bulk &quot;&quot;/tmp/mattermost/&quot;&amp;SUBSTITUTE([.B38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88]&amp;&quot;&quot;&quot; &amp;&amp; &quot;&amp;[.$B$2]&amp;&quot; public import &quot;&quot;&quot;&amp;[.B388]&amp;&quot;&quot;&quot; '&quot;&amp;[.$B$4]&amp;&quot;':&quot;&quot;&quot;&amp;[.B38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88]&amp;&quot;&quot;&quot; &amp;&amp; &quot;&amp;[.$B$3]&amp;&quot; import bulk &quot;&quot;/tmp/mattermost/&quot;&amp;SUBSTITUTE([.B38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8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88]&amp;&quot;&quot;&quot; &amp;&amp; &quot;&amp;[.$B$3]&amp;&quot; import bulk &quot;&quot;/tmp/mattermost/&quot;&amp;SUBSTITUTE([.B38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89]&amp;&quot;&quot;&quot; &amp;&amp; &quot;&amp;[.$B$2]&amp;&quot; public import &quot;&quot;&quot;&amp;[.B389]&amp;&quot;&quot;&quot; '&quot;&amp;[.$B$4]&amp;&quot;':&quot;&quot;&quot;&amp;[.B38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89]&amp;&quot;&quot;&quot; &amp;&amp; &quot;&amp;[.$B$3]&amp;&quot; import bulk &quot;&quot;/tmp/mattermost/&quot;&amp;SUBSTITUTE([.B38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8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89]&amp;&quot;&quot;&quot; &amp;&amp; &quot;&amp;[.$B$3]&amp;&quot; import bulk &quot;&quot;/tmp/mattermost/&quot;&amp;SUBSTITUTE([.B38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90]&amp;&quot;&quot;&quot; &amp;&amp; &quot;&amp;[.$B$2]&amp;&quot; public import &quot;&quot;&quot;&amp;[.B390]&amp;&quot;&quot;&quot; '&quot;&amp;[.$B$4]&amp;&quot;':&quot;&quot;&quot;&amp;[.B39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90]&amp;&quot;&quot;&quot; &amp;&amp; &quot;&amp;[.$B$3]&amp;&quot; import bulk &quot;&quot;/tmp/mattermost/&quot;&amp;SUBSTITUTE([.B39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9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90]&amp;&quot;&quot;&quot; &amp;&amp; &quot;&amp;[.$B$3]&amp;&quot; import bulk &quot;&quot;/tmp/mattermost/&quot;&amp;SUBSTITUTE([.B39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91]&amp;&quot;&quot;&quot; &amp;&amp; &quot;&amp;[.$B$2]&amp;&quot; public import &quot;&quot;&quot;&amp;[.B391]&amp;&quot;&quot;&quot; '&quot;&amp;[.$B$4]&amp;&quot;':&quot;&quot;&quot;&amp;[.B39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91]&amp;&quot;&quot;&quot; &amp;&amp; &quot;&amp;[.$B$3]&amp;&quot; import bulk &quot;&quot;/tmp/mattermost/&quot;&amp;SUBSTITUTE([.B39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9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91]&amp;&quot;&quot;&quot; &amp;&amp; &quot;&amp;[.$B$3]&amp;&quot; import bulk &quot;&quot;/tmp/mattermost/&quot;&amp;SUBSTITUTE([.B39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92]&amp;&quot;&quot;&quot; &amp;&amp; &quot;&amp;[.$B$2]&amp;&quot; public import &quot;&quot;&quot;&amp;[.B392]&amp;&quot;&quot;&quot; '&quot;&amp;[.$B$4]&amp;&quot;':&quot;&quot;&quot;&amp;[.B39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92]&amp;&quot;&quot;&quot; &amp;&amp; &quot;&amp;[.$B$3]&amp;&quot; import bulk &quot;&quot;/tmp/mattermost/&quot;&amp;SUBSTITUTE([.B39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9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92]&amp;&quot;&quot;&quot; &amp;&amp; &quot;&amp;[.$B$3]&amp;&quot; import bulk &quot;&quot;/tmp/mattermost/&quot;&amp;SUBSTITUTE([.B39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93]&amp;&quot;&quot;&quot; &amp;&amp; &quot;&amp;[.$B$2]&amp;&quot; public import &quot;&quot;&quot;&amp;[.B393]&amp;&quot;&quot;&quot; '&quot;&amp;[.$B$4]&amp;&quot;':&quot;&quot;&quot;&amp;[.B39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93]&amp;&quot;&quot;&quot; &amp;&amp; &quot;&amp;[.$B$3]&amp;&quot; import bulk &quot;&quot;/tmp/mattermost/&quot;&amp;SUBSTITUTE([.B39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9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93]&amp;&quot;&quot;&quot; &amp;&amp; &quot;&amp;[.$B$3]&amp;&quot; import bulk &quot;&quot;/tmp/mattermost/&quot;&amp;SUBSTITUTE([.B39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94]&amp;&quot;&quot;&quot; &amp;&amp; &quot;&amp;[.$B$2]&amp;&quot; public import &quot;&quot;&quot;&amp;[.B394]&amp;&quot;&quot;&quot; '&quot;&amp;[.$B$4]&amp;&quot;':&quot;&quot;&quot;&amp;[.B39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94]&amp;&quot;&quot;&quot; &amp;&amp; &quot;&amp;[.$B$3]&amp;&quot; import bulk &quot;&quot;/tmp/mattermost/&quot;&amp;SUBSTITUTE([.B39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9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94]&amp;&quot;&quot;&quot; &amp;&amp; &quot;&amp;[.$B$3]&amp;&quot; import bulk &quot;&quot;/tmp/mattermost/&quot;&amp;SUBSTITUTE([.B39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95]&amp;&quot;&quot;&quot; &amp;&amp; &quot;&amp;[.$B$2]&amp;&quot; public import &quot;&quot;&quot;&amp;[.B395]&amp;&quot;&quot;&quot; '&quot;&amp;[.$B$4]&amp;&quot;':&quot;&quot;&quot;&amp;[.B39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95]&amp;&quot;&quot;&quot; &amp;&amp; &quot;&amp;[.$B$3]&amp;&quot; import bulk &quot;&quot;/tmp/mattermost/&quot;&amp;SUBSTITUTE([.B39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9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95]&amp;&quot;&quot;&quot; &amp;&amp; &quot;&amp;[.$B$3]&amp;&quot; import bulk &quot;&quot;/tmp/mattermost/&quot;&amp;SUBSTITUTE([.B39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96]&amp;&quot;&quot;&quot; &amp;&amp; &quot;&amp;[.$B$2]&amp;&quot; public import &quot;&quot;&quot;&amp;[.B396]&amp;&quot;&quot;&quot; '&quot;&amp;[.$B$4]&amp;&quot;':&quot;&quot;&quot;&amp;[.B39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96]&amp;&quot;&quot;&quot; &amp;&amp; &quot;&amp;[.$B$3]&amp;&quot; import bulk &quot;&quot;/tmp/mattermost/&quot;&amp;SUBSTITUTE([.B39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9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96]&amp;&quot;&quot;&quot; &amp;&amp; &quot;&amp;[.$B$3]&amp;&quot; import bulk &quot;&quot;/tmp/mattermost/&quot;&amp;SUBSTITUTE([.B39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97]&amp;&quot;&quot;&quot; &amp;&amp; &quot;&amp;[.$B$2]&amp;&quot; public import &quot;&quot;&quot;&amp;[.B397]&amp;&quot;&quot;&quot; '&quot;&amp;[.$B$4]&amp;&quot;':&quot;&quot;&quot;&amp;[.B39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97]&amp;&quot;&quot;&quot; &amp;&amp; &quot;&amp;[.$B$3]&amp;&quot; import bulk &quot;&quot;/tmp/mattermost/&quot;&amp;SUBSTITUTE([.B39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9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97]&amp;&quot;&quot;&quot; &amp;&amp; &quot;&amp;[.$B$3]&amp;&quot; import bulk &quot;&quot;/tmp/mattermost/&quot;&amp;SUBSTITUTE([.B39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98]&amp;&quot;&quot;&quot; &amp;&amp; &quot;&amp;[.$B$2]&amp;&quot; public import &quot;&quot;&quot;&amp;[.B398]&amp;&quot;&quot;&quot; '&quot;&amp;[.$B$4]&amp;&quot;':&quot;&quot;&quot;&amp;[.B39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98]&amp;&quot;&quot;&quot; &amp;&amp; &quot;&amp;[.$B$3]&amp;&quot; import bulk &quot;&quot;/tmp/mattermost/&quot;&amp;SUBSTITUTE([.B39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9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98]&amp;&quot;&quot;&quot; &amp;&amp; &quot;&amp;[.$B$3]&amp;&quot; import bulk &quot;&quot;/tmp/mattermost/&quot;&amp;SUBSTITUTE([.B39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399]&amp;&quot;&quot;&quot; &amp;&amp; &quot;&amp;[.$B$2]&amp;&quot; public import &quot;&quot;&quot;&amp;[.B399]&amp;&quot;&quot;&quot; '&quot;&amp;[.$B$4]&amp;&quot;':&quot;&quot;&quot;&amp;[.B39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399]&amp;&quot;&quot;&quot; &amp;&amp; &quot;&amp;[.$B$3]&amp;&quot; import bulk &quot;&quot;/tmp/mattermost/&quot;&amp;SUBSTITUTE([.B39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39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399]&amp;&quot;&quot;&quot; &amp;&amp; &quot;&amp;[.$B$3]&amp;&quot; import bulk &quot;&quot;/tmp/mattermost/&quot;&amp;SUBSTITUTE([.B39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00]&amp;&quot;&quot;&quot; &amp;&amp; &quot;&amp;[.$B$2]&amp;&quot; public import &quot;&quot;&quot;&amp;[.B400]&amp;&quot;&quot;&quot; '&quot;&amp;[.$B$4]&amp;&quot;':&quot;&quot;&quot;&amp;[.B40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00]&amp;&quot;&quot;&quot; &amp;&amp; &quot;&amp;[.$B$3]&amp;&quot; import bulk &quot;&quot;/tmp/mattermost/&quot;&amp;SUBSTITUTE([.B40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0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00]&amp;&quot;&quot;&quot; &amp;&amp; &quot;&amp;[.$B$3]&amp;&quot; import bulk &quot;&quot;/tmp/mattermost/&quot;&amp;SUBSTITUTE([.B40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01]&amp;&quot;&quot;&quot; &amp;&amp; &quot;&amp;[.$B$2]&amp;&quot; public import &quot;&quot;&quot;&amp;[.B401]&amp;&quot;&quot;&quot; '&quot;&amp;[.$B$4]&amp;&quot;':&quot;&quot;&quot;&amp;[.B40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01]&amp;&quot;&quot;&quot; &amp;&amp; &quot;&amp;[.$B$3]&amp;&quot; import bulk &quot;&quot;/tmp/mattermost/&quot;&amp;SUBSTITUTE([.B40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0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01]&amp;&quot;&quot;&quot; &amp;&amp; &quot;&amp;[.$B$3]&amp;&quot; import bulk &quot;&quot;/tmp/mattermost/&quot;&amp;SUBSTITUTE([.B40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02]&amp;&quot;&quot;&quot; &amp;&amp; &quot;&amp;[.$B$2]&amp;&quot; public import &quot;&quot;&quot;&amp;[.B402]&amp;&quot;&quot;&quot; '&quot;&amp;[.$B$4]&amp;&quot;':&quot;&quot;&quot;&amp;[.B40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02]&amp;&quot;&quot;&quot; &amp;&amp; &quot;&amp;[.$B$3]&amp;&quot; import bulk &quot;&quot;/tmp/mattermost/&quot;&amp;SUBSTITUTE([.B40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0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02]&amp;&quot;&quot;&quot; &amp;&amp; &quot;&amp;[.$B$3]&amp;&quot; import bulk &quot;&quot;/tmp/mattermost/&quot;&amp;SUBSTITUTE([.B40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03]&amp;&quot;&quot;&quot; &amp;&amp; &quot;&amp;[.$B$2]&amp;&quot; public import &quot;&quot;&quot;&amp;[.B403]&amp;&quot;&quot;&quot; '&quot;&amp;[.$B$4]&amp;&quot;':&quot;&quot;&quot;&amp;[.B40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03]&amp;&quot;&quot;&quot; &amp;&amp; &quot;&amp;[.$B$3]&amp;&quot; import bulk &quot;&quot;/tmp/mattermost/&quot;&amp;SUBSTITUTE([.B40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0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03]&amp;&quot;&quot;&quot; &amp;&amp; &quot;&amp;[.$B$3]&amp;&quot; import bulk &quot;&quot;/tmp/mattermost/&quot;&amp;SUBSTITUTE([.B40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04]&amp;&quot;&quot;&quot; &amp;&amp; &quot;&amp;[.$B$2]&amp;&quot; public import &quot;&quot;&quot;&amp;[.B404]&amp;&quot;&quot;&quot; '&quot;&amp;[.$B$4]&amp;&quot;':&quot;&quot;&quot;&amp;[.B40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04]&amp;&quot;&quot;&quot; &amp;&amp; &quot;&amp;[.$B$3]&amp;&quot; import bulk &quot;&quot;/tmp/mattermost/&quot;&amp;SUBSTITUTE([.B40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0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04]&amp;&quot;&quot;&quot; &amp;&amp; &quot;&amp;[.$B$3]&amp;&quot; import bulk &quot;&quot;/tmp/mattermost/&quot;&amp;SUBSTITUTE([.B40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05]&amp;&quot;&quot;&quot; &amp;&amp; &quot;&amp;[.$B$2]&amp;&quot; public import &quot;&quot;&quot;&amp;[.B405]&amp;&quot;&quot;&quot; '&quot;&amp;[.$B$4]&amp;&quot;':&quot;&quot;&quot;&amp;[.B40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05]&amp;&quot;&quot;&quot; &amp;&amp; &quot;&amp;[.$B$3]&amp;&quot; import bulk &quot;&quot;/tmp/mattermost/&quot;&amp;SUBSTITUTE([.B40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0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05]&amp;&quot;&quot;&quot; &amp;&amp; &quot;&amp;[.$B$3]&amp;&quot; import bulk &quot;&quot;/tmp/mattermost/&quot;&amp;SUBSTITUTE([.B40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06]&amp;&quot;&quot;&quot; &amp;&amp; &quot;&amp;[.$B$2]&amp;&quot; public import &quot;&quot;&quot;&amp;[.B406]&amp;&quot;&quot;&quot; '&quot;&amp;[.$B$4]&amp;&quot;':&quot;&quot;&quot;&amp;[.B40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06]&amp;&quot;&quot;&quot; &amp;&amp; &quot;&amp;[.$B$3]&amp;&quot; import bulk &quot;&quot;/tmp/mattermost/&quot;&amp;SUBSTITUTE([.B40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0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06]&amp;&quot;&quot;&quot; &amp;&amp; &quot;&amp;[.$B$3]&amp;&quot; import bulk &quot;&quot;/tmp/mattermost/&quot;&amp;SUBSTITUTE([.B40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07]&amp;&quot;&quot;&quot; &amp;&amp; &quot;&amp;[.$B$2]&amp;&quot; public import &quot;&quot;&quot;&amp;[.B407]&amp;&quot;&quot;&quot; '&quot;&amp;[.$B$4]&amp;&quot;':&quot;&quot;&quot;&amp;[.B40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07]&amp;&quot;&quot;&quot; &amp;&amp; &quot;&amp;[.$B$3]&amp;&quot; import bulk &quot;&quot;/tmp/mattermost/&quot;&amp;SUBSTITUTE([.B40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0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07]&amp;&quot;&quot;&quot; &amp;&amp; &quot;&amp;[.$B$3]&amp;&quot; import bulk &quot;&quot;/tmp/mattermost/&quot;&amp;SUBSTITUTE([.B40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08]&amp;&quot;&quot;&quot; &amp;&amp; &quot;&amp;[.$B$2]&amp;&quot; public import &quot;&quot;&quot;&amp;[.B408]&amp;&quot;&quot;&quot; '&quot;&amp;[.$B$4]&amp;&quot;':&quot;&quot;&quot;&amp;[.B40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08]&amp;&quot;&quot;&quot; &amp;&amp; &quot;&amp;[.$B$3]&amp;&quot; import bulk &quot;&quot;/tmp/mattermost/&quot;&amp;SUBSTITUTE([.B40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0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08]&amp;&quot;&quot;&quot; &amp;&amp; &quot;&amp;[.$B$3]&amp;&quot; import bulk &quot;&quot;/tmp/mattermost/&quot;&amp;SUBSTITUTE([.B40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09]&amp;&quot;&quot;&quot; &amp;&amp; &quot;&amp;[.$B$2]&amp;&quot; public import &quot;&quot;&quot;&amp;[.B409]&amp;&quot;&quot;&quot; '&quot;&amp;[.$B$4]&amp;&quot;':&quot;&quot;&quot;&amp;[.B40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09]&amp;&quot;&quot;&quot; &amp;&amp; &quot;&amp;[.$B$3]&amp;&quot; import bulk &quot;&quot;/tmp/mattermost/&quot;&amp;SUBSTITUTE([.B40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0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09]&amp;&quot;&quot;&quot; &amp;&amp; &quot;&amp;[.$B$3]&amp;&quot; import bulk &quot;&quot;/tmp/mattermost/&quot;&amp;SUBSTITUTE([.B40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10]&amp;&quot;&quot;&quot; &amp;&amp; &quot;&amp;[.$B$2]&amp;&quot; public import &quot;&quot;&quot;&amp;[.B410]&amp;&quot;&quot;&quot; '&quot;&amp;[.$B$4]&amp;&quot;':&quot;&quot;&quot;&amp;[.B41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10]&amp;&quot;&quot;&quot; &amp;&amp; &quot;&amp;[.$B$3]&amp;&quot; import bulk &quot;&quot;/tmp/mattermost/&quot;&amp;SUBSTITUTE([.B41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1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10]&amp;&quot;&quot;&quot; &amp;&amp; &quot;&amp;[.$B$3]&amp;&quot; import bulk &quot;&quot;/tmp/mattermost/&quot;&amp;SUBSTITUTE([.B41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11]&amp;&quot;&quot;&quot; &amp;&amp; &quot;&amp;[.$B$2]&amp;&quot; public import &quot;&quot;&quot;&amp;[.B411]&amp;&quot;&quot;&quot; '&quot;&amp;[.$B$4]&amp;&quot;':&quot;&quot;&quot;&amp;[.B41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11]&amp;&quot;&quot;&quot; &amp;&amp; &quot;&amp;[.$B$3]&amp;&quot; import bulk &quot;&quot;/tmp/mattermost/&quot;&amp;SUBSTITUTE([.B41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1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11]&amp;&quot;&quot;&quot; &amp;&amp; &quot;&amp;[.$B$3]&amp;&quot; import bulk &quot;&quot;/tmp/mattermost/&quot;&amp;SUBSTITUTE([.B41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12]&amp;&quot;&quot;&quot; &amp;&amp; &quot;&amp;[.$B$2]&amp;&quot; public import &quot;&quot;&quot;&amp;[.B412]&amp;&quot;&quot;&quot; '&quot;&amp;[.$B$4]&amp;&quot;':&quot;&quot;&quot;&amp;[.B41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12]&amp;&quot;&quot;&quot; &amp;&amp; &quot;&amp;[.$B$3]&amp;&quot; import bulk &quot;&quot;/tmp/mattermost/&quot;&amp;SUBSTITUTE([.B41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1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12]&amp;&quot;&quot;&quot; &amp;&amp; &quot;&amp;[.$B$3]&amp;&quot; import bulk &quot;&quot;/tmp/mattermost/&quot;&amp;SUBSTITUTE([.B41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13]&amp;&quot;&quot;&quot; &amp;&amp; &quot;&amp;[.$B$2]&amp;&quot; public import &quot;&quot;&quot;&amp;[.B413]&amp;&quot;&quot;&quot; '&quot;&amp;[.$B$4]&amp;&quot;':&quot;&quot;&quot;&amp;[.B41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13]&amp;&quot;&quot;&quot; &amp;&amp; &quot;&amp;[.$B$3]&amp;&quot; import bulk &quot;&quot;/tmp/mattermost/&quot;&amp;SUBSTITUTE([.B41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1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13]&amp;&quot;&quot;&quot; &amp;&amp; &quot;&amp;[.$B$3]&amp;&quot; import bulk &quot;&quot;/tmp/mattermost/&quot;&amp;SUBSTITUTE([.B41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14]&amp;&quot;&quot;&quot; &amp;&amp; &quot;&amp;[.$B$2]&amp;&quot; public import &quot;&quot;&quot;&amp;[.B414]&amp;&quot;&quot;&quot; '&quot;&amp;[.$B$4]&amp;&quot;':&quot;&quot;&quot;&amp;[.B41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14]&amp;&quot;&quot;&quot; &amp;&amp; &quot;&amp;[.$B$3]&amp;&quot; import bulk &quot;&quot;/tmp/mattermost/&quot;&amp;SUBSTITUTE([.B41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1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14]&amp;&quot;&quot;&quot; &amp;&amp; &quot;&amp;[.$B$3]&amp;&quot; import bulk &quot;&quot;/tmp/mattermost/&quot;&amp;SUBSTITUTE([.B41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15]&amp;&quot;&quot;&quot; &amp;&amp; &quot;&amp;[.$B$2]&amp;&quot; public import &quot;&quot;&quot;&amp;[.B415]&amp;&quot;&quot;&quot; '&quot;&amp;[.$B$4]&amp;&quot;':&quot;&quot;&quot;&amp;[.B41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15]&amp;&quot;&quot;&quot; &amp;&amp; &quot;&amp;[.$B$3]&amp;&quot; import bulk &quot;&quot;/tmp/mattermost/&quot;&amp;SUBSTITUTE([.B41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1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15]&amp;&quot;&quot;&quot; &amp;&amp; &quot;&amp;[.$B$3]&amp;&quot; import bulk &quot;&quot;/tmp/mattermost/&quot;&amp;SUBSTITUTE([.B41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16]&amp;&quot;&quot;&quot; &amp;&amp; &quot;&amp;[.$B$2]&amp;&quot; public import &quot;&quot;&quot;&amp;[.B416]&amp;&quot;&quot;&quot; '&quot;&amp;[.$B$4]&amp;&quot;':&quot;&quot;&quot;&amp;[.B41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16]&amp;&quot;&quot;&quot; &amp;&amp; &quot;&amp;[.$B$3]&amp;&quot; import bulk &quot;&quot;/tmp/mattermost/&quot;&amp;SUBSTITUTE([.B41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1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16]&amp;&quot;&quot;&quot; &amp;&amp; &quot;&amp;[.$B$3]&amp;&quot; import bulk &quot;&quot;/tmp/mattermost/&quot;&amp;SUBSTITUTE([.B41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17]&amp;&quot;&quot;&quot; &amp;&amp; &quot;&amp;[.$B$2]&amp;&quot; public import &quot;&quot;&quot;&amp;[.B417]&amp;&quot;&quot;&quot; '&quot;&amp;[.$B$4]&amp;&quot;':&quot;&quot;&quot;&amp;[.B41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17]&amp;&quot;&quot;&quot; &amp;&amp; &quot;&amp;[.$B$3]&amp;&quot; import bulk &quot;&quot;/tmp/mattermost/&quot;&amp;SUBSTITUTE([.B41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1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17]&amp;&quot;&quot;&quot; &amp;&amp; &quot;&amp;[.$B$3]&amp;&quot; import bulk &quot;&quot;/tmp/mattermost/&quot;&amp;SUBSTITUTE([.B41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18]&amp;&quot;&quot;&quot; &amp;&amp; &quot;&amp;[.$B$2]&amp;&quot; public import &quot;&quot;&quot;&amp;[.B418]&amp;&quot;&quot;&quot; '&quot;&amp;[.$B$4]&amp;&quot;':&quot;&quot;&quot;&amp;[.B41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18]&amp;&quot;&quot;&quot; &amp;&amp; &quot;&amp;[.$B$3]&amp;&quot; import bulk &quot;&quot;/tmp/mattermost/&quot;&amp;SUBSTITUTE([.B41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1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18]&amp;&quot;&quot;&quot; &amp;&amp; &quot;&amp;[.$B$3]&amp;&quot; import bulk &quot;&quot;/tmp/mattermost/&quot;&amp;SUBSTITUTE([.B41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19]&amp;&quot;&quot;&quot; &amp;&amp; &quot;&amp;[.$B$2]&amp;&quot; public import &quot;&quot;&quot;&amp;[.B419]&amp;&quot;&quot;&quot; '&quot;&amp;[.$B$4]&amp;&quot;':&quot;&quot;&quot;&amp;[.B41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19]&amp;&quot;&quot;&quot; &amp;&amp; &quot;&amp;[.$B$3]&amp;&quot; import bulk &quot;&quot;/tmp/mattermost/&quot;&amp;SUBSTITUTE([.B41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1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19]&amp;&quot;&quot;&quot; &amp;&amp; &quot;&amp;[.$B$3]&amp;&quot; import bulk &quot;&quot;/tmp/mattermost/&quot;&amp;SUBSTITUTE([.B41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20]&amp;&quot;&quot;&quot; &amp;&amp; &quot;&amp;[.$B$2]&amp;&quot; public import &quot;&quot;&quot;&amp;[.B420]&amp;&quot;&quot;&quot; '&quot;&amp;[.$B$4]&amp;&quot;':&quot;&quot;&quot;&amp;[.B42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20]&amp;&quot;&quot;&quot; &amp;&amp; &quot;&amp;[.$B$3]&amp;&quot; import bulk &quot;&quot;/tmp/mattermost/&quot;&amp;SUBSTITUTE([.B42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2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20]&amp;&quot;&quot;&quot; &amp;&amp; &quot;&amp;[.$B$3]&amp;&quot; import bulk &quot;&quot;/tmp/mattermost/&quot;&amp;SUBSTITUTE([.B42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21]&amp;&quot;&quot;&quot; &amp;&amp; &quot;&amp;[.$B$2]&amp;&quot; public import &quot;&quot;&quot;&amp;[.B421]&amp;&quot;&quot;&quot; '&quot;&amp;[.$B$4]&amp;&quot;':&quot;&quot;&quot;&amp;[.B42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21]&amp;&quot;&quot;&quot; &amp;&amp; &quot;&amp;[.$B$3]&amp;&quot; import bulk &quot;&quot;/tmp/mattermost/&quot;&amp;SUBSTITUTE([.B42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2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21]&amp;&quot;&quot;&quot; &amp;&amp; &quot;&amp;[.$B$3]&amp;&quot; import bulk &quot;&quot;/tmp/mattermost/&quot;&amp;SUBSTITUTE([.B42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22]&amp;&quot;&quot;&quot; &amp;&amp; &quot;&amp;[.$B$2]&amp;&quot; public import &quot;&quot;&quot;&amp;[.B422]&amp;&quot;&quot;&quot; '&quot;&amp;[.$B$4]&amp;&quot;':&quot;&quot;&quot;&amp;[.B42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22]&amp;&quot;&quot;&quot; &amp;&amp; &quot;&amp;[.$B$3]&amp;&quot; import bulk &quot;&quot;/tmp/mattermost/&quot;&amp;SUBSTITUTE([.B42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2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22]&amp;&quot;&quot;&quot; &amp;&amp; &quot;&amp;[.$B$3]&amp;&quot; import bulk &quot;&quot;/tmp/mattermost/&quot;&amp;SUBSTITUTE([.B42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23]&amp;&quot;&quot;&quot; &amp;&amp; &quot;&amp;[.$B$2]&amp;&quot; public import &quot;&quot;&quot;&amp;[.B423]&amp;&quot;&quot;&quot; '&quot;&amp;[.$B$4]&amp;&quot;':&quot;&quot;&quot;&amp;[.B42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23]&amp;&quot;&quot;&quot; &amp;&amp; &quot;&amp;[.$B$3]&amp;&quot; import bulk &quot;&quot;/tmp/mattermost/&quot;&amp;SUBSTITUTE([.B42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2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23]&amp;&quot;&quot;&quot; &amp;&amp; &quot;&amp;[.$B$3]&amp;&quot; import bulk &quot;&quot;/tmp/mattermost/&quot;&amp;SUBSTITUTE([.B42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24]&amp;&quot;&quot;&quot; &amp;&amp; &quot;&amp;[.$B$2]&amp;&quot; public import &quot;&quot;&quot;&amp;[.B424]&amp;&quot;&quot;&quot; '&quot;&amp;[.$B$4]&amp;&quot;':&quot;&quot;&quot;&amp;[.B42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24]&amp;&quot;&quot;&quot; &amp;&amp; &quot;&amp;[.$B$3]&amp;&quot; import bulk &quot;&quot;/tmp/mattermost/&quot;&amp;SUBSTITUTE([.B42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2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24]&amp;&quot;&quot;&quot; &amp;&amp; &quot;&amp;[.$B$3]&amp;&quot; import bulk &quot;&quot;/tmp/mattermost/&quot;&amp;SUBSTITUTE([.B42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25]&amp;&quot;&quot;&quot; &amp;&amp; &quot;&amp;[.$B$2]&amp;&quot; public import &quot;&quot;&quot;&amp;[.B425]&amp;&quot;&quot;&quot; '&quot;&amp;[.$B$4]&amp;&quot;':&quot;&quot;&quot;&amp;[.B425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25]&amp;&quot;&quot;&quot; &amp;&amp; &quot;&amp;[.$B$3]&amp;&quot; import bulk &quot;&quot;/tmp/mattermost/&quot;&amp;SUBSTITUTE([.B425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25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25]&amp;&quot;&quot;&quot; &amp;&amp; &quot;&amp;[.$B$3]&amp;&quot; import bulk &quot;&quot;/tmp/mattermost/&quot;&amp;SUBSTITUTE([.B425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26]&amp;&quot;&quot;&quot; &amp;&amp; &quot;&amp;[.$B$2]&amp;&quot; public import &quot;&quot;&quot;&amp;[.B426]&amp;&quot;&quot;&quot; '&quot;&amp;[.$B$4]&amp;&quot;':&quot;&quot;&quot;&amp;[.B426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26]&amp;&quot;&quot;&quot; &amp;&amp; &quot;&amp;[.$B$3]&amp;&quot; import bulk &quot;&quot;/tmp/mattermost/&quot;&amp;SUBSTITUTE([.B426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26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26]&amp;&quot;&quot;&quot; &amp;&amp; &quot;&amp;[.$B$3]&amp;&quot; import bulk &quot;&quot;/tmp/mattermost/&quot;&amp;SUBSTITUTE([.B426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27]&amp;&quot;&quot;&quot; &amp;&amp; &quot;&amp;[.$B$2]&amp;&quot; public import &quot;&quot;&quot;&amp;[.B427]&amp;&quot;&quot;&quot; '&quot;&amp;[.$B$4]&amp;&quot;':&quot;&quot;&quot;&amp;[.B427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27]&amp;&quot;&quot;&quot; &amp;&amp; &quot;&amp;[.$B$3]&amp;&quot; import bulk &quot;&quot;/tmp/mattermost/&quot;&amp;SUBSTITUTE([.B427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27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27]&amp;&quot;&quot;&quot; &amp;&amp; &quot;&amp;[.$B$3]&amp;&quot; import bulk &quot;&quot;/tmp/mattermost/&quot;&amp;SUBSTITUTE([.B427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28]&amp;&quot;&quot;&quot; &amp;&amp; &quot;&amp;[.$B$2]&amp;&quot; public import &quot;&quot;&quot;&amp;[.B428]&amp;&quot;&quot;&quot; '&quot;&amp;[.$B$4]&amp;&quot;':&quot;&quot;&quot;&amp;[.B428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28]&amp;&quot;&quot;&quot; &amp;&amp; &quot;&amp;[.$B$3]&amp;&quot; import bulk &quot;&quot;/tmp/mattermost/&quot;&amp;SUBSTITUTE([.B428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28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28]&amp;&quot;&quot;&quot; &amp;&amp; &quot;&amp;[.$B$3]&amp;&quot; import bulk &quot;&quot;/tmp/mattermost/&quot;&amp;SUBSTITUTE([.B428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29]&amp;&quot;&quot;&quot; &amp;&amp; &quot;&amp;[.$B$2]&amp;&quot; public import &quot;&quot;&quot;&amp;[.B429]&amp;&quot;&quot;&quot; '&quot;&amp;[.$B$4]&amp;&quot;':&quot;&quot;&quot;&amp;[.B429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29]&amp;&quot;&quot;&quot; &amp;&amp; &quot;&amp;[.$B$3]&amp;&quot; import bulk &quot;&quot;/tmp/mattermost/&quot;&amp;SUBSTITUTE([.B429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29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29]&amp;&quot;&quot;&quot; &amp;&amp; &quot;&amp;[.$B$3]&amp;&quot; import bulk &quot;&quot;/tmp/mattermost/&quot;&amp;SUBSTITUTE([.B429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30]&amp;&quot;&quot;&quot; &amp;&amp; &quot;&amp;[.$B$2]&amp;&quot; public import &quot;&quot;&quot;&amp;[.B430]&amp;&quot;&quot;&quot; '&quot;&amp;[.$B$4]&amp;&quot;':&quot;&quot;&quot;&amp;[.B430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30]&amp;&quot;&quot;&quot; &amp;&amp; &quot;&amp;[.$B$3]&amp;&quot; import bulk &quot;&quot;/tmp/mattermost/&quot;&amp;SUBSTITUTE([.B430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30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30]&amp;&quot;&quot;&quot; &amp;&amp; &quot;&amp;[.$B$3]&amp;&quot; import bulk &quot;&quot;/tmp/mattermost/&quot;&amp;SUBSTITUTE([.B430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31]&amp;&quot;&quot;&quot; &amp;&amp; &quot;&amp;[.$B$2]&amp;&quot; public import &quot;&quot;&quot;&amp;[.B431]&amp;&quot;&quot;&quot; '&quot;&amp;[.$B$4]&amp;&quot;':&quot;&quot;&quot;&amp;[.B431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31]&amp;&quot;&quot;&quot; &amp;&amp; &quot;&amp;[.$B$3]&amp;&quot; import bulk &quot;&quot;/tmp/mattermost/&quot;&amp;SUBSTITUTE([.B431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31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31]&amp;&quot;&quot;&quot; &amp;&amp; &quot;&amp;[.$B$3]&amp;&quot; import bulk &quot;&quot;/tmp/mattermost/&quot;&amp;SUBSTITUTE([.B431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32]&amp;&quot;&quot;&quot; &amp;&amp; &quot;&amp;[.$B$2]&amp;&quot; public import &quot;&quot;&quot;&amp;[.B432]&amp;&quot;&quot;&quot; '&quot;&amp;[.$B$4]&amp;&quot;':&quot;&quot;&quot;&amp;[.B432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32]&amp;&quot;&quot;&quot; &amp;&amp; &quot;&amp;[.$B$3]&amp;&quot; import bulk &quot;&quot;/tmp/mattermost/&quot;&amp;SUBSTITUTE([.B432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32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32]&amp;&quot;&quot;&quot; &amp;&amp; &quot;&amp;[.$B$3]&amp;&quot; import bulk &quot;&quot;/tmp/mattermost/&quot;&amp;SUBSTITUTE([.B432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33]&amp;&quot;&quot;&quot; &amp;&amp; &quot;&amp;[.$B$2]&amp;&quot; public import &quot;&quot;&quot;&amp;[.B433]&amp;&quot;&quot;&quot; '&quot;&amp;[.$B$4]&amp;&quot;':&quot;&quot;&quot;&amp;[.B433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33]&amp;&quot;&quot;&quot; &amp;&amp; &quot;&amp;[.$B$3]&amp;&quot; import bulk &quot;&quot;/tmp/mattermost/&quot;&amp;SUBSTITUTE([.B433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33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33]&amp;&quot;&quot;&quot; &amp;&amp; &quot;&amp;[.$B$3]&amp;&quot; import bulk &quot;&quot;/tmp/mattermost/&quot;&amp;SUBSTITUTE([.B433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  <table:table-row table:style-name="ro1">
          <table:table-cell table:number-columns-repeated="2"/>
          <table:table-cell table:formula="of:=&quot;echo &quot;&quot;&quot;&amp;[.B434]&amp;&quot;&quot;&quot; &amp;&amp; &quot;&amp;[.$B$2]&amp;&quot; public import &quot;&quot;&quot;&amp;[.B434]&amp;&quot;&quot;&quot; '&quot;&amp;[.$B$4]&amp;&quot;':&quot;&quot;&quot;&amp;[.B434]&amp;&quot;&quot;&quot;&quot;" office:value-type="string" office:string-value="echo &quot;&quot; &amp;&amp; /home/sandbox/.gem/ruby/2.5.0/bin/hipmost public import &quot;&quot; 'OneIT':&quot;&quot;" calcext:value-type="string">
            <text:p>echo "" &amp;&amp; /home/sandbox/.gem/ruby/2.5.0/bin/hipmost public import "" 'OneIT':""</text:p>
          </table:table-cell>
          <table:table-cell/>
          <table:table-cell table:formula="of:=&quot;echo &quot;&quot;&quot;&amp;[.B434]&amp;&quot;&quot;&quot; &amp;&amp; &quot;&amp;[.$B$3]&amp;&quot; import bulk &quot;&quot;/tmp/mattermost/&quot;&amp;SUBSTITUTE([.B434];&quot;/&quot;;&quot;-&quot;)&amp;&quot;.jsonl&quot;&quot; --validate &quot;" office:value-type="string" office:string-value="echo &quot;&quot; &amp;&amp; /mattermost/bin/mattermost import bulk &quot;/tmp/mattermost/.jsonl&quot; --validate " calcext:value-type="string">
            <text:p>echo "" &amp;&amp; /mattermost/bin/mattermost import bulk "/tmp/mattermost/.jsonl" --validate </text:p>
          </table:table-cell>
          <table:table-cell table:formula="of:=&quot;ls -l &quot;&quot;&quot;&amp;SUBSTITUTE([.B434];&quot;/&quot;;&quot;-&quot;)&amp;&quot;.jsonl&quot;&quot;&quot;" office:value-type="string" office:string-value="ls -l &quot;.jsonl&quot;" calcext:value-type="string">
            <text:p>ls -l ".jsonl"</text:p>
          </table:table-cell>
          <table:table-cell table:formula="of:=&quot;echo &quot;&quot;&quot;&amp;[.B434]&amp;&quot;&quot;&quot; &amp;&amp; &quot;&amp;[.$B$3]&amp;&quot; import bulk &quot;&quot;/tmp/mattermost/&quot;&amp;SUBSTITUTE([.B434];&quot;/&quot;;&quot;-&quot;)&amp;&quot;.jsonl&quot;&quot; --apply &quot;" office:value-type="string" office:string-value="echo &quot;&quot; &amp;&amp; /mattermost/bin/mattermost import bulk &quot;/tmp/mattermost/.jsonl&quot; --apply " calcext:value-type="string">
            <text:p>echo "" &amp;&amp; /mattermost/bin/mattermost import bulk "/tmp/mattermost/.jsonl" --apply </text:p>
          </table:table-cell>
        </table:table-row>
      </table:table>
      <table:table table:name="Docker Commands" table:style-name="ta1">
        <table:table-column table:style-name="co6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docker container exec -it mattermost-dev /bin/sh</text:p>
          </table:table-cell>
        </table:table-row>
        <table:table-row table:style-name="ro1">
          <table:table-cell/>
          <table:table-cell office:value-type="string" calcext:value-type="string">
            <text:p>docker container logs -f mattermost-dev</text:p>
          </table:table-cell>
        </table:table-row>
        <table:table-row table:style-name="ro1">
          <table:table-cell/>
          <table:table-cell office:value-type="string" calcext:value-type="string">
            <text:p>docker cp /root/mattermost-import/. mattermost-dev:/tmp/mattermost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/mm/mattermost/bin/mattermost import bulk $FILE --validate </text:p>
          </table:table-cell>
        </table:table-row>
      </table:table>
      <table:named-expressions/>
      <table:database-ranges>
        <table:database-range table:name="__Anonymous_Sheet_DB__0" table:target-range-address="Converter.B16:Converter.C4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arton</meta:initial-creator>
    <meta:creation-date>2018-11-04T19:08:26.523862076</meta:creation-date>
    <dc:date>2018-11-07T00:08:29.158507543</dc:date>
    <dc:creator>David Barton</dc:creator>
    <meta:editing-duration>PT35M21S</meta:editing-duration>
    <meta:editing-cycles>6</meta:editing-cycles>
    <meta:generator>LibreOffice/6.0.6.2$Linux_X86_64 LibreOffice_project/00m0$Build-2</meta:generator>
    <meta:document-statistic meta:table-count="2" meta:cell-count="1704" meta:object-count="0"/>
  </office:meta>
</office:document-meta>
</file>